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73.36pt"/>
    </style:style>
    <style:style style:name="co3" style:family="table-column">
      <style:table-column-properties fo:break-before="auto" style:column-width="76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8.46pt"/>
    </style:style>
    <style:style style:name="co6" style:family="table-column">
      <style:table-column-properties fo:break-before="auto" style:column-width="67.66pt"/>
    </style:style>
    <style:style style:name="co7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TC-USD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float" office:value="1932.619995" calcext:value-type="float">
            <text:p>1932.619995</text:p>
          </table:table-cell>
          <table:table-cell office:value-type="float" office:value="2900.699951" calcext:value-type="float">
            <text:p>2900.699951</text:p>
          </table:table-cell>
          <table:table-cell office:value-type="float" office:value="1932.619995" calcext:value-type="float">
            <text:p>1932.619995</text:p>
          </table:table-cell>
          <table:table-cell table:number-columns-repeated="2" office:value-type="float" office:value="2730.399902" calcext:value-type="float">
            <text:p>2730.399902</text:p>
          </table:table-cell>
          <table:table-cell office:value-type="float" office:value="9947990080" calcext:value-type="float">
            <text:p>9947990080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2732.699951" calcext:value-type="float">
            <text:p>2732.699951</text:p>
          </table:table-cell>
          <table:table-cell office:value-type="float" office:value="2897.449951" calcext:value-type="float">
            <text:p>2897.449951</text:p>
          </table:table-cell>
          <table:table-cell office:value-type="float" office:value="2450.800049" calcext:value-type="float">
            <text:p>2450.800049</text:p>
          </table:table-cell>
          <table:table-cell table:number-columns-repeated="2" office:value-type="float" office:value="2757.179932" calcext:value-type="float">
            <text:p>2757.179932</text:p>
          </table:table-cell>
          <table:table-cell office:value-type="float" office:value="6942860928" calcext:value-type="float">
            <text:p>6942860928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2763.23999" calcext:value-type="float">
            <text:p>2763.23999</text:p>
          </table:table-cell>
          <table:table-cell office:value-type="float" office:value="3293.290039" calcext:value-type="float">
            <text:p>3293.290039</text:p>
          </table:table-cell>
          <table:table-cell office:value-type="float" office:value="2668.590088" calcext:value-type="float">
            <text:p>2668.590088</text:p>
          </table:table-cell>
          <table:table-cell table:number-columns-repeated="2" office:value-type="float" office:value="3213.939941" calcext:value-type="float">
            <text:p>3213.939941</text:p>
          </table:table-cell>
          <table:table-cell office:value-type="float" office:value="8137841920" calcext:value-type="float">
            <text:p>8137841920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3212.780029" calcext:value-type="float">
            <text:p>3212.780029</text:p>
          </table:table-cell>
          <table:table-cell office:value-type="float" office:value="4208.390137" calcext:value-type="float">
            <text:p>4208.390137</text:p>
          </table:table-cell>
          <table:table-cell office:value-type="float" office:value="3180.889893" calcext:value-type="float">
            <text:p>3180.889893</text:p>
          </table:table-cell>
          <table:table-cell table:number-columns-repeated="2" office:value-type="float" office:value="4073.26001" calcext:value-type="float">
            <text:p>4073.26001</text:p>
          </table:table-cell>
          <table:table-cell office:value-type="float" office:value="13618979840" calcext:value-type="float">
            <text:p>13618979840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4066.100098" calcext:value-type="float">
            <text:p>4066.100098</text:p>
          </table:table-cell>
          <table:table-cell office:value-type="float" office:value="4484.700195" calcext:value-type="float">
            <text:p>4484.700195</text:p>
          </table:table-cell>
          <table:table-cell office:value-type="float" office:value="3906.179932" calcext:value-type="float">
            <text:p>3906.179932</text:p>
          </table:table-cell>
          <table:table-cell table:number-columns-repeated="2" office:value-type="float" office:value="4087.659912" calcext:value-type="float">
            <text:p>4087.659912</text:p>
          </table:table-cell>
          <table:table-cell office:value-type="float" office:value="18573839872" calcext:value-type="float">
            <text:p>18573839872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4090.47998" calcext:value-type="float">
            <text:p>4090.47998</text:p>
          </table:table-cell>
          <table:table-cell office:value-type="float" office:value="4455.700195" calcext:value-type="float">
            <text:p>4455.700195</text:p>
          </table:table-cell>
          <table:table-cell office:value-type="float" office:value="3674.580078" calcext:value-type="float">
            <text:p>3674.580078</text:p>
          </table:table-cell>
          <table:table-cell table:number-columns-repeated="2" office:value-type="float" office:value="4382.879883" calcext:value-type="float">
            <text:p>4382.879883</text:p>
          </table:table-cell>
          <table:table-cell office:value-type="float" office:value="15749739904" calcext:value-type="float">
            <text:p>15749739904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4384.450195" calcext:value-type="float">
            <text:p>4384.450195</text:p>
          </table:table-cell>
          <table:table-cell office:value-type="float" office:value="4975.040039" calcext:value-type="float">
            <text:p>4975.040039</text:p>
          </table:table-cell>
          <table:table-cell office:value-type="float" office:value="4224.640137" calcext:value-type="float">
            <text:p>4224.640137</text:p>
          </table:table-cell>
          <table:table-cell table:number-columns-repeated="2" office:value-type="float" office:value="4582.959961" calcext:value-type="float">
            <text:p>4582.959961</text:p>
          </table:table-cell>
          <table:table-cell office:value-type="float" office:value="15582599936" calcext:value-type="float">
            <text:p>155825999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4591.629883" calcext:value-type="float">
            <text:p>4591.629883</text:p>
          </table:table-cell>
          <table:table-cell office:value-type="float" office:value="4661" calcext:value-type="float">
            <text:p>4661</text:p>
          </table:table-cell>
          <table:table-cell office:value-type="float" office:value="3951.040039" calcext:value-type="float">
            <text:p>3951.040039</text:p>
          </table:table-cell>
          <table:table-cell table:number-columns-repeated="2" office:value-type="float" office:value="4122.939941" calcext:value-type="float">
            <text:p>4122.939941</text:p>
          </table:table-cell>
          <table:table-cell office:value-type="float" office:value="15468230272" calcext:value-type="float">
            <text:p>15468230272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4122.470215" calcext:value-type="float">
            <text:p>4122.470215</text:p>
          </table:table-cell>
          <table:table-cell office:value-type="float" office:value="4344.649902" calcext:value-type="float">
            <text:p>4344.649902</text:p>
          </table:table-cell>
          <table:table-cell office:value-type="float" office:value="2946.620117" calcext:value-type="float">
            <text:p>2946.620117</text:p>
          </table:table-cell>
          <table:table-cell table:number-columns-repeated="2" office:value-type="float" office:value="3582.879883" calcext:value-type="float">
            <text:p>3582.879883</text:p>
          </table:table-cell>
          <table:table-cell office:value-type="float" office:value="15563199872" calcext:value-type="float">
            <text:p>15563199872</text:p>
          </table:table-cell>
        </table:table-row>
        <table:table-row table:style-name="ro1">
          <table:table-cell office:value-type="string" calcext:value-type="string">
            <text:p>2017-09-18</text:p>
          </table:table-cell>
          <table:table-cell office:value-type="float" office:value="3591.090088" calcext:value-type="float">
            <text:p>3591.090088</text:p>
          </table:table-cell>
          <table:table-cell office:value-type="float" office:value="4094.070068" calcext:value-type="float">
            <text:p>4094.070068</text:p>
          </table:table-cell>
          <table:table-cell office:value-type="float" office:value="3553.530029" calcext:value-type="float">
            <text:p>3553.530029</text:p>
          </table:table-cell>
          <table:table-cell table:number-columns-repeated="2" office:value-type="float" office:value="3682.840088" calcext:value-type="float">
            <text:p>3682.840088</text:p>
          </table:table-cell>
          <table:table-cell office:value-type="float" office:value="9023459008" calcext:value-type="float">
            <text:p>9023459008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3681.580078" calcext:value-type="float">
            <text:p>3681.580078</text:p>
          </table:table-cell>
          <table:table-cell office:value-type="float" office:value="4403.740234" calcext:value-type="float">
            <text:p>4403.740234</text:p>
          </table:table-cell>
          <table:table-cell office:value-type="float" office:value="3681.580078" calcext:value-type="float">
            <text:p>3681.580078</text:p>
          </table:table-cell>
          <table:table-cell table:number-columns-repeated="2" office:value-type="float" office:value="4403.740234" calcext:value-type="float">
            <text:p>4403.740234</text:p>
          </table:table-cell>
          <table:table-cell office:value-type="float" office:value="9599860096" calcext:value-type="float">
            <text:p>95998600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4395.810059" calcext:value-type="float">
            <text:p>4395.810059</text:p>
          </table:table-cell>
          <table:table-cell office:value-type="float" office:value="4624.140137" calcext:value-type="float">
            <text:p>4624.140137</text:p>
          </table:table-cell>
          <table:table-cell office:value-type="float" office:value="4164.049805" calcext:value-type="float">
            <text:p>4164.049805</text:p>
          </table:table-cell>
          <table:table-cell table:number-columns-repeated="2" office:value-type="float" office:value="4610.47998" calcext:value-type="float">
            <text:p>4610.47998</text:p>
          </table:table-cell>
          <table:table-cell office:value-type="float" office:value="8289027968" calcext:value-type="float">
            <text:p>8289027968</text:p>
          </table:table-cell>
        </table:table-row>
        <table:table-row table:style-name="ro1">
          <table:table-cell office:value-type="string" calcext:value-type="string">
            <text:p>2017-10-09</text:p>
          </table:table-cell>
          <table:table-cell office:value-type="float" office:value="4614.52002" calcext:value-type="float">
            <text:p>4614.52002</text:p>
          </table:table-cell>
          <table:table-cell office:value-type="float" office:value="5852.47998" calcext:value-type="float">
            <text:p>5852.47998</text:p>
          </table:table-cell>
          <table:table-cell office:value-type="float" office:value="4564.25" calcext:value-type="float">
            <text:p>4564.25</text:p>
          </table:table-cell>
          <table:table-cell table:number-columns-repeated="2" office:value-type="float" office:value="5678.189941" calcext:value-type="float">
            <text:p>5678.189941</text:p>
          </table:table-cell>
          <table:table-cell office:value-type="float" office:value="14840320000" calcext:value-type="float">
            <text:p>14840320000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5687.569824" calcext:value-type="float">
            <text:p>5687.569824</text:p>
          </table:table-cell>
          <table:table-cell office:value-type="float" office:value="6194.879883" calcext:value-type="float">
            <text:p>6194.879883</text:p>
          </table:table-cell>
          <table:table-cell office:value-type="float" office:value="5151.439941" calcext:value-type="float">
            <text:p>5151.439941</text:p>
          </table:table-cell>
          <table:table-cell table:number-columns-repeated="2" office:value-type="float" office:value="6008.419922" calcext:value-type="float">
            <text:p>6008.419922</text:p>
          </table:table-cell>
          <table:table-cell office:value-type="float" office:value="14605609856" calcext:value-type="float">
            <text:p>14605609856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6006" calcext:value-type="float">
            <text:p>6006</text:p>
          </table:table-cell>
          <table:table-cell office:value-type="float" office:value="6255.709961" calcext:value-type="float">
            <text:p>6255.709961</text:p>
          </table:table-cell>
          <table:table-cell office:value-type="float" office:value="5397.879883" calcext:value-type="float">
            <text:p>5397.879883</text:p>
          </table:table-cell>
          <table:table-cell table:number-columns-repeated="2" office:value-type="float" office:value="6153.850098" calcext:value-type="float">
            <text:p>6153.850098</text:p>
          </table:table-cell>
          <table:table-cell office:value-type="float" office:value="14982660096" calcext:value-type="float">
            <text:p>149826600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6114.850098" calcext:value-type="float">
            <text:p>6114.850098</text:p>
          </table:table-cell>
          <table:table-cell office:value-type="float" office:value="7617.47998" calcext:value-type="float">
            <text:p>7617.47998</text:p>
          </table:table-cell>
          <table:table-cell office:value-type="float" office:value="6040.850098" calcext:value-type="float">
            <text:p>6040.850098</text:p>
          </table:table-cell>
          <table:table-cell table:number-columns-repeated="2" office:value-type="float" office:value="7407.410156" calcext:value-type="float">
            <text:p>7407.410156</text:p>
          </table:table-cell>
          <table:table-cell office:value-type="float" office:value="19841690624" calcext:value-type="float">
            <text:p>19841690624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7403.220215" calcext:value-type="float">
            <text:p>7403.220215</text:p>
          </table:table-cell>
          <table:table-cell office:value-type="float" office:value="7776.419922" calcext:value-type="float">
            <text:p>7776.419922</text:p>
          </table:table-cell>
          <table:table-cell office:value-type="float" office:value="5519.009766" calcext:value-type="float">
            <text:p>5519.009766</text:p>
          </table:table-cell>
          <table:table-cell table:number-columns-repeated="2" office:value-type="float" office:value="5950.069824" calcext:value-type="float">
            <text:p>5950.069824</text:p>
          </table:table-cell>
          <table:table-cell office:value-type="float" office:value="32340969984" calcext:value-type="float">
            <text:p>32340969984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5938.25" calcext:value-type="float">
            <text:p>5938.25</text:p>
          </table:table-cell>
          <table:table-cell office:value-type="float" office:value="8101.910156" calcext:value-type="float">
            <text:p>8101.910156</text:p>
          </table:table-cell>
          <table:table-cell office:value-type="float" office:value="5844.290039" calcext:value-type="float">
            <text:p>5844.290039</text:p>
          </table:table-cell>
          <table:table-cell table:number-columns-repeated="2" office:value-type="float" office:value="8036.490234" calcext:value-type="float">
            <text:p>8036.490234</text:p>
          </table:table-cell>
          <table:table-cell office:value-type="float" office:value="30253229824" calcext:value-type="float">
            <text:p>3025322982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039.069824" calcext:value-type="float">
            <text:p>8039.069824</text:p>
          </table:table-cell>
          <table:table-cell office:value-type="float" office:value="9522.929688" calcext:value-type="float">
            <text:p>9522.929688</text:p>
          </table:table-cell>
          <table:table-cell office:value-type="float" office:value="7762.709961" calcext:value-type="float">
            <text:p>7762.709961</text:p>
          </table:table-cell>
          <table:table-cell table:number-columns-repeated="2" office:value-type="float" office:value="9330.549805" calcext:value-type="float">
            <text:p>9330.549805</text:p>
          </table:table-cell>
          <table:table-cell office:value-type="float" office:value="30501020160" calcext:value-type="float">
            <text:p>305010201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9352.719727" calcext:value-type="float">
            <text:p>9352.719727</text:p>
          </table:table-cell>
          <table:table-cell office:value-type="float" office:value="11858.700195" calcext:value-type="float">
            <text:p>11858.700195</text:p>
          </table:table-cell>
          <table:table-cell office:value-type="float" office:value="9202.049805" calcext:value-type="float">
            <text:p>9202.049805</text:p>
          </table:table-cell>
          <table:table-cell table:number-columns-repeated="2" office:value-type="float" office:value="11323.200195" calcext:value-type="float">
            <text:p>11323.200195</text:p>
          </table:table-cell>
          <table:table-cell office:value-type="float" office:value="50411559424" calcext:value-type="float">
            <text:p>50411559424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11315.400391" calcext:value-type="float">
            <text:p>11315.400391</text:p>
          </table:table-cell>
          <table:table-cell office:value-type="float" office:value="18353.400391" calcext:value-type="float">
            <text:p>18353.400391</text:p>
          </table:table-cell>
          <table:table-cell office:value-type="float" office:value="11081.799805" calcext:value-type="float">
            <text:p>11081.799805</text:p>
          </table:table-cell>
          <table:table-cell table:number-columns-repeated="2" office:value-type="float" office:value="15455.400391" calcext:value-type="float">
            <text:p>15455.400391</text:p>
          </table:table-cell>
          <table:table-cell office:value-type="float" office:value="92115268608" calcext:value-type="float">
            <text:p>92115268608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15427.400391" calcext:value-type="float">
            <text:p>15427.400391</text:p>
          </table:table-cell>
          <table:table-cell office:value-type="float" office:value="20089" calcext:value-type="float">
            <text:p>20089</text:p>
          </table:table-cell>
          <table:table-cell office:value-type="float" office:value="15404.799805" calcext:value-type="float">
            <text:p>15404.799805</text:p>
          </table:table-cell>
          <table:table-cell table:number-columns-repeated="2" office:value-type="float" office:value="19140.800781" calcext:value-type="float">
            <text:p>19140.800781</text:p>
          </table:table-cell>
          <table:table-cell office:value-type="float" office:value="93877198848" calcext:value-type="float">
            <text:p>93877198848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19106.400391" calcext:value-type="float">
            <text:p>19106.400391</text:p>
          </table:table-cell>
          <table:table-cell office:value-type="float" office:value="19371" calcext:value-type="float">
            <text:p>19371</text:p>
          </table:table-cell>
          <table:table-cell office:value-type="float" office:value="11833" calcext:value-type="float">
            <text:p>11833</text:p>
          </table:table-cell>
          <table:table-cell table:number-columns-repeated="2" office:value-type="float" office:value="13925.799805" calcext:value-type="float">
            <text:p>13925.799805</text:p>
          </table:table-cell>
          <table:table-cell office:value-type="float" office:value="117256598528" calcext:value-type="float">
            <text:p>117256598528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13995.900391" calcext:value-type="float">
            <text:p>13995.900391</text:p>
          </table:table-cell>
          <table:table-cell office:value-type="float" office:value="16930.900391" calcext:value-type="float">
            <text:p>16930.900391</text:p>
          </table:table-cell>
          <table:table-cell office:value-type="float" office:value="12350.099609" calcext:value-type="float">
            <text:p>12350.099609</text:p>
          </table:table-cell>
          <table:table-cell table:number-columns-repeated="2" office:value-type="float" office:value="14156.400391" calcext:value-type="float">
            <text:p>14156.400391</text:p>
          </table:table-cell>
          <table:table-cell office:value-type="float" office:value="88557499392" calcext:value-type="float">
            <text:p>8855749939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4112.200195" calcext:value-type="float">
            <text:p>14112.200195</text:p>
          </table:table-cell>
          <table:table-cell office:value-type="float" office:value="17712.400391" calcext:value-type="float">
            <text:p>17712.400391</text:p>
          </table:table-cell>
          <table:table-cell office:value-type="float" office:value="13154.700195" calcext:value-type="float">
            <text:p>13154.700195</text:p>
          </table:table-cell>
          <table:table-cell table:number-columns-repeated="2" office:value-type="float" office:value="16477.599609" calcext:value-type="float">
            <text:p>16477.599609</text:p>
          </table:table-cell>
          <table:table-cell office:value-type="float" office:value="123814400000" calcext:value-type="float">
            <text:p>12381440000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6476.199219" calcext:value-type="float">
            <text:p>16476.199219</text:p>
          </table:table-cell>
          <table:table-cell office:value-type="float" office:value="16537.900391" calcext:value-type="float">
            <text:p>16537.900391</text:p>
          </table:table-cell>
          <table:table-cell office:value-type="float" office:value="13105.900391" calcext:value-type="float">
            <text:p>13105.900391</text:p>
          </table:table-cell>
          <table:table-cell table:number-columns-repeated="2" office:value-type="float" office:value="13772" calcext:value-type="float">
            <text:p>13772</text:p>
          </table:table-cell>
          <table:table-cell office:value-type="float" office:value="106022199296" calcext:value-type="float">
            <text:p>10602219929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13767.299805" calcext:value-type="float">
            <text:p>13767.299805</text:p>
          </table:table-cell>
          <table:table-cell office:value-type="float" office:value="14445.5" calcext:value-type="float">
            <text:p>14445.5</text:p>
          </table:table-cell>
          <table:table-cell office:value-type="float" office:value="9402.290039" calcext:value-type="float">
            <text:p>9402.290039</text:p>
          </table:table-cell>
          <table:table-cell table:number-columns-repeated="2" office:value-type="float" office:value="11600.099609" calcext:value-type="float">
            <text:p>11600.099609</text:p>
          </table:table-cell>
          <table:table-cell office:value-type="float" office:value="97932879872" calcext:value-type="float">
            <text:p>9793287987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11633.099609" calcext:value-type="float">
            <text:p>11633.099609</text:p>
          </table:table-cell>
          <table:table-cell office:value-type="float" office:value="12040.299805" calcext:value-type="float">
            <text:p>12040.299805</text:p>
          </table:table-cell>
          <table:table-cell office:value-type="float" office:value="10129.700195" calcext:value-type="float">
            <text:p>10129.700195</text:p>
          </table:table-cell>
          <table:table-cell table:number-columns-repeated="2" office:value-type="float" office:value="11786.299805" calcext:value-type="float">
            <text:p>11786.299805</text:p>
          </table:table-cell>
          <table:table-cell office:value-type="float" office:value="64691999232" calcext:value-type="float">
            <text:p>64691999232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11755.5" calcext:value-type="float">
            <text:p>11755.5</text:p>
          </table:table-cell>
          <table:table-cell office:value-type="float" office:value="11875.599609" calcext:value-type="float">
            <text:p>11875.599609</text:p>
          </table:table-cell>
          <table:table-cell office:value-type="float" office:value="7796.490234" calcext:value-type="float">
            <text:p>7796.490234</text:p>
          </table:table-cell>
          <table:table-cell table:number-columns-repeated="2" office:value-type="float" office:value="8277.009766" calcext:value-type="float">
            <text:p>8277.009766</text:p>
          </table:table-cell>
          <table:table-cell office:value-type="float" office:value="60810019840" calcext:value-type="float">
            <text:p>60810019840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8270.540039" calcext:value-type="float">
            <text:p>8270.540039</text:p>
          </table:table-cell>
          <table:table-cell office:value-type="float" office:value="9122.549805" calcext:value-type="float">
            <text:p>9122.549805</text:p>
          </table:table-cell>
          <table:table-cell office:value-type="float" office:value="6048.259766" calcext:value-type="float">
            <text:p>6048.259766</text:p>
          </table:table-cell>
          <table:table-cell table:number-columns-repeated="2" office:value-type="float" office:value="8129.970215" calcext:value-type="float">
            <text:p>8129.970215</text:p>
          </table:table-cell>
          <table:table-cell office:value-type="float" office:value="62489091072" calcext:value-type="float">
            <text:p>62489091072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8141.430176" calcext:value-type="float">
            <text:p>8141.430176</text:p>
          </table:table-cell>
          <table:table-cell office:value-type="float" office:value="11349.799805" calcext:value-type="float">
            <text:p>11349.799805</text:p>
          </table:table-cell>
          <table:table-cell office:value-type="float" office:value="8141.430176" calcext:value-type="float">
            <text:p>8141.430176</text:p>
          </table:table-cell>
          <table:table-cell table:number-columns-repeated="2" office:value-type="float" office:value="10551.799805" calcext:value-type="float">
            <text:p>10551.799805</text:p>
          </table:table-cell>
          <table:table-cell office:value-type="float" office:value="53626569728" calcext:value-type="float">
            <text:p>53626569728</text:p>
          </table:table-cell>
        </table:table-row>
        <table:table-row table:style-name="ro1">
          <table:table-cell office:value-type="string" calcext:value-type="string">
            <text:p>2018-02-19</text:p>
          </table:table-cell>
          <table:table-cell office:value-type="float" office:value="10552.599609" calcext:value-type="float">
            <text:p>10552.599609</text:p>
          </table:table-cell>
          <table:table-cell office:value-type="float" office:value="11958.5" calcext:value-type="float">
            <text:p>11958.5</text:p>
          </table:table-cell>
          <table:table-cell office:value-type="float" office:value="9407.05957" calcext:value-type="float">
            <text:p>9407.05957</text:p>
          </table:table-cell>
          <table:table-cell table:number-columns-repeated="2" office:value-type="float" office:value="9664.730469" calcext:value-type="float">
            <text:p>9664.730469</text:p>
          </table:table-cell>
          <table:table-cell office:value-type="float" office:value="55388419584" calcext:value-type="float">
            <text:p>55388419584</text:p>
          </table:table-cell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9669.429688" calcext:value-type="float">
            <text:p>9669.429688</text:p>
          </table:table-cell>
          <table:table-cell office:value-type="float" office:value="11528.200195" calcext:value-type="float">
            <text:p>11528.200195</text:p>
          </table:table-cell>
          <table:table-cell office:value-type="float" office:value="9501.730469" calcext:value-type="float">
            <text:p>9501.730469</text:p>
          </table:table-cell>
          <table:table-cell table:number-columns-repeated="2" office:value-type="float" office:value="11512.599609" calcext:value-type="float">
            <text:p>11512.599609</text:p>
          </table:table-cell>
          <table:table-cell office:value-type="float" office:value="48902649856" calcext:value-type="float">
            <text:p>48902649856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1532.400391" calcext:value-type="float">
            <text:p>11532.400391</text:p>
          </table:table-cell>
          <table:table-cell office:value-type="float" office:value="11704.099609" calcext:value-type="float">
            <text:p>11704.099609</text:p>
          </table:table-cell>
          <table:table-cell office:value-type="float" office:value="8513.030273" calcext:value-type="float">
            <text:p>8513.030273</text:p>
          </table:table-cell>
          <table:table-cell table:number-columns-repeated="2" office:value-type="float" office:value="9578.629883" calcext:value-type="float">
            <text:p>9578.629883</text:p>
          </table:table-cell>
          <table:table-cell office:value-type="float" office:value="49671590400" calcext:value-type="float">
            <text:p>49671590400</text:p>
          </table:table-cell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9602.929688" calcext:value-type="float">
            <text:p>9602.929688</text:p>
          </table:table-cell>
          <table:table-cell office:value-type="float" office:value="9937.5" calcext:value-type="float">
            <text:p>9937.5</text:p>
          </table:table-cell>
          <table:table-cell office:value-type="float" office:value="7397.990234" calcext:value-type="float">
            <text:p>7397.990234</text:p>
          </table:table-cell>
          <table:table-cell table:number-columns-repeated="2" office:value-type="float" office:value="8223.679688" calcext:value-type="float">
            <text:p>8223.679688</text:p>
          </table:table-cell>
          <table:table-cell office:value-type="float" office:value="42075919360" calcext:value-type="float">
            <text:p>42075919360</text:p>
          </table:table-cell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8344.120117" calcext:value-type="float">
            <text:p>8344.120117</text:p>
          </table:table-cell>
          <table:table-cell office:value-type="float" office:value="9177.370117" calcext:value-type="float">
            <text:p>9177.370117</text:p>
          </table:table-cell>
          <table:table-cell office:value-type="float" office:value="8182.399902" calcext:value-type="float">
            <text:p>8182.399902</text:p>
          </table:table-cell>
          <table:table-cell table:number-columns-repeated="2" office:value-type="float" office:value="8495.780273" calcext:value-type="float">
            <text:p>8495.780273</text:p>
          </table:table-cell>
          <table:table-cell office:value-type="float" office:value="40853020160" calcext:value-type="float">
            <text:p>40853020160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8498.469727" calcext:value-type="float">
            <text:p>8498.469727</text:p>
          </table:table-cell>
          <table:table-cell office:value-type="float" office:value="8530.080078" calcext:value-type="float">
            <text:p>8530.080078</text:p>
          </table:table-cell>
          <table:table-cell office:value-type="float" office:value="6526.870117" calcext:value-type="float">
            <text:p>6526.870117</text:p>
          </table:table-cell>
          <table:table-cell table:number-columns-repeated="2" office:value-type="float" office:value="6844.22998" calcext:value-type="float">
            <text:p>6844.22998</text:p>
          </table:table-cell>
          <table:table-cell office:value-type="float" office:value="37970689536" calcext:value-type="float">
            <text:p>37970689536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6844.859863" calcext:value-type="float">
            <text:p>6844.859863</text:p>
          </table:table-cell>
          <table:table-cell office:value-type="float" office:value="7530.939941" calcext:value-type="float">
            <text:p>7530.939941</text:p>
          </table:table-cell>
          <table:table-cell office:value-type="float" office:value="6575" calcext:value-type="float">
            <text:p>6575</text:p>
          </table:table-cell>
          <table:table-cell table:number-columns-repeated="2" office:value-type="float" office:value="7023.52002" calcext:value-type="float">
            <text:p>7023.52002</text:p>
          </table:table-cell>
          <table:table-cell office:value-type="float" office:value="31804380416" calcext:value-type="float">
            <text:p>31804380416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7044.319824" calcext:value-type="float">
            <text:p>7044.319824</text:p>
          </table:table-cell>
          <table:table-cell office:value-type="float" office:value="8338.419922" calcext:value-type="float">
            <text:p>8338.419922</text:p>
          </table:table-cell>
          <table:table-cell office:value-type="float" office:value="6661.990234" calcext:value-type="float">
            <text:p>6661.990234</text:p>
          </table:table-cell>
          <table:table-cell table:number-columns-repeated="2" office:value-type="float" office:value="8329.110352" calcext:value-type="float">
            <text:p>8329.110352</text:p>
          </table:table-cell>
          <table:table-cell office:value-type="float" office:value="40915320320" calcext:value-type="float">
            <text:p>40915320320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8337.570313" calcext:value-type="float">
            <text:p>8337.570313</text:p>
          </table:table-cell>
          <table:table-cell office:value-type="float" office:value="9001.639648" calcext:value-type="float">
            <text:p>9001.639648</text:p>
          </table:table-cell>
          <table:table-cell office:value-type="float" office:value="7881.720215" calcext:value-type="float">
            <text:p>7881.720215</text:p>
          </table:table-cell>
          <table:table-cell table:number-columns-repeated="2" office:value-type="float" office:value="8802.459961" calcext:value-type="float">
            <text:p>8802.459961</text:p>
          </table:table-cell>
          <table:table-cell office:value-type="float" office:value="48741869568" calcext:value-type="float">
            <text:p>48741869568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8794.389648" calcext:value-type="float">
            <text:p>8794.389648</text:p>
          </table:table-cell>
          <table:table-cell office:value-type="float" office:value="9745.320313" calcext:value-type="float">
            <text:p>9745.320313</text:p>
          </table:table-cell>
          <table:table-cell office:value-type="float" office:value="8727.089844" calcext:value-type="float">
            <text:p>8727.089844</text:p>
          </table:table-cell>
          <table:table-cell table:number-columns-repeated="2" office:value-type="float" office:value="9419.080078" calcext:value-type="float">
            <text:p>9419.080078</text:p>
          </table:table-cell>
          <table:table-cell office:value-type="float" office:value="61882420224" calcext:value-type="float">
            <text:p>61882420224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9426.110352" calcext:value-type="float">
            <text:p>9426.110352</text:p>
          </table:table-cell>
          <table:table-cell office:value-type="float" office:value="9964.5" calcext:value-type="float">
            <text:p>9964.5</text:p>
          </table:table-cell>
          <table:table-cell office:value-type="float" office:value="8891.049805" calcext:value-type="float">
            <text:p>8891.049805</text:p>
          </table:table-cell>
          <table:table-cell table:number-columns-repeated="2" office:value-type="float" office:value="9654.799805" calcext:value-type="float">
            <text:p>9654.799805</text:p>
          </table:table-cell>
          <table:table-cell office:value-type="float" office:value="57244449280" calcext:value-type="float">
            <text:p>57244449280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9645.669922" calcext:value-type="float">
            <text:p>9645.669922</text:p>
          </table:table-cell>
          <table:table-cell office:value-type="float" office:value="9665.849609" calcext:value-type="float">
            <text:p>9665.849609</text:p>
          </table:table-cell>
          <table:table-cell office:value-type="float" office:value="8223.5" calcext:value-type="float">
            <text:p>8223.5</text:p>
          </table:table-cell>
          <table:table-cell table:number-columns-repeated="2" office:value-type="float" office:value="8723.94043" calcext:value-type="float">
            <text:p>8723.94043</text:p>
          </table:table-cell>
          <table:table-cell office:value-type="float" office:value="50119759872" calcext:value-type="float">
            <text:p>50119759872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8713.099609" calcext:value-type="float">
            <text:p>8713.099609</text:p>
          </table:table-cell>
          <table:table-cell office:value-type="float" office:value="8881.120117" calcext:value-type="float">
            <text:p>8881.120117</text:p>
          </table:table-cell>
          <table:table-cell office:value-type="float" office:value="7974.819824" calcext:value-type="float">
            <text:p>7974.819824</text:p>
          </table:table-cell>
          <table:table-cell table:number-columns-repeated="2" office:value-type="float" office:value="8513.25" calcext:value-type="float">
            <text:p>8513.25</text:p>
          </table:table-cell>
          <table:table-cell office:value-type="float" office:value="42360260096" calcext:value-type="float">
            <text:p>42360260096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8522.330078" calcext:value-type="float">
            <text:p>8522.330078</text:p>
          </table:table-cell>
          <table:table-cell office:value-type="float" office:value="8557.519531" calcext:value-type="float">
            <text:p>8557.519531</text:p>
          </table:table-cell>
          <table:table-cell office:value-type="float" office:value="7270.959961" calcext:value-type="float">
            <text:p>7270.959961</text:p>
          </table:table-cell>
          <table:table-cell table:number-columns-repeated="2" office:value-type="float" office:value="7368.220215" calcext:value-type="float">
            <text:p>7368.220215</text:p>
          </table:table-cell>
          <table:table-cell office:value-type="float" office:value="35808230144" calcext:value-type="float">
            <text:p>35808230144</text:p>
          </table:table-cell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7371.310059" calcext:value-type="float">
            <text:p>7371.310059</text:p>
          </table:table-cell>
          <table:table-cell office:value-type="float" office:value="7754.890137" calcext:value-type="float">
            <text:p>7754.890137</text:p>
          </table:table-cell>
          <table:table-cell office:value-type="float" office:value="7090.680176" calcext:value-type="float">
            <text:p>7090.680176</text:p>
          </table:table-cell>
          <table:table-cell table:number-columns-repeated="2" office:value-type="float" office:value="7720.25" calcext:value-type="float">
            <text:p>7720.25</text:p>
          </table:table-cell>
          <table:table-cell office:value-type="float" office:value="35465450496" calcext:value-type="float">
            <text:p>35465450496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7722.529785" calcext:value-type="float">
            <text:p>7722.529785</text:p>
          </table:table-cell>
          <table:table-cell office:value-type="float" office:value="7753.819824" calcext:value-type="float">
            <text:p>7753.819824</text:p>
          </table:table-cell>
          <table:table-cell office:value-type="float" office:value="6709.069824" calcext:value-type="float">
            <text:p>6709.069824</text:p>
          </table:table-cell>
          <table:table-cell table:number-columns-repeated="2" office:value-type="float" office:value="6786.02002" calcext:value-type="float">
            <text:p>6786.02002</text:p>
          </table:table-cell>
          <table:table-cell office:value-type="float" office:value="33010609408" calcext:value-type="float">
            <text:p>33010609408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6799.290039" calcext:value-type="float">
            <text:p>6799.290039</text:p>
          </table:table-cell>
          <table:table-cell office:value-type="float" office:value="6910.180176" calcext:value-type="float">
            <text:p>6910.180176</text:p>
          </table:table-cell>
          <table:table-cell office:value-type="float" office:value="6285.629883" calcext:value-type="float">
            <text:p>6285.629883</text:p>
          </table:table-cell>
          <table:table-cell table:number-columns-repeated="2" office:value-type="float" office:value="6499.27002" calcext:value-type="float">
            <text:p>6499.27002</text:p>
          </table:table-cell>
          <table:table-cell office:value-type="float" office:value="29844289792" calcext:value-type="float">
            <text:p>29844289792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6510.069824" calcext:value-type="float">
            <text:p>6510.069824</text:p>
          </table:table-cell>
          <table:table-cell office:value-type="float" office:value="6822.5" calcext:value-type="float">
            <text:p>6822.5</text:p>
          </table:table-cell>
          <table:table-cell office:value-type="float" office:value="5826.410156" calcext:value-type="float">
            <text:p>5826.410156</text:p>
          </table:table-cell>
          <table:table-cell table:number-columns-repeated="2" office:value-type="float" office:value="6173.22998" calcext:value-type="float">
            <text:p>6173.22998</text:p>
          </table:table-cell>
          <table:table-cell office:value-type="float" office:value="28592079872" calcext:value-type="float">
            <text:p>28592079872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6171.970215" calcext:value-type="float">
            <text:p>6171.970215</text:p>
          </table:table-cell>
          <table:table-cell office:value-type="float" office:value="6465.509766" calcext:value-type="float">
            <text:p>6465.509766</text:p>
          </table:table-cell>
          <table:table-cell office:value-type="float" office:value="5835.75" calcext:value-type="float">
            <text:p>5835.75</text:p>
          </table:table-cell>
          <table:table-cell table:number-columns-repeated="2" office:value-type="float" office:value="6385.819824" calcext:value-type="float">
            <text:p>6385.819824</text:p>
          </table:table-cell>
          <table:table-cell office:value-type="float" office:value="28842940160" calcext:value-type="float">
            <text:p>28842940160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6380.379883" calcext:value-type="float">
            <text:p>6380.379883</text:p>
          </table:table-cell>
          <table:table-cell office:value-type="float" office:value="6885.910156" calcext:value-type="float">
            <text:p>6885.910156</text:p>
          </table:table-cell>
          <table:table-cell office:value-type="float" office:value="6305.700195" calcext:value-type="float">
            <text:p>6305.700195</text:p>
          </table:table-cell>
          <table:table-cell table:number-columns-repeated="2" office:value-type="float" office:value="6773.879883" calcext:value-type="float">
            <text:p>6773.879883</text:p>
          </table:table-cell>
          <table:table-cell office:value-type="float" office:value="29906419968" calcext:value-type="float">
            <text:p>29906419968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6775.080078" calcext:value-type="float">
            <text:p>6775.080078</text:p>
          </table:table-cell>
          <table:table-cell office:value-type="float" office:value="6838.680176" calcext:value-type="float">
            <text:p>6838.680176</text:p>
          </table:table-cell>
          <table:table-cell office:value-type="float" office:value="6136.419922" calcext:value-type="float">
            <text:p>6136.419922</text:p>
          </table:table-cell>
          <table:table-cell table:number-columns-repeated="2" office:value-type="float" office:value="6359.640137" calcext:value-type="float">
            <text:p>6359.640137</text:p>
          </table:table-cell>
          <table:table-cell office:value-type="float" office:value="25200120064" calcext:value-type="float">
            <text:p>25200120064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6357.009766" calcext:value-type="float">
            <text:p>6357.009766</text:p>
          </table:table-cell>
          <table:table-cell office:value-type="float" office:value="7594.669922" calcext:value-type="float">
            <text:p>7594.669922</text:p>
          </table:table-cell>
          <table:table-cell office:value-type="float" office:value="6357.009766" calcext:value-type="float">
            <text:p>6357.009766</text:p>
          </table:table-cell>
          <table:table-cell table:number-columns-repeated="2" office:value-type="float" office:value="7418.490234" calcext:value-type="float">
            <text:p>7418.490234</text:p>
          </table:table-cell>
          <table:table-cell office:value-type="float" office:value="34261730048" calcext:value-type="float">
            <text:p>34261730048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7414.709961" calcext:value-type="float">
            <text:p>7414.709961</text:p>
          </table:table-cell>
          <table:table-cell office:value-type="float" office:value="8424.269531" calcext:value-type="float">
            <text:p>8424.269531</text:p>
          </table:table-cell>
          <table:table-cell office:value-type="float" office:value="7409.100098" calcext:value-type="float">
            <text:p>7409.100098</text:p>
          </table:table-cell>
          <table:table-cell table:number-columns-repeated="2" office:value-type="float" office:value="8218.459961" calcext:value-type="float">
            <text:p>8218.459961</text:p>
          </table:table-cell>
          <table:table-cell office:value-type="float" office:value="36446479872" calcext:value-type="float">
            <text:p>36446479872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8221.580078" calcext:value-type="float">
            <text:p>8221.580078</text:p>
          </table:table-cell>
          <table:table-cell office:value-type="float" office:value="8235.5" calcext:value-type="float">
            <text:p>8235.5</text:p>
          </table:table-cell>
          <table:table-cell office:value-type="float" office:value="6940.700195" calcext:value-type="float">
            <text:p>6940.700195</text:p>
          </table:table-cell>
          <table:table-cell table:number-columns-repeated="2" office:value-type="float" office:value="7068.47998" calcext:value-type="float">
            <text:p>7068.47998</text:p>
          </table:table-cell>
          <table:table-cell office:value-type="float" office:value="32425310000" calcext:value-type="float">
            <text:p>32425310000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7062.939941" calcext:value-type="float">
            <text:p>7062.939941</text:p>
          </table:table-cell>
          <table:table-cell office:value-type="float" office:value="7166.549805" calcext:value-type="float">
            <text:p>7166.549805</text:p>
          </table:table-cell>
          <table:table-cell office:value-type="float" office:value="6109.029785" calcext:value-type="float">
            <text:p>6109.029785</text:p>
          </table:table-cell>
          <table:table-cell table:number-columns-repeated="2" office:value-type="float" office:value="6322.689941" calcext:value-type="float">
            <text:p>6322.689941</text:p>
          </table:table-cell>
          <table:table-cell office:value-type="float" office:value="32181950000" calcext:value-type="float">
            <text:p>32181950000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6341.359863" calcext:value-type="float">
            <text:p>6341.359863</text:p>
          </table:table-cell>
          <table:table-cell office:value-type="float" office:value="6617.350098" calcext:value-type="float">
            <text:p>6617.350098</text:p>
          </table:table-cell>
          <table:table-cell office:value-type="float" office:value="5971.049805" calcext:value-type="float">
            <text:p>5971.049805</text:p>
          </table:table-cell>
          <table:table-cell table:number-columns-repeated="2" office:value-type="float" office:value="6506.069824" calcext:value-type="float">
            <text:p>6506.069824</text:p>
          </table:table-cell>
          <table:table-cell office:value-type="float" office:value="30898230000" calcext:value-type="float">
            <text:p>30898230000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6500.509766" calcext:value-type="float">
            <text:p>6500.509766</text:p>
          </table:table-cell>
          <table:table-cell office:value-type="float" office:value="6816.790039" calcext:value-type="float">
            <text:p>6816.790039</text:p>
          </table:table-cell>
          <table:table-cell office:value-type="float" office:value="6297.930176" calcext:value-type="float">
            <text:p>6297.930176</text:p>
          </table:table-cell>
          <table:table-cell table:number-columns-repeated="2" office:value-type="float" office:value="6707.259766" calcext:value-type="float">
            <text:p>6707.259766</text:p>
          </table:table-cell>
          <table:table-cell office:value-type="float" office:value="25842490000" calcext:value-type="float">
            <text:p>25842490000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6710.799805" calcext:value-type="float">
            <text:p>6710.799805</text:p>
          </table:table-cell>
          <table:table-cell office:value-type="float" office:value="7306.310059" calcext:value-type="float">
            <text:p>7306.310059</text:p>
          </table:table-cell>
          <table:table-cell office:value-type="float" office:value="6689.709961" calcext:value-type="float">
            <text:p>6689.709961</text:p>
          </table:table-cell>
          <table:table-cell table:number-columns-repeated="2" office:value-type="float" office:value="7272.720215" calcext:value-type="float">
            <text:p>7272.720215</text:p>
          </table:table-cell>
          <table:table-cell office:value-type="float" office:value="30229310000" calcext:value-type="float">
            <text:p>30229310000</text:p>
          </table:table-cell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7279.029785" calcext:value-type="float">
            <text:p>7279.029785</text:p>
          </table:table-cell>
          <table:table-cell office:value-type="float" office:value="7388.430176" calcext:value-type="float">
            <text:p>7388.430176</text:p>
          </table:table-cell>
          <table:table-cell office:value-type="float" office:value="6197.52002" calcext:value-type="float">
            <text:p>6197.52002</text:p>
          </table:table-cell>
          <table:table-cell table:number-columns-repeated="2" office:value-type="float" office:value="6300.859863" calcext:value-type="float">
            <text:p>6300.859863</text:p>
          </table:table-cell>
          <table:table-cell office:value-type="float" office:value="31456960000" calcext:value-type="float">
            <text:p>31456960000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6301.569824" calcext:value-type="float">
            <text:p>6301.569824</text:p>
          </table:table-cell>
          <table:table-cell office:value-type="float" office:value="6596.100098" calcext:value-type="float">
            <text:p>6596.100098</text:p>
          </table:table-cell>
          <table:table-cell office:value-type="float" office:value="6260.209961" calcext:value-type="float">
            <text:p>6260.209961</text:p>
          </table:table-cell>
          <table:table-cell table:number-columns-repeated="2" office:value-type="float" office:value="6517.180176" calcext:value-type="float">
            <text:p>6517.180176</text:p>
          </table:table-cell>
          <table:table-cell office:value-type="float" office:value="26405400000" calcext:value-type="float">
            <text:p>26405400000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6514.060059" calcext:value-type="float">
            <text:p>6514.060059</text:p>
          </table:table-cell>
          <table:table-cell office:value-type="float" office:value="6814.560059" calcext:value-type="float">
            <text:p>6814.560059</text:p>
          </table:table-cell>
          <table:table-cell office:value-type="float" office:value="6208.339844" calcext:value-type="float">
            <text:p>6208.339844</text:p>
          </table:table-cell>
          <table:table-cell table:number-columns-repeated="2" office:value-type="float" office:value="6710.629883" calcext:value-type="float">
            <text:p>6710.629883</text:p>
          </table:table-cell>
          <table:table-cell office:value-type="float" office:value="32109420000" calcext:value-type="float">
            <text:p>32109420000</text:p>
          </table:table-cell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6704.77002" calcext:value-type="float">
            <text:p>6704.77002</text:p>
          </table:table-cell>
          <table:table-cell office:value-type="float" office:value="6785.029785" calcext:value-type="float">
            <text:p>6785.029785</text:p>
          </table:table-cell>
          <table:table-cell office:value-type="float" office:value="6381.859863" calcext:value-type="float">
            <text:p>6381.859863</text:p>
          </table:table-cell>
          <table:table-cell table:number-columns-repeated="2" office:value-type="float" office:value="6625.560059" calcext:value-type="float">
            <text:p>6625.560059</text:p>
          </table:table-cell>
          <table:table-cell office:value-type="float" office:value="31328000000" calcext:value-type="float">
            <text:p>31328000000</text:p>
          </table:table-cell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6619.850098" calcext:value-type="float">
            <text:p>6619.850098</text:p>
          </table:table-cell>
          <table:table-cell office:value-type="float" office:value="6653.299805" calcext:value-type="float">
            <text:p>6653.299805</text:p>
          </table:table-cell>
          <table:table-cell office:value-type="float" office:value="6454.029785" calcext:value-type="float">
            <text:p>6454.029785</text:p>
          </table:table-cell>
          <table:table-cell table:number-columns-repeated="2" office:value-type="float" office:value="6602.950195" calcext:value-type="float">
            <text:p>6602.950195</text:p>
          </table:table-cell>
          <table:table-cell office:value-type="float" office:value="25943820000" calcext:value-type="float">
            <text:p>2594382000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6600.189941" calcext:value-type="float">
            <text:p>6600.189941</text:p>
          </table:table-cell>
          <table:table-cell office:value-type="float" office:value="6675.060059" calcext:value-type="float">
            <text:p>6675.060059</text:p>
          </table:table-cell>
          <table:table-cell office:value-type="float" office:value="6236.470215" calcext:value-type="float">
            <text:p>6236.470215</text:p>
          </table:table-cell>
          <table:table-cell table:number-columns-repeated="2" office:value-type="float" office:value="6290.930176" calcext:value-type="float">
            <text:p>6290.930176</text:p>
          </table:table-cell>
          <table:table-cell office:value-type="float" office:value="26462410000" calcext:value-type="float">
            <text:p>26462410000</text:p>
          </table:table-cell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6292.640137" calcext:value-type="float">
            <text:p>6292.640137</text:p>
          </table:table-cell>
          <table:table-cell office:value-type="float" office:value="6965.060059" calcext:value-type="float">
            <text:p>6965.060059</text:p>
          </table:table-cell>
          <table:table-cell office:value-type="float" office:value="6258.680176" calcext:value-type="float">
            <text:p>6258.680176</text:p>
          </table:table-cell>
          <table:table-cell table:number-columns-repeated="2" office:value-type="float" office:value="6482.350098" calcext:value-type="float">
            <text:p>6482.350098</text:p>
          </table:table-cell>
          <table:table-cell office:value-type="float" office:value="29669680000" calcext:value-type="float">
            <text:p>29669680000</text:p>
          </table:table-cell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6486.049805" calcext:value-type="float">
            <text:p>6486.049805</text:p>
          </table:table-cell>
          <table:table-cell office:value-type="float" office:value="6543.799805" calcext:value-type="float">
            <text:p>6543.799805</text:p>
          </table:table-cell>
          <table:table-cell office:value-type="float" office:value="6447.029785" calcext:value-type="float">
            <text:p>6447.029785</text:p>
          </table:table-cell>
          <table:table-cell table:number-columns-repeated="2" office:value-type="float" office:value="6486.390137" calcext:value-type="float">
            <text:p>6486.390137</text:p>
          </table:table-cell>
          <table:table-cell office:value-type="float" office:value="24188720000" calcext:value-type="float">
            <text:p>24188720000</text:p>
          </table:table-cell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6492.350098" calcext:value-type="float">
            <text:p>6492.350098</text:p>
          </table:table-cell>
          <table:table-cell office:value-type="float" office:value="6547.140137" calcext:value-type="float">
            <text:p>6547.140137</text:p>
          </table:table-cell>
          <table:table-cell office:value-type="float" office:value="6294.569824" calcext:value-type="float">
            <text:p>6294.569824</text:p>
          </table:table-cell>
          <table:table-cell table:number-columns-repeated="2" office:value-type="float" office:value="6376.129883" calcext:value-type="float">
            <text:p>6376.129883</text:p>
          </table:table-cell>
          <table:table-cell office:value-type="float" office:value="28245180000" calcext:value-type="float">
            <text:p>28245180000</text:p>
          </table:table-cell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6363.620117" calcext:value-type="float">
            <text:p>6363.620117</text:p>
          </table:table-cell>
          <table:table-cell office:value-type="float" office:value="6552.160156" calcext:value-type="float">
            <text:p>6552.160156</text:p>
          </table:table-cell>
          <table:table-cell office:value-type="float" office:value="6350.169922" calcext:value-type="float">
            <text:p>6350.169922</text:p>
          </table:table-cell>
          <table:table-cell table:number-columns-repeated="2" office:value-type="float" office:value="6411.27002" calcext:value-type="float">
            <text:p>6411.27002</text:p>
          </table:table-cell>
          <table:table-cell office:value-type="float" office:value="30472560000" calcext:value-type="float">
            <text:p>30472560000</text:p>
          </table:table-cell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6411.759766" calcext:value-type="float">
            <text:p>6411.759766</text:p>
          </table:table-cell>
          <table:table-cell office:value-type="float" office:value="6434.209961" calcext:value-type="float">
            <text:p>6434.209961</text:p>
          </table:table-cell>
          <table:table-cell office:value-type="float" office:value="5358.379883" calcext:value-type="float">
            <text:p>5358.379883</text:p>
          </table:table-cell>
          <table:table-cell table:number-columns-repeated="2" office:value-type="float" office:value="5623.540039" calcext:value-type="float">
            <text:p>5623.540039</text:p>
          </table:table-cell>
          <table:table-cell office:value-type="float" office:value="36972800000" calcext:value-type="float">
            <text:p>36972800000</text:p>
          </table:table-cell>
        </table:table-row>
        <table:table-row table:style-name="ro1">
          <table:table-cell office:value-type="string" calcext:value-type="string">
            <text:p>2018-11-19</text:p>
          </table:table-cell>
          <table:table-cell table:number-columns-repeated="2" office:value-type="float" office:value="5620.779785" calcext:value-type="float">
            <text:p>5620.779785</text:p>
          </table:table-cell>
          <table:table-cell office:value-type="float" office:value="3585.060059" calcext:value-type="float">
            <text:p>3585.060059</text:p>
          </table:table-cell>
          <table:table-cell table:number-columns-repeated="2" office:value-type="float" office:value="4009.969971" calcext:value-type="float">
            <text:p>4009.969971</text:p>
          </table:table-cell>
          <table:table-cell office:value-type="float" office:value="42533970000" calcext:value-type="float">
            <text:p>42533970000</text:p>
          </table:table-cell>
        </table:table-row>
        <table:table-row table:style-name="ro1">
          <table:table-cell office:value-type="string" calcext:value-type="string">
            <text:p>2018-11-26</text:p>
          </table:table-cell>
          <table:table-cell office:value-type="float" office:value="4015.070068" calcext:value-type="float">
            <text:p>4015.070068</text:p>
          </table:table-cell>
          <table:table-cell office:value-type="float" office:value="4413.020508" calcext:value-type="float">
            <text:p>4413.020508</text:p>
          </table:table-cell>
          <table:table-cell office:value-type="float" office:value="3643.919922" calcext:value-type="float">
            <text:p>3643.919922</text:p>
          </table:table-cell>
          <table:table-cell table:number-columns-repeated="2" office:value-type="float" office:value="4139.87793" calcext:value-type="float">
            <text:p>4139.87793</text:p>
          </table:table-cell>
          <table:table-cell office:value-type="float" office:value="42945276471" calcext:value-type="float">
            <text:p>42945276471</text:p>
          </table:table-cell>
        </table:table-row>
        <table:table-row table:style-name="ro1">
          <table:table-cell office:value-type="string" calcext:value-type="string">
            <text:p>2018-12-03</text:p>
          </table:table-cell>
          <table:table-cell office:value-type="float" office:value="4147.32373" calcext:value-type="float">
            <text:p>4147.32373</text:p>
          </table:table-cell>
          <table:table-cell office:value-type="float" office:value="4155.979492" calcext:value-type="float">
            <text:p>4155.979492</text:p>
          </table:table-cell>
          <table:table-cell office:value-type="float" office:value="3280.22876" calcext:value-type="float">
            <text:p>3280.22876</text:p>
          </table:table-cell>
          <table:table-cell table:number-columns-repeated="2" office:value-type="float" office:value="3614.234375" calcext:value-type="float">
            <text:p>3614.234375</text:p>
          </table:table-cell>
          <table:table-cell office:value-type="float" office:value="38386467706" calcext:value-type="float">
            <text:p>38386467706</text:p>
          </table:table-cell>
        </table:table-row>
        <table:table-row table:style-name="ro1">
          <table:table-cell office:value-type="string" calcext:value-type="string">
            <text:p>2018-12-10</text:p>
          </table:table-cell>
          <table:table-cell office:value-type="float" office:value="3612.046387" calcext:value-type="float">
            <text:p>3612.046387</text:p>
          </table:table-cell>
          <table:table-cell office:value-type="float" office:value="3647.33252" calcext:value-type="float">
            <text:p>3647.33252</text:p>
          </table:table-cell>
          <table:table-cell office:value-type="float" office:value="3191.303467" calcext:value-type="float">
            <text:p>3191.303467</text:p>
          </table:table-cell>
          <table:table-cell table:number-columns-repeated="2" office:value-type="float" office:value="3252.839111" calcext:value-type="float">
            <text:p>3252.839111</text:p>
          </table:table-cell>
          <table:table-cell office:value-type="float" office:value="29869247429" calcext:value-type="float">
            <text:p>29869247429</text:p>
          </table:table-cell>
        </table:table-row>
        <table:table-row table:style-name="ro1">
          <table:table-cell office:value-type="string" calcext:value-type="string">
            <text:p>2018-12-17</text:p>
          </table:table-cell>
          <table:table-cell office:value-type="float" office:value="3253.123047" calcext:value-type="float">
            <text:p>3253.123047</text:p>
          </table:table-cell>
          <table:table-cell office:value-type="float" office:value="4198.429688" calcext:value-type="float">
            <text:p>4198.429688</text:p>
          </table:table-cell>
          <table:table-cell office:value-type="float" office:value="3253.123047" calcext:value-type="float">
            <text:p>3253.123047</text:p>
          </table:table-cell>
          <table:table-cell table:number-columns-repeated="2" office:value-type="float" office:value="3998.980225" calcext:value-type="float">
            <text:p>3998.980225</text:p>
          </table:table-cell>
          <table:table-cell office:value-type="float" office:value="46021506214" calcext:value-type="float">
            <text:p>46021506214</text:p>
          </table:table-cell>
        </table:table-row>
        <table:table-row table:style-name="ro1">
          <table:table-cell office:value-type="string" calcext:value-type="string">
            <text:p>2018-12-24</text:p>
          </table:table-cell>
          <table:table-cell office:value-type="float" office:value="4000.331787" calcext:value-type="float">
            <text:p>4000.331787</text:p>
          </table:table-cell>
          <table:table-cell office:value-type="float" office:value="4271.79248" calcext:value-type="float">
            <text:p>4271.79248</text:p>
          </table:table-cell>
          <table:table-cell office:value-type="float" office:value="3642.63208" calcext:value-type="float">
            <text:p>3642.63208</text:p>
          </table:table-cell>
          <table:table-cell table:number-columns-repeated="2" office:value-type="float" office:value="3865.952637" calcext:value-type="float">
            <text:p>3865.952637</text:p>
          </table:table-cell>
          <table:table-cell office:value-type="float" office:value="39249734917" calcext:value-type="float">
            <text:p>39249734917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3866.839111" calcext:value-type="float">
            <text:p>3866.839111</text:p>
          </table:table-cell>
          <table:table-cell office:value-type="float" office:value="4093.297363" calcext:value-type="float">
            <text:p>4093.297363</text:p>
          </table:table-cell>
          <table:table-cell office:value-type="float" office:value="3707.231201" calcext:value-type="float">
            <text:p>3707.231201</text:p>
          </table:table-cell>
          <table:table-cell table:number-columns-repeated="2" office:value-type="float" office:value="4076.632568" calcext:value-type="float">
            <text:p>4076.632568</text:p>
          </table:table-cell>
          <table:table-cell office:value-type="float" office:value="34343716578" calcext:value-type="float">
            <text:p>34343716578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4078.584961" calcext:value-type="float">
            <text:p>4078.584961</text:p>
          </table:table-cell>
          <table:table-cell office:value-type="float" office:value="4109.020996" calcext:value-type="float">
            <text:p>4109.020996</text:p>
          </table:table-cell>
          <table:table-cell office:value-type="float" office:value="3544.927246" calcext:value-type="float">
            <text:p>3544.927246</text:p>
          </table:table-cell>
          <table:table-cell table:number-columns-repeated="2" office:value-type="float" office:value="3552.953125" calcext:value-type="float">
            <text:p>3552.953125</text:p>
          </table:table-cell>
          <table:table-cell office:value-type="float" office:value="37523454172" calcext:value-type="float">
            <text:p>37523454172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3557.311035" calcext:value-type="float">
            <text:p>3557.311035</text:p>
          </table:table-cell>
          <table:table-cell office:value-type="float" office:value="3758.533447" calcext:value-type="float">
            <text:p>3758.533447</text:p>
          </table:table-cell>
          <table:table-cell office:value-type="float" office:value="3552.285156" calcext:value-type="float">
            <text:p>3552.285156</text:p>
          </table:table-cell>
          <table:table-cell table:number-columns-repeated="2" office:value-type="float" office:value="3601.013672" calcext:value-type="float">
            <text:p>3601.013672</text:p>
          </table:table-cell>
          <table:table-cell office:value-type="float" office:value="38588596981" calcext:value-type="float">
            <text:p>38588596981</text:p>
          </table:table-cell>
        </table:table-row>
        <table:table-row table:style-name="ro1">
          <table:table-cell office:value-type="string" calcext:value-type="string">
            <text:p>2019-01-21</text:p>
          </table:table-cell>
          <table:table-cell office:value-type="float" office:value="3600.372803" calcext:value-type="float">
            <text:p>3600.372803</text:p>
          </table:table-cell>
          <table:table-cell office:value-type="float" office:value="3654.933105" calcext:value-type="float">
            <text:p>3654.933105</text:p>
          </table:table-cell>
          <table:table-cell office:value-type="float" office:value="3539.721436" calcext:value-type="float">
            <text:p>3539.721436</text:p>
          </table:table-cell>
          <table:table-cell table:number-columns-repeated="2" office:value-type="float" office:value="3583.96582" calcext:value-type="float">
            <text:p>3583.96582</text:p>
          </table:table-cell>
          <table:table-cell office:value-type="float" office:value="36949379047" calcext:value-type="float">
            <text:p>36949379047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office:value-type="float" office:value="3584.283203" calcext:value-type="float">
            <text:p>3584.283203</text:p>
          </table:table-cell>
          <table:table-cell office:value-type="float" office:value="3586.750977" calcext:value-type="float">
            <text:p>3586.750977</text:p>
          </table:table-cell>
          <table:table-cell office:value-type="float" office:value="3400.819824" calcext:value-type="float">
            <text:p>3400.819824</text:p>
          </table:table-cell>
          <table:table-cell table:number-columns-repeated="2" office:value-type="float" office:value="3464.013428" calcext:value-type="float">
            <text:p>3464.013428</text:p>
          </table:table-cell>
          <table:table-cell office:value-type="float" office:value="40130888761" calcext:value-type="float">
            <text:p>40130888761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3467.21167" calcext:value-type="float">
            <text:p>3467.21167</text:p>
          </table:table-cell>
          <table:table-cell office:value-type="float" office:value="3695.614014" calcext:value-type="float">
            <text:p>3695.614014</text:p>
          </table:table-cell>
          <table:table-cell office:value-type="float" office:value="3391.023682" calcext:value-type="float">
            <text:p>3391.023682</text:p>
          </table:table-cell>
          <table:table-cell table:number-columns-repeated="2" office:value-type="float" office:value="3690.188232" calcext:value-type="float">
            <text:p>3690.188232</text:p>
          </table:table-cell>
          <table:table-cell office:value-type="float" office:value="41224140796" calcext:value-type="float">
            <text:p>41224140796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table:number-columns-repeated="2" office:value-type="float" office:value="3695.613037" calcext:value-type="float">
            <text:p>3695.613037</text:p>
          </table:table-cell>
          <table:table-cell office:value-type="float" office:value="3607.697754" calcext:value-type="float">
            <text:p>3607.697754</text:p>
          </table:table-cell>
          <table:table-cell table:number-columns-repeated="2" office:value-type="float" office:value="3673.836182" calcext:value-type="float">
            <text:p>3673.836182</text:p>
          </table:table-cell>
          <table:table-cell office:value-type="float" office:value="44533597986" calcext:value-type="float">
            <text:p>44533597986</text:p>
          </table:table-cell>
        </table:table-row>
        <table:table-row table:style-name="ro1">
          <table:table-cell office:value-type="string" calcext:value-type="string">
            <text:p>2019-02-18</text:p>
          </table:table-cell>
          <table:table-cell office:value-type="float" office:value="3671.369873" calcext:value-type="float">
            <text:p>3671.369873</text:p>
          </table:table-cell>
          <table:table-cell office:value-type="float" office:value="4210.641602" calcext:value-type="float">
            <text:p>4210.641602</text:p>
          </table:table-cell>
          <table:table-cell office:value-type="float" office:value="3669.982422" calcext:value-type="float">
            <text:p>3669.982422</text:p>
          </table:table-cell>
          <table:table-cell table:number-columns-repeated="2" office:value-type="float" office:value="3810.42749" calcext:value-type="float">
            <text:p>3810.42749</text:p>
          </table:table-cell>
          <table:table-cell office:value-type="float" office:value="63853356364" calcext:value-type="float">
            <text:p>63853356364</text:p>
          </table:table-cell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3807.002441" calcext:value-type="float">
            <text:p>3807.002441</text:p>
          </table:table-cell>
          <table:table-cell office:value-type="float" office:value="3913.707275" calcext:value-type="float">
            <text:p>3913.707275</text:p>
          </table:table-cell>
          <table:table-cell office:value-type="float" office:value="3787.058838" calcext:value-type="float">
            <text:p>3787.058838</text:p>
          </table:table-cell>
          <table:table-cell table:number-columns-repeated="2" office:value-type="float" office:value="3847.175781" calcext:value-type="float">
            <text:p>3847.175781</text:p>
          </table:table-cell>
          <table:table-cell office:value-type="float" office:value="56444684746" calcext:value-type="float">
            <text:p>56444684746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3845.091553" calcext:value-type="float">
            <text:p>3845.091553</text:p>
          </table:table-cell>
          <table:table-cell office:value-type="float" office:value="3987.237793" calcext:value-type="float">
            <text:p>3987.237793</text:p>
          </table:table-cell>
          <table:table-cell office:value-type="float" office:value="3733.749756" calcext:value-type="float">
            <text:p>3733.749756</text:p>
          </table:table-cell>
          <table:table-cell table:number-columns-repeated="2" office:value-type="float" office:value="3951.599854" calcext:value-type="float">
            <text:p>3951.599854</text:p>
          </table:table-cell>
          <table:table-cell office:value-type="float" office:value="69110769315" calcext:value-type="float">
            <text:p>69110769315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3953.740234" calcext:value-type="float">
            <text:p>3953.740234</text:p>
          </table:table-cell>
          <table:table-cell office:value-type="float" office:value="4077.036377" calcext:value-type="float">
            <text:p>4077.036377</text:p>
          </table:table-cell>
          <table:table-cell office:value-type="float" office:value="3863.559082" calcext:value-type="float">
            <text:p>3863.559082</text:p>
          </table:table-cell>
          <table:table-cell table:number-columns-repeated="2" office:value-type="float" office:value="4025.229004" calcext:value-type="float">
            <text:p>4025.229004</text:p>
          </table:table-cell>
          <table:table-cell office:value-type="float" office:value="67357766367" calcext:value-type="float">
            <text:p>67357766367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4029.968506" calcext:value-type="float">
            <text:p>4029.968506</text:p>
          </table:table-cell>
          <table:table-cell office:value-type="float" office:value="4097.359863" calcext:value-type="float">
            <text:p>4097.359863</text:p>
          </table:table-cell>
          <table:table-cell office:value-type="float" office:value="4005.151367" calcext:value-type="float">
            <text:p>4005.151367</text:p>
          </table:table-cell>
          <table:table-cell table:number-columns-repeated="2" office:value-type="float" office:value="4022.168213" calcext:value-type="float">
            <text:p>4022.168213</text:p>
          </table:table-cell>
          <table:table-cell office:value-type="float" office:value="67975640773" calcext:value-type="float">
            <text:p>67975640773</text:p>
          </table:table-cell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4024.112793" calcext:value-type="float">
            <text:p>4024.112793</text:p>
          </table:table-cell>
          <table:table-cell office:value-type="float" office:value="4296.806641" calcext:value-type="float">
            <text:p>4296.806641</text:p>
          </table:table-cell>
          <table:table-cell office:value-type="float" office:value="3934.03125" calcext:value-type="float">
            <text:p>3934.03125</text:p>
          </table:table-cell>
          <table:table-cell table:number-columns-repeated="2" office:value-type="float" office:value="4105.404297" calcext:value-type="float">
            <text:p>4105.404297</text:p>
          </table:table-cell>
          <table:table-cell office:value-type="float" office:value="71015021587" calcext:value-type="float">
            <text:p>71015021587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4105.362305" calcext:value-type="float">
            <text:p>4105.362305</text:p>
          </table:table-cell>
          <table:table-cell office:value-type="float" office:value="5307.003418" calcext:value-type="float">
            <text:p>5307.003418</text:p>
          </table:table-cell>
          <table:table-cell office:value-type="float" office:value="4096.901367" calcext:value-type="float">
            <text:p>4096.901367</text:p>
          </table:table-cell>
          <table:table-cell table:number-columns-repeated="2" office:value-type="float" office:value="5198.896973" calcext:value-type="float">
            <text:p>5198.896973</text:p>
          </table:table-cell>
          <table:table-cell office:value-type="float" office:value="123047080527" calcext:value-type="float">
            <text:p>123047080527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5199.835449" calcext:value-type="float">
            <text:p>5199.835449</text:p>
          </table:table-cell>
          <table:table-cell office:value-type="float" office:value="5421.651367" calcext:value-type="float">
            <text:p>5421.651367</text:p>
          </table:table-cell>
          <table:table-cell office:value-type="float" office:value="4955.852539" calcext:value-type="float">
            <text:p>4955.852539</text:p>
          </table:table-cell>
          <table:table-cell table:number-columns-repeated="2" office:value-type="float" office:value="5167.722168" calcext:value-type="float">
            <text:p>5167.722168</text:p>
          </table:table-cell>
          <table:table-cell office:value-type="float" office:value="98826873355" calcext:value-type="float">
            <text:p>98826873355</text:p>
          </table:table-cell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5167.321777" calcext:value-type="float">
            <text:p>5167.321777</text:p>
          </table:table-cell>
          <table:table-cell office:value-type="float" office:value="5359.924805" calcext:value-type="float">
            <text:p>5359.924805</text:p>
          </table:table-cell>
          <table:table-cell office:value-type="float" office:value="5024.069336" calcext:value-type="float">
            <text:p>5024.069336</text:p>
          </table:table-cell>
          <table:table-cell table:number-columns-repeated="2" office:value-type="float" office:value="5314.53125" calcext:value-type="float">
            <text:p>5314.53125</text:p>
          </table:table-cell>
          <table:table-cell office:value-type="float" office:value="90285516250" calcext:value-type="float">
            <text:p>90285516250</text:p>
          </table:table-cell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5312.494629" calcext:value-type="float">
            <text:p>5312.494629</text:p>
          </table:table-cell>
          <table:table-cell office:value-type="float" office:value="5642.044434" calcext:value-type="float">
            <text:p>5642.044434</text:p>
          </table:table-cell>
          <table:table-cell office:value-type="float" office:value="5177.368652" calcext:value-type="float">
            <text:p>5177.368652</text:p>
          </table:table-cell>
          <table:table-cell table:number-columns-repeated="2" office:value-type="float" office:value="5285.13916" calcext:value-type="float">
            <text:p>5285.13916</text:p>
          </table:table-cell>
          <table:table-cell office:value-type="float" office:value="105590631330" calcext:value-type="float">
            <text:p>105590631330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5284.858398" calcext:value-type="float">
            <text:p>5284.858398</text:p>
          </table:table-cell>
          <table:table-cell office:value-type="float" office:value="5886.893555" calcext:value-type="float">
            <text:p>5886.893555</text:p>
          </table:table-cell>
          <table:table-cell office:value-type="float" office:value="5216.487793" calcext:value-type="float">
            <text:p>5216.487793</text:p>
          </table:table-cell>
          <table:table-cell table:number-columns-repeated="2" office:value-type="float" office:value="5795.708496" calcext:value-type="float">
            <text:p>5795.708496</text:p>
          </table:table-cell>
          <table:table-cell office:value-type="float" office:value="107035835880" calcext:value-type="float">
            <text:p>107035835880</text:p>
          </table:table-cell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5791.693359" calcext:value-type="float">
            <text:p>5791.693359</text:p>
          </table:table-cell>
          <table:table-cell office:value-type="float" office:value="7503.87207" calcext:value-type="float">
            <text:p>7503.87207</text:p>
          </table:table-cell>
          <table:table-cell office:value-type="float" office:value="5653.6875" calcext:value-type="float">
            <text:p>5653.6875</text:p>
          </table:table-cell>
          <table:table-cell table:number-columns-repeated="2" office:value-type="float" office:value="6972.371582" calcext:value-type="float">
            <text:p>6972.371582</text:p>
          </table:table-cell>
          <table:table-cell office:value-type="float" office:value="141929602920" calcext:value-type="float">
            <text:p>141929602920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6971.178223" calcext:value-type="float">
            <text:p>6971.178223</text:p>
          </table:table-cell>
          <table:table-cell office:value-type="float" office:value="8320.824219" calcext:value-type="float">
            <text:p>8320.824219</text:p>
          </table:table-cell>
          <table:table-cell office:value-type="float" office:value="6898.282227" calcext:value-type="float">
            <text:p>6898.282227</text:p>
          </table:table-cell>
          <table:table-cell table:number-columns-repeated="2" office:value-type="float" office:value="8197.689453" calcext:value-type="float">
            <text:p>8197.689453</text:p>
          </table:table-cell>
          <table:table-cell office:value-type="float" office:value="199543788412" calcext:value-type="float">
            <text:p>199543788412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8196.923828" calcext:value-type="float">
            <text:p>8196.923828</text:p>
          </table:table-cell>
          <table:table-cell office:value-type="float" office:value="8687.520508" calcext:value-type="float">
            <text:p>8687.520508</text:p>
          </table:table-cell>
          <table:table-cell office:value-type="float" office:value="7533.196777" calcext:value-type="float">
            <text:p>7533.196777</text:p>
          </table:table-cell>
          <table:table-cell table:number-columns-repeated="2" office:value-type="float" office:value="8673.21582" calcext:value-type="float">
            <text:p>8673.21582</text:p>
          </table:table-cell>
          <table:table-cell office:value-type="float" office:value="173001140576" calcext:value-type="float">
            <text:p>173001140576</text:p>
          </table:table-cell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8674.072266" calcext:value-type="float">
            <text:p>8674.072266</text:p>
          </table:table-cell>
          <table:table-cell office:value-type="float" office:value="9008.314453" calcext:value-type="float">
            <text:p>9008.314453</text:p>
          </table:table-cell>
          <table:table-cell office:value-type="float" office:value="8172.550781" calcext:value-type="float">
            <text:p>8172.550781</text:p>
          </table:table-cell>
          <table:table-cell table:number-columns-repeated="2" office:value-type="float" office:value="8742.958008" calcext:value-type="float">
            <text:p>8742.958008</text:p>
          </table:table-cell>
          <table:table-cell office:value-type="float" office:value="173016477868" calcext:value-type="float">
            <text:p>173016477868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8741.74707" calcext:value-type="float">
            <text:p>8741.74707</text:p>
          </table:table-cell>
          <table:table-cell office:value-type="float" office:value="8743.5" calcext:value-type="float">
            <text:p>8743.5</text:p>
          </table:table-cell>
          <table:table-cell office:value-type="float" office:value="7564.48877" calcext:value-type="float">
            <text:p>7564.48877</text:p>
          </table:table-cell>
          <table:table-cell table:number-columns-repeated="2" office:value-type="float" office:value="7688.077148" calcext:value-type="float">
            <text:p>7688.077148</text:p>
          </table:table-cell>
          <table:table-cell office:value-type="float" office:value="140124650110" calcext:value-type="float">
            <text:p>140124650110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7692.284668" calcext:value-type="float">
            <text:p>7692.284668</text:p>
          </table:table-cell>
          <table:table-cell office:value-type="float" office:value="9335.867188" calcext:value-type="float">
            <text:p>9335.867188</text:p>
          </table:table-cell>
          <table:table-cell office:value-type="float" office:value="7586.730957" calcext:value-type="float">
            <text:p>7586.730957</text:p>
          </table:table-cell>
          <table:table-cell table:number-columns-repeated="2" office:value-type="float" office:value="8994.488281" calcext:value-type="float">
            <text:p>8994.488281</text:p>
          </table:table-cell>
          <table:table-cell office:value-type="float" office:value="135051141519" calcext:value-type="float">
            <text:p>135051141519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8988.923828" calcext:value-type="float">
            <text:p>8988.923828</text:p>
          </table:table-cell>
          <table:table-cell office:value-type="float" office:value="11246.144531" calcext:value-type="float">
            <text:p>11246.144531</text:p>
          </table:table-cell>
          <table:table-cell office:value-type="float" office:value="8988.923828" calcext:value-type="float">
            <text:p>8988.923828</text:p>
          </table:table-cell>
          <table:table-cell table:number-columns-repeated="2" office:value-type="float" office:value="10855.371094" calcext:value-type="float">
            <text:p>10855.371094</text:p>
          </table:table-cell>
          <table:table-cell office:value-type="float" office:value="136422336186" calcext:value-type="float">
            <text:p>136422336186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10853.744141" calcext:value-type="float">
            <text:p>10853.744141</text:p>
          </table:table-cell>
          <table:table-cell office:value-type="float" office:value="13796.489258" calcext:value-type="float">
            <text:p>13796.489258</text:p>
          </table:table-cell>
          <table:table-cell office:value-type="float" office:value="10491.852539" calcext:value-type="float">
            <text:p>10491.852539</text:p>
          </table:table-cell>
          <table:table-cell table:number-columns-repeated="2" office:value-type="float" office:value="10817.155273" calcext:value-type="float">
            <text:p>10817.155273</text:p>
          </table:table-cell>
          <table:table-cell office:value-type="float" office:value="221502737678" calcext:value-type="float">
            <text:p>221502737678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10796.930664" calcext:value-type="float">
            <text:p>10796.930664</text:p>
          </table:table-cell>
          <table:table-cell office:value-type="float" office:value="12006.075195" calcext:value-type="float">
            <text:p>12006.075195</text:p>
          </table:table-cell>
          <table:table-cell office:value-type="float" office:value="9737.884766" calcext:value-type="float">
            <text:p>9737.884766</text:p>
          </table:table-cell>
          <table:table-cell table:number-columns-repeated="2" office:value-type="float" office:value="11450.84668" calcext:value-type="float">
            <text:p>11450.84668</text:p>
          </table:table-cell>
          <table:table-cell office:value-type="float" office:value="181410821664" calcext:value-type="float">
            <text:p>181410821664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11446.59668" calcext:value-type="float">
            <text:p>11446.59668</text:p>
          </table:table-cell>
          <table:table-cell office:value-type="float" office:value="13129.529297" calcext:value-type="float">
            <text:p>13129.529297</text:p>
          </table:table-cell>
          <table:table-cell office:value-type="float" office:value="10234.576172" calcext:value-type="float">
            <text:p>10234.576172</text:p>
          </table:table-cell>
          <table:table-cell table:number-columns-repeated="2" office:value-type="float" office:value="10256.058594" calcext:value-type="float">
            <text:p>10256.058594</text:p>
          </table:table-cell>
          <table:table-cell office:value-type="float" office:value="180936684094" calcext:value-type="float">
            <text:p>180936684094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10257.838867" calcext:value-type="float">
            <text:p>10257.838867</text:p>
          </table:table-cell>
          <table:table-cell office:value-type="float" office:value="11052.766602" calcext:value-type="float">
            <text:p>11052.766602</text:p>
          </table:table-cell>
          <table:table-cell office:value-type="float" office:value="9163.134766" calcext:value-type="float">
            <text:p>9163.134766</text:p>
          </table:table-cell>
          <table:table-cell table:number-columns-repeated="2" office:value-type="float" office:value="10599.105469" calcext:value-type="float">
            <text:p>10599.105469</text:p>
          </table:table-cell>
          <table:table-cell office:value-type="float" office:value="157356814401" calcext:value-type="float">
            <text:p>157356814401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10596.948242" calcext:value-type="float">
            <text:p>10596.948242</text:p>
          </table:table-cell>
          <table:table-cell office:value-type="float" office:value="10651.791016" calcext:value-type="float">
            <text:p>10651.791016</text:p>
          </table:table-cell>
          <table:table-cell office:value-type="float" office:value="9252.296875" calcext:value-type="float">
            <text:p>9252.296875</text:p>
          </table:table-cell>
          <table:table-cell table:number-columns-repeated="2" office:value-type="float" office:value="9552.860352" calcext:value-type="float">
            <text:p>9552.860352</text:p>
          </table:table-cell>
          <table:table-cell office:value-type="float" office:value="112459229429" calcext:value-type="float">
            <text:p>112459229429</text:p>
          </table:table-cell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9548.178711" calcext:value-type="float">
            <text:p>9548.178711</text:p>
          </table:table-cell>
          <table:table-cell office:value-type="float" office:value="11009.207031" calcext:value-type="float">
            <text:p>11009.207031</text:p>
          </table:table-cell>
          <table:table-cell office:value-type="float" office:value="9437.335938" calcext:value-type="float">
            <text:p>9437.335938</text:p>
          </table:table-cell>
          <table:table-cell table:number-columns-repeated="2" office:value-type="float" office:value="10970.18457" calcext:value-type="float">
            <text:p>10970.18457</text:p>
          </table:table-cell>
          <table:table-cell office:value-type="float" office:value="110790788886" calcext:value-type="float">
            <text:p>110790788886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10960.735352" calcext:value-type="float">
            <text:p>10960.735352</text:p>
          </table:table-cell>
          <table:table-cell office:value-type="float" office:value="12273.821289" calcext:value-type="float">
            <text:p>12273.821289</text:p>
          </table:table-cell>
          <table:table-cell office:value-type="float" office:value="10960.735352" calcext:value-type="float">
            <text:p>10960.735352</text:p>
          </table:table-cell>
          <table:table-cell table:number-columns-repeated="2" office:value-type="float" office:value="11523.579102" calcext:value-type="float">
            <text:p>11523.579102</text:p>
          </table:table-cell>
          <table:table-cell office:value-type="float" office:value="141427393784" calcext:value-type="float">
            <text:p>141427393784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table:number-columns-repeated="2" office:value-type="float" office:value="11528.189453" calcext:value-type="float">
            <text:p>11528.189453</text:p>
          </table:table-cell>
          <table:table-cell office:value-type="float" office:value="9675.316406" calcext:value-type="float">
            <text:p>9675.316406</text:p>
          </table:table-cell>
          <table:table-cell table:number-columns-repeated="2" office:value-type="float" office:value="10345.810547" calcext:value-type="float">
            <text:p>10345.810547</text:p>
          </table:table-cell>
          <table:table-cell office:value-type="float" office:value="120224711796" calcext:value-type="float">
            <text:p>120224711796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10350.283203" calcext:value-type="float">
            <text:p>10350.283203</text:p>
          </table:table-cell>
          <table:table-cell office:value-type="float" office:value="10947.041992" calcext:value-type="float">
            <text:p>10947.041992</text:p>
          </table:table-cell>
          <table:table-cell office:value-type="float" office:value="9831.462891" calcext:value-type="float">
            <text:p>9831.462891</text:p>
          </table:table-cell>
          <table:table-cell table:number-columns-repeated="2" office:value-type="float" office:value="10138.517578" calcext:value-type="float">
            <text:p>10138.517578</text:p>
          </table:table-cell>
          <table:table-cell office:value-type="float" office:value="112893851546" calcext:value-type="float">
            <text:p>112893851546</text:p>
          </table:table-cell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10126.299805" calcext:value-type="float">
            <text:p>10126.299805</text:p>
          </table:table-cell>
          <table:table-cell office:value-type="float" office:value="10512.328125" calcext:value-type="float">
            <text:p>10512.328125</text:p>
          </table:table-cell>
          <table:table-cell office:value-type="float" office:value="9421.629883" calcext:value-type="float">
            <text:p>9421.629883</text:p>
          </table:table-cell>
          <table:table-cell table:number-columns-repeated="2" office:value-type="float" office:value="9757.970703" calcext:value-type="float">
            <text:p>9757.970703</text:p>
          </table:table-cell>
          <table:table-cell office:value-type="float" office:value="104346358668" calcext:value-type="float">
            <text:p>104346358668</text:p>
          </table:table-cell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9757.473633" calcext:value-type="float">
            <text:p>9757.473633</text:p>
          </table:table-cell>
          <table:table-cell office:value-type="float" office:value="10898.761719" calcext:value-type="float">
            <text:p>10898.761719</text:p>
          </table:table-cell>
          <table:table-cell office:value-type="float" office:value="9730.650391" calcext:value-type="float">
            <text:p>9730.650391</text:p>
          </table:table-cell>
          <table:table-cell table:number-columns-repeated="2" office:value-type="float" office:value="10441.276367" calcext:value-type="float">
            <text:p>10441.276367</text:p>
          </table:table-cell>
          <table:table-cell office:value-type="float" office:value="116441433306" calcext:value-type="float">
            <text:p>116441433306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10443.228516" calcext:value-type="float">
            <text:p>10443.228516</text:p>
          </table:table-cell>
          <table:table-cell office:value-type="float" office:value="10450.311523" calcext:value-type="float">
            <text:p>10450.311523</text:p>
          </table:table-cell>
          <table:table-cell office:value-type="float" office:value="9980.776367" calcext:value-type="float">
            <text:p>9980.776367</text:p>
          </table:table-cell>
          <table:table-cell table:number-columns-repeated="2" office:value-type="float" office:value="10347.712891" calcext:value-type="float">
            <text:p>10347.712891</text:p>
          </table:table-cell>
          <table:table-cell office:value-type="float" office:value="102876391722" calcext:value-type="float">
            <text:p>102876391722</text:p>
          </table:table-cell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10347.222656" calcext:value-type="float">
            <text:p>10347.222656</text:p>
          </table:table-cell>
          <table:table-cell office:value-type="float" office:value="10386.867188" calcext:value-type="float">
            <text:p>10386.867188</text:p>
          </table:table-cell>
          <table:table-cell office:value-type="float" office:value="9851.692383" calcext:value-type="float">
            <text:p>9851.692383</text:p>
          </table:table-cell>
          <table:table-cell table:number-columns-repeated="2" office:value-type="float" office:value="10070.392578" calcext:value-type="float">
            <text:p>10070.392578</text:p>
          </table:table-cell>
          <table:table-cell office:value-type="float" office:value="107930839411" calcext:value-type="float">
            <text:p>107930839411</text:p>
          </table:table-cell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10067.962891" calcext:value-type="float">
            <text:p>10067.962891</text:p>
          </table:table-cell>
          <table:table-cell office:value-type="float" office:value="10074.238281" calcext:value-type="float">
            <text:p>10074.238281</text:p>
          </table:table-cell>
          <table:table-cell office:value-type="float" office:value="7895.629395" calcext:value-type="float">
            <text:p>7895.629395</text:p>
          </table:table-cell>
          <table:table-cell table:number-columns-repeated="2" office:value-type="float" office:value="8104.185547" calcext:value-type="float">
            <text:p>8104.185547</text:p>
          </table:table-cell>
          <table:table-cell office:value-type="float" office:value="124735468736" calcext:value-type="float">
            <text:p>124735468736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8104.226563" calcext:value-type="float">
            <text:p>8104.226563</text:p>
          </table:table-cell>
          <table:table-cell office:value-type="float" office:value="8497.692383" calcext:value-type="float">
            <text:p>8497.692383</text:p>
          </table:table-cell>
          <table:table-cell office:value-type="float" office:value="7830.758789" calcext:value-type="float">
            <text:p>7830.758789</text:p>
          </table:table-cell>
          <table:table-cell table:number-columns-repeated="2" office:value-type="float" office:value="7988.155762" calcext:value-type="float">
            <text:p>7988.155762</text:p>
          </table:table-cell>
          <table:table-cell office:value-type="float" office:value="97716137177" calcext:value-type="float">
            <text:p>97716137177</text:p>
          </table:table-cell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7989.120605" calcext:value-type="float">
            <text:p>7989.120605</text:p>
          </table:table-cell>
          <table:table-cell office:value-type="float" office:value="8721.780273" calcext:value-type="float">
            <text:p>8721.780273</text:p>
          </table:table-cell>
          <table:table-cell office:value-type="float" office:value="7905.766113" calcext:value-type="float">
            <text:p>7905.766113</text:p>
          </table:table-cell>
          <table:table-cell table:number-columns-repeated="2" office:value-type="float" office:value="8321.005859" calcext:value-type="float">
            <text:p>8321.005859</text:p>
          </table:table-cell>
          <table:table-cell office:value-type="float" office:value="118550918406" calcext:value-type="float">
            <text:p>118550918406</text:p>
          </table:table-cell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8320.832031" calcext:value-type="float">
            <text:p>8320.832031</text:p>
          </table:table-cell>
          <table:table-cell office:value-type="float" office:value="8410.714844" calcext:value-type="float">
            <text:p>8410.714844</text:p>
          </table:table-cell>
          <table:table-cell office:value-type="float" office:value="7902.164063" calcext:value-type="float">
            <text:p>7902.164063</text:p>
          </table:table-cell>
          <table:table-cell table:number-columns-repeated="2" office:value-type="float" office:value="8222.078125" calcext:value-type="float">
            <text:p>8222.078125</text:p>
          </table:table-cell>
          <table:table-cell office:value-type="float" office:value="105710167421" calcext:value-type="float">
            <text:p>105710167421</text:p>
          </table:table-cell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8225.115234" calcext:value-type="float">
            <text:p>8225.115234</text:p>
          </table:table-cell>
          <table:table-cell office:value-type="float" office:value="10021.744141" calcext:value-type="float">
            <text:p>10021.744141</text:p>
          </table:table-cell>
          <table:table-cell office:value-type="float" office:value="7446.98877" calcext:value-type="float">
            <text:p>7446.98877</text:p>
          </table:table-cell>
          <table:table-cell table:number-columns-repeated="2" office:value-type="float" office:value="9551.714844" calcext:value-type="float">
            <text:p>9551.714844</text:p>
          </table:table-cell>
          <table:table-cell office:value-type="float" office:value="176678165122" calcext:value-type="float">
            <text:p>176678165122</text:p>
          </table:table-cell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9565.101563" calcext:value-type="float">
            <text:p>9565.101563</text:p>
          </table:table-cell>
          <table:table-cell office:value-type="float" office:value="9805.118164" calcext:value-type="float">
            <text:p>9805.118164</text:p>
          </table:table-cell>
          <table:table-cell office:value-type="float" office:value="9028.717773" calcext:value-type="float">
            <text:p>9028.717773</text:p>
          </table:table-cell>
          <table:table-cell table:number-columns-repeated="2" office:value-type="float" office:value="9235.354492" calcext:value-type="float">
            <text:p>9235.354492</text:p>
          </table:table-cell>
          <table:table-cell office:value-type="float" office:value="180364809054" calcext:value-type="float">
            <text:p>180364809054</text:p>
          </table:table-cell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9235.607422" calcext:value-type="float">
            <text:p>9235.607422</text:p>
          </table:table-cell>
          <table:table-cell office:value-type="float" office:value="9505.051758" calcext:value-type="float">
            <text:p>9505.051758</text:p>
          </table:table-cell>
          <table:table-cell office:value-type="float" office:value="8775.53418" calcext:value-type="float">
            <text:p>8775.53418</text:p>
          </table:table-cell>
          <table:table-cell table:number-columns-repeated="2" office:value-type="float" office:value="9055.526367" calcext:value-type="float">
            <text:p>9055.526367</text:p>
          </table:table-cell>
          <table:table-cell office:value-type="float" office:value="160702732605" calcext:value-type="float">
            <text:p>160702732605</text:p>
          </table:table-cell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9056.917969" calcext:value-type="float">
            <text:p>9056.917969</text:p>
          </table:table-cell>
          <table:table-cell office:value-type="float" office:value="9081.279297" calcext:value-type="float">
            <text:p>9081.279297</text:p>
          </table:table-cell>
          <table:table-cell office:value-type="float" office:value="8473.973633" calcext:value-type="float">
            <text:p>8473.973633</text:p>
          </table:table-cell>
          <table:table-cell table:number-columns-repeated="2" office:value-type="float" office:value="8577.975586" calcext:value-type="float">
            <text:p>8577.975586</text:p>
          </table:table-cell>
          <table:table-cell office:value-type="float" office:value="134166660425" calcext:value-type="float">
            <text:p>134166660425</text:p>
          </table:table-cell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8573.980469" calcext:value-type="float">
            <text:p>8573.980469</text:p>
          </table:table-cell>
          <table:table-cell office:value-type="float" office:value="8653.280273" calcext:value-type="float">
            <text:p>8653.280273</text:p>
          </table:table-cell>
          <table:table-cell office:value-type="float" office:value="6936.706543" calcext:value-type="float">
            <text:p>6936.706543</text:p>
          </table:table-cell>
          <table:table-cell table:number-columns-repeated="2" office:value-type="float" office:value="7047.916992" calcext:value-type="float">
            <text:p>7047.916992</text:p>
          </table:table-cell>
          <table:table-cell office:value-type="float" office:value="171626385785" calcext:value-type="float">
            <text:p>171626385785</text:p>
          </table:table-cell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7039.977051" calcext:value-type="float">
            <text:p>7039.977051</text:p>
          </table:table-cell>
          <table:table-cell office:value-type="float" office:value="7836.102051" calcext:value-type="float">
            <text:p>7836.102051</text:p>
          </table:table-cell>
          <table:table-cell office:value-type="float" office:value="6617.166992" calcext:value-type="float">
            <text:p>6617.166992</text:p>
          </table:table-cell>
          <table:table-cell table:number-columns-repeated="2" office:value-type="float" office:value="7424.29248" calcext:value-type="float">
            <text:p>7424.29248</text:p>
          </table:table-cell>
          <table:table-cell office:value-type="float" office:value="162444865038" calcext:value-type="float">
            <text:p>162444865038</text:p>
          </table:table-cell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7424.036133" calcext:value-type="float">
            <text:p>7424.036133</text:p>
          </table:table-cell>
          <table:table-cell office:value-type="float" office:value="7743.431641" calcext:value-type="float">
            <text:p>7743.431641</text:p>
          </table:table-cell>
          <table:table-cell office:value-type="float" office:value="7170.922852" calcext:value-type="float">
            <text:p>7170.922852</text:p>
          </table:table-cell>
          <table:table-cell table:number-columns-repeated="2" office:value-type="float" office:value="7564.345215" calcext:value-type="float">
            <text:p>7564.345215</text:p>
          </table:table-cell>
          <table:table-cell office:value-type="float" office:value="121327747579" calcext:value-type="float">
            <text:p>121327747579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7561.79541" calcext:value-type="float">
            <text:p>7561.79541</text:p>
          </table:table-cell>
          <table:table-cell office:value-type="float" office:value="7618.091797" calcext:value-type="float">
            <text:p>7618.091797</text:p>
          </table:table-cell>
          <table:table-cell office:value-type="float" office:value="6924.375977" calcext:value-type="float">
            <text:p>6924.375977</text:p>
          </table:table-cell>
          <table:table-cell table:number-columns-repeated="2" office:value-type="float" office:value="7152.301758" calcext:value-type="float">
            <text:p>7152.301758</text:p>
          </table:table-cell>
          <table:table-cell office:value-type="float" office:value="122542519852" calcext:value-type="float">
            <text:p>122542519852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7153.663086" calcext:value-type="float">
            <text:p>7153.663086</text:p>
          </table:table-cell>
          <table:table-cell office:value-type="float" office:value="7518.033203" calcext:value-type="float">
            <text:p>7518.033203</text:p>
          </table:table-cell>
          <table:table-cell office:value-type="float" office:value="6540.049316" calcext:value-type="float">
            <text:p>6540.049316</text:p>
          </table:table-cell>
          <table:table-cell table:number-columns-repeated="2" office:value-type="float" office:value="7511.588867" calcext:value-type="float">
            <text:p>7511.588867</text:p>
          </table:table-cell>
          <table:table-cell office:value-type="float" office:value="165399102663" calcext:value-type="float">
            <text:p>165399102663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7508.902344" calcext:value-type="float">
            <text:p>7508.902344</text:p>
          </table:table-cell>
          <table:table-cell office:value-type="float" office:value="7656.17627" calcext:value-type="float">
            <text:p>7656.17627</text:p>
          </table:table-cell>
          <table:table-cell office:value-type="float" office:value="7189.934082" calcext:value-type="float">
            <text:p>7189.934082</text:p>
          </table:table-cell>
          <table:table-cell table:number-columns-repeated="2" office:value-type="float" office:value="7422.652832" calcext:value-type="float">
            <text:p>7422.652832</text:p>
          </table:table-cell>
          <table:table-cell office:value-type="float" office:value="161758217050" calcext:value-type="float">
            <text:p>161758217050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7420.272949" calcext:value-type="float">
            <text:p>7420.272949</text:p>
          </table:table-cell>
          <table:table-cell office:value-type="float" office:value="7544.49707" calcext:value-type="float">
            <text:p>7544.49707</text:p>
          </table:table-cell>
          <table:table-cell office:value-type="float" office:value="6914.996094" calcext:value-type="float">
            <text:p>6914.996094</text:p>
          </table:table-cell>
          <table:table-cell table:number-columns-repeated="2" office:value-type="float" office:value="7411.317383" calcext:value-type="float">
            <text:p>7411.317383</text:p>
          </table:table-cell>
          <table:table-cell office:value-type="float" office:value="149690652643" calcext:value-type="float">
            <text:p>149690652643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7410.452148" calcext:value-type="float">
            <text:p>7410.452148</text:p>
          </table:table-cell>
          <table:table-cell office:value-type="float" office:value="8396.738281" calcext:value-type="float">
            <text:p>8396.738281</text:p>
          </table:table-cell>
          <table:table-cell office:value-type="float" office:value="7409.292969" calcext:value-type="float">
            <text:p>7409.292969</text:p>
          </table:table-cell>
          <table:table-cell table:number-columns-repeated="2" office:value-type="float" office:value="8192.494141" calcext:value-type="float">
            <text:p>8192.494141</text:p>
          </table:table-cell>
          <table:table-cell office:value-type="float" office:value="184901289962" calcext:value-type="float">
            <text:p>184901289962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8189.771973" calcext:value-type="float">
            <text:p>8189.771973</text:p>
          </table:table-cell>
          <table:table-cell office:value-type="float" office:value="9164.362305" calcext:value-type="float">
            <text:p>9164.362305</text:p>
          </table:table-cell>
          <table:table-cell office:value-type="float" office:value="8079.700684" calcext:value-type="float">
            <text:p>8079.700684</text:p>
          </table:table-cell>
          <table:table-cell table:number-columns-repeated="2" office:value-type="float" office:value="8706.245117" calcext:value-type="float">
            <text:p>8706.245117</text:p>
          </table:table-cell>
          <table:table-cell office:value-type="float" office:value="241668743790" calcext:value-type="float">
            <text:p>241668743790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office:value-type="float" office:value="8704.631836" calcext:value-type="float">
            <text:p>8704.631836</text:p>
          </table:table-cell>
          <table:table-cell office:value-type="float" office:value="8792.994141" calcext:value-type="float">
            <text:p>8792.994141</text:p>
          </table:table-cell>
          <table:table-cell office:value-type="float" office:value="8266.84082" calcext:value-type="float">
            <text:p>8266.84082</text:p>
          </table:table-cell>
          <table:table-cell table:number-columns-repeated="2" office:value-type="float" office:value="8596.830078" calcext:value-type="float">
            <text:p>8596.830078</text:p>
          </table:table-cell>
          <table:table-cell office:value-type="float" office:value="165113602386" calcext:value-type="float">
            <text:p>165113602386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8597.308594" calcext:value-type="float">
            <text:p>8597.308594</text:p>
          </table:table-cell>
          <table:table-cell office:value-type="float" office:value="9553.125977" calcext:value-type="float">
            <text:p>9553.125977</text:p>
          </table:table-cell>
          <table:table-cell office:value-type="float" office:value="8597.308594" calcext:value-type="float">
            <text:p>8597.308594</text:p>
          </table:table-cell>
          <table:table-cell table:number-columns-repeated="2" office:value-type="float" office:value="9344.365234" calcext:value-type="float">
            <text:p>9344.365234</text:p>
          </table:table-cell>
          <table:table-cell office:value-type="float" office:value="212298356921" calcext:value-type="float">
            <text:p>212298356921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9344.683594" calcext:value-type="float">
            <text:p>9344.683594</text:p>
          </table:table-cell>
          <table:table-cell office:value-type="float" office:value="10129.435547" calcext:value-type="float">
            <text:p>10129.435547</text:p>
          </table:table-cell>
          <table:table-cell office:value-type="float" office:value="9112.811523" calcext:value-type="float">
            <text:p>9112.811523</text:p>
          </table:table-cell>
          <table:table-cell table:number-columns-repeated="2" office:value-type="float" office:value="10116.673828" calcext:value-type="float">
            <text:p>10116.673828</text:p>
          </table:table-cell>
          <table:table-cell office:value-type="float" office:value="239180811396" calcext:value-type="float">
            <text:p>239180811396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10115.55957" calcext:value-type="float">
            <text:p>10115.55957</text:p>
          </table:table-cell>
          <table:table-cell office:value-type="float" office:value="10457.626953" calcext:value-type="float">
            <text:p>10457.626953</text:p>
          </table:table-cell>
          <table:table-cell office:value-type="float" office:value="9722.386719" calcext:value-type="float">
            <text:p>9722.386719</text:p>
          </table:table-cell>
          <table:table-cell table:number-columns-repeated="2" office:value-type="float" office:value="9934.433594" calcext:value-type="float">
            <text:p>9934.433594</text:p>
          </table:table-cell>
          <table:table-cell office:value-type="float" office:value="300413081961" calcext:value-type="float">
            <text:p>300413081961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9936.560547" calcext:value-type="float">
            <text:p>9936.560547</text:p>
          </table:table-cell>
          <table:table-cell office:value-type="float" office:value="10191.675781" calcext:value-type="float">
            <text:p>10191.675781</text:p>
          </table:table-cell>
          <table:table-cell office:value-type="float" office:value="9507.637695" calcext:value-type="float">
            <text:p>9507.637695</text:p>
          </table:table-cell>
          <table:table-cell table:number-columns-repeated="2" office:value-type="float" office:value="9924.515625" calcext:value-type="float">
            <text:p>9924.515625</text:p>
          </table:table-cell>
          <table:table-cell office:value-type="float" office:value="303140360737" calcext:value-type="float">
            <text:p>303140360737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9921.583008" calcext:value-type="float">
            <text:p>9921.583008</text:p>
          </table:table-cell>
          <table:table-cell office:value-type="float" office:value="9951.746094" calcext:value-type="float">
            <text:p>9951.746094</text:p>
          </table:table-cell>
          <table:table-cell office:value-type="float" office:value="8471.212891" calcext:value-type="float">
            <text:p>8471.212891</text:p>
          </table:table-cell>
          <table:table-cell table:number-columns-repeated="2" office:value-type="float" office:value="8562.454102" calcext:value-type="float">
            <text:p>8562.454102</text:p>
          </table:table-cell>
          <table:table-cell office:value-type="float" office:value="299233009519" calcext:value-type="float">
            <text:p>299233009519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8563.264648" calcext:value-type="float">
            <text:p>8563.264648</text:p>
          </table:table-cell>
          <table:table-cell office:value-type="float" office:value="9167.695313" calcext:value-type="float">
            <text:p>9167.695313</text:p>
          </table:table-cell>
          <table:table-cell office:value-type="float" office:value="8105.25293" calcext:value-type="float">
            <text:p>8105.25293</text:p>
          </table:table-cell>
          <table:table-cell table:number-columns-repeated="2" office:value-type="float" office:value="8108.116211" calcext:value-type="float">
            <text:p>8108.116211</text:p>
          </table:table-cell>
          <table:table-cell office:value-type="float" office:value="276706069332" calcext:value-type="float">
            <text:p>276706069332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8111.146484" calcext:value-type="float">
            <text:p>8111.146484</text:p>
          </table:table-cell>
          <table:table-cell office:value-type="float" office:value="8177.793457" calcext:value-type="float">
            <text:p>8177.793457</text:p>
          </table:table-cell>
          <table:table-cell office:value-type="float" office:value="4106.980957" calcext:value-type="float">
            <text:p>4106.980957</text:p>
          </table:table-cell>
          <table:table-cell table:number-columns-repeated="2" office:value-type="float" office:value="5392.314941" calcext:value-type="float">
            <text:p>5392.314941</text:p>
          </table:table-cell>
          <table:table-cell office:value-type="float" office:value="326123224367" calcext:value-type="float">
            <text:p>326123224367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5385.229492" calcext:value-type="float">
            <text:p>5385.229492</text:p>
          </table:table-cell>
          <table:table-cell office:value-type="float" office:value="6844.261719" calcext:value-type="float">
            <text:p>6844.261719</text:p>
          </table:table-cell>
          <table:table-cell office:value-type="float" office:value="4575.35791" calcext:value-type="float">
            <text:p>4575.35791</text:p>
          </table:table-cell>
          <table:table-cell table:number-columns-repeated="2" office:value-type="float" office:value="5830.254883" calcext:value-type="float">
            <text:p>5830.254883</text:p>
          </table:table-cell>
          <table:table-cell office:value-type="float" office:value="309907233898" calcext:value-type="float">
            <text:p>309907233898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5831.374512" calcext:value-type="float">
            <text:p>5831.374512</text:p>
          </table:table-cell>
          <table:table-cell office:value-type="float" office:value="6892.51123" calcext:value-type="float">
            <text:p>6892.51123</text:p>
          </table:table-cell>
          <table:table-cell office:value-type="float" office:value="5785.004395" calcext:value-type="float">
            <text:p>5785.004395</text:p>
          </table:table-cell>
          <table:table-cell table:number-columns-repeated="2" office:value-type="float" office:value="5922.042969" calcext:value-type="float">
            <text:p>5922.042969</text:p>
          </table:table-cell>
          <table:table-cell office:value-type="float" office:value="272468247396" calcext:value-type="float">
            <text:p>272468247396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5925.538574" calcext:value-type="float">
            <text:p>5925.538574</text:p>
          </table:table-cell>
          <table:table-cell office:value-type="float" office:value="7088.247559" calcext:value-type="float">
            <text:p>7088.247559</text:p>
          </table:table-cell>
          <table:table-cell office:value-type="float" office:value="5903.234375" calcext:value-type="float">
            <text:p>5903.234375</text:p>
          </table:table-cell>
          <table:table-cell table:number-columns-repeated="2" office:value-type="float" office:value="6791.129395" calcext:value-type="float">
            <text:p>6791.129395</text:p>
          </table:table-cell>
          <table:table-cell office:value-type="float" office:value="259568096067" calcext:value-type="float">
            <text:p>259568096067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6788.049805" calcext:value-type="float">
            <text:p>6788.049805</text:p>
          </table:table-cell>
          <table:table-cell office:value-type="float" office:value="7427.939453" calcext:value-type="float">
            <text:p>7427.939453</text:p>
          </table:table-cell>
          <table:table-cell office:value-type="float" office:value="6782.889648" calcext:value-type="float">
            <text:p>6782.889648</text:p>
          </table:table-cell>
          <table:table-cell table:number-columns-repeated="2" office:value-type="float" office:value="6971.091797" calcext:value-type="float">
            <text:p>6971.091797</text:p>
          </table:table-cell>
          <table:table-cell office:value-type="float" office:value="274123270575" calcext:value-type="float">
            <text:p>274123270575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6965.616699" calcext:value-type="float">
            <text:p>6965.616699</text:p>
          </table:table-cell>
          <table:table-cell office:value-type="float" office:value="7280.521973" calcext:value-type="float">
            <text:p>7280.521973</text:p>
          </table:table-cell>
          <table:table-cell office:value-type="float" office:value="6555.504395" calcext:value-type="float">
            <text:p>6555.504395</text:p>
          </table:table-cell>
          <table:table-cell table:number-columns-repeated="2" office:value-type="float" office:value="7189.424805" calcext:value-type="float">
            <text:p>7189.424805</text:p>
          </table:table-cell>
          <table:table-cell office:value-type="float" office:value="248073118271" calcext:value-type="float">
            <text:p>248073118271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7186.873535" calcext:value-type="float">
            <text:p>7186.873535</text:p>
          </table:table-cell>
          <table:table-cell office:value-type="float" office:value="7700.594238" calcext:value-type="float">
            <text:p>7700.594238</text:p>
          </table:table-cell>
          <table:table-cell office:value-type="float" office:value="6834.442383" calcext:value-type="float">
            <text:p>6834.442383</text:p>
          </table:table-cell>
          <table:table-cell table:number-columns-repeated="2" office:value-type="float" office:value="7679.867188" calcext:value-type="float">
            <text:p>7679.867188</text:p>
          </table:table-cell>
          <table:table-cell office:value-type="float" office:value="247735013847" calcext:value-type="float">
            <text:p>247735013847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7679.418945" calcext:value-type="float">
            <text:p>7679.418945</text:p>
          </table:table-cell>
          <table:table-cell office:value-type="float" office:value="9440.650391" calcext:value-type="float">
            <text:p>9440.650391</text:p>
          </table:table-cell>
          <table:table-cell office:value-type="float" office:value="7679.418945" calcext:value-type="float">
            <text:p>7679.418945</text:p>
          </table:table-cell>
          <table:table-cell table:number-columns-repeated="2" office:value-type="float" office:value="8897.46875" calcext:value-type="float">
            <text:p>8897.46875</text:p>
          </table:table-cell>
          <table:table-cell office:value-type="float" office:value="327820350240" calcext:value-type="float">
            <text:p>327820350240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8895.745117" calcext:value-type="float">
            <text:p>8895.745117</text:p>
          </table:table-cell>
          <table:table-cell office:value-type="float" office:value="9411.467773" calcext:value-type="float">
            <text:p>9411.467773</text:p>
          </table:table-cell>
          <table:table-cell office:value-type="float" office:value="8645.024414" calcext:value-type="float">
            <text:p>8645.024414</text:p>
          </table:table-cell>
          <table:table-cell table:number-columns-repeated="2" office:value-type="float" office:value="9268.761719" calcext:value-type="float">
            <text:p>9268.761719</text:p>
          </table:table-cell>
          <table:table-cell office:value-type="float" office:value="138239145869" calcext:value-type="float">
            <text:p>138239145869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9820.798828" calcext:value-type="float">
            <text:p>9820.798828</text:p>
          </table:table-cell>
          <table:table-cell office:value-type="float" office:value="9908.8125" calcext:value-type="float">
            <text:p>9908.8125</text:p>
          </table:table-cell>
          <table:table-cell office:value-type="float" office:value="9814.709961" calcext:value-type="float">
            <text:p>9814.709961</text:p>
          </table:table-cell>
          <table:table-cell table:number-columns-repeated="2" office:value-type="float" office:value="9893.573242" calcext:value-type="float">
            <text:p>9893.573242</text:p>
          </table:table-cell>
          <table:table-cell office:value-type="float" office:value="50176958464" calcext:value-type="float">
            <text:p>50176958464</text:p>
          </table:table-cell>
        </table:table-row>
      </table:table>
      <table:table table:name="BCH-USD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7-07-17</text:p>
          </table:table-cell>
          <table:table-cell office:value-type="float" office:value="555.885986" calcext:value-type="float">
            <text:p>555.885986</text:p>
          </table:table-cell>
          <table:table-cell office:value-type="float" office:value="578.971008" calcext:value-type="float">
            <text:p>578.971008</text:p>
          </table:table-cell>
          <table:table-cell office:value-type="float" office:value="411.776001" calcext:value-type="float">
            <text:p>411.776001</text:p>
          </table:table-cell>
          <table:table-cell table:number-columns-repeated="2" office:value-type="float" office:value="413.059998" calcext:value-type="float">
            <text:p>413.059998</text:p>
          </table:table-cell>
          <table:table-cell office:value-type="float" office:value="85013" calcext:value-type="float">
            <text:p>85013</text:p>
          </table:table-cell>
          <table:table-cell table:formula="of:=[.B2]/[$'BTC-USD'.B2]" office:value-type="float" office:value="0.287633361673876" calcext:value-type="float">
            <text:p>0.287633361673876</text:p>
          </table:table-cell>
          <table:table-cell table:formula="of:=ROUND(1/[.H2];2)" office:value-type="float" office:value="3.48" calcext:value-type="float">
            <text:p>3.48</text:p>
          </table:table-cell>
        </table:table-row>
        <table:table-row table:style-name="ro1">
          <table:table-cell table:style-name="ce1" office:value-type="string" calcext:value-type="string">
            <text:p>2017-07-24</text:p>
          </table:table-cell>
          <table:table-cell office:value-type="float" office:value="412.579987" calcext:value-type="float">
            <text:p>412.579987</text:p>
          </table:table-cell>
          <table:table-cell office:value-type="float" office:value="578.892029" calcext:value-type="float">
            <text:p>578.892029</text:p>
          </table:table-cell>
          <table:table-cell office:value-type="float" office:value="217.059998" calcext:value-type="float">
            <text:p>217.059998</text:p>
          </table:table-cell>
          <table:table-cell table:number-columns-repeated="2" office:value-type="float" office:value="345.661011" calcext:value-type="float">
            <text:p>345.661011</text:p>
          </table:table-cell>
          <table:table-cell office:value-type="float" office:value="5608377" calcext:value-type="float">
            <text:p>5608377</text:p>
          </table:table-cell>
          <table:table-cell table:formula="of:=[.B3]/[$'BTC-USD'.B3]" office:value-type="float" office:value="0.150978883301484" calcext:value-type="float">
            <text:p>0.150978883301484</text:p>
          </table:table-cell>
          <table:table-cell table:formula="of:=ROUND(1/[.H3];2)" office:value-type="float" office:value="6.62" calcext:value-type="float">
            <text:p>6.62</text:p>
          </table:table-cell>
        </table:table-row>
        <table:table-row table:style-name="ro1">
          <table:table-cell table:style-name="ce1" office:value-type="string" calcext:value-type="string">
            <text:p>2017-07-31</text:p>
          </table:table-cell>
          <table:table-cell office:value-type="float" office:value="346.364014" calcext:value-type="float">
            <text:p>346.364014</text:p>
          </table:table-cell>
          <table:table-cell office:value-type="float" office:value="756.932007" calcext:value-type="float">
            <text:p>756.932007</text:p>
          </table:table-cell>
          <table:table-cell office:value-type="float" office:value="200.977997" calcext:value-type="float">
            <text:p>200.977997</text:p>
          </table:table-cell>
          <table:table-cell table:number-columns-repeated="2" office:value-type="float" office:value="220.656006" calcext:value-type="float">
            <text:p>220.656006</text:p>
          </table:table-cell>
          <table:table-cell office:value-type="float" office:value="1081476776" calcext:value-type="float">
            <text:p>1081476776</text:p>
          </table:table-cell>
          <table:table-cell table:formula="of:=[.B4]/[$'BTC-USD'.B4]" office:value-type="float" office:value="0.125347061874275" calcext:value-type="float">
            <text:p>0.125347061874275</text:p>
          </table:table-cell>
          <table:table-cell table:formula="of:=ROUND(1/[.H4];2)" office:value-type="float" office:value="7.98" calcext:value-type="float">
            <text:p>7.98</text:p>
          </table:table-cell>
        </table:table-row>
        <table:table-row table:style-name="ro1">
          <table:table-cell table:style-name="ce1" office:value-type="string" calcext:value-type="string">
            <text:p>2017-08-07</text:p>
          </table:table-cell>
          <table:table-cell office:value-type="float" office:value="223.755997" calcext:value-type="float">
            <text:p>223.755997</text:p>
          </table:table-cell>
          <table:table-cell office:value-type="float" office:value="386.294006" calcext:value-type="float">
            <text:p>386.294006</text:p>
          </table:table-cell>
          <table:table-cell office:value-type="float" office:value="223.755997" calcext:value-type="float">
            <text:p>223.755997</text:p>
          </table:table-cell>
          <table:table-cell table:number-columns-repeated="2" office:value-type="float" office:value="298.053009" calcext:value-type="float">
            <text:p>298.053009</text:p>
          </table:table-cell>
          <table:table-cell office:value-type="float" office:value="1403794984" calcext:value-type="float">
            <text:p>1403794984</text:p>
          </table:table-cell>
          <table:table-cell table:formula="of:=[.B5]/[$'BTC-USD'.B5]" office:value-type="float" office:value="0.0696456013111005" calcext:value-type="float">
            <text:p>0.069645601311101</text:p>
          </table:table-cell>
          <table:table-cell table:formula="of:=ROUND(1/[.H5];2)" office:value-type="float" office:value="14.36" calcext:value-type="float">
            <text:p>14.36</text:p>
          </table:table-cell>
        </table:table-row>
        <table:table-row table:style-name="ro1">
          <table:table-cell table:style-name="ce1" office:value-type="string" calcext:value-type="string">
            <text:p>2017-08-14</text:p>
          </table:table-cell>
          <table:table-cell office:value-type="float" office:value="296.097992" calcext:value-type="float">
            <text:p>296.097992</text:p>
          </table:table-cell>
          <table:table-cell office:value-type="float" office:value="1091.969971" calcext:value-type="float">
            <text:p>1091.969971</text:p>
          </table:table-cell>
          <table:table-cell office:value-type="float" office:value="290.207001" calcext:value-type="float">
            <text:p>290.207001</text:p>
          </table:table-cell>
          <table:table-cell table:number-columns-repeated="2" office:value-type="float" office:value="712.872986" calcext:value-type="float">
            <text:p>712.872986</text:p>
          </table:table-cell>
          <table:table-cell office:value-type="float" office:value="8937672896" calcext:value-type="float">
            <text:p>8937672896</text:p>
          </table:table-cell>
          <table:table-cell table:formula="of:=[.B6]/[$'BTC-USD'.B6]" office:value-type="float" office:value="0.0728211270907084" calcext:value-type="float">
            <text:p>0.072821127090709</text:p>
          </table:table-cell>
          <table:table-cell table:formula="of:=ROUND(1/[.H6];2)" office:value-type="float" office:value="13.73" calcext:value-type="float">
            <text:p>13.73</text:p>
          </table:table-cell>
        </table:table-row>
        <table:table-row table:style-name="ro1">
          <table:table-cell table:style-name="ce1" office:value-type="string" calcext:value-type="string">
            <text:p>2017-08-21</text:p>
          </table:table-cell>
          <table:table-cell office:value-type="float" office:value="723.700989" calcext:value-type="float">
            <text:p>723.700989</text:p>
          </table:table-cell>
          <table:table-cell office:value-type="float" office:value="756.590027" calcext:value-type="float">
            <text:p>756.590027</text:p>
          </table:table-cell>
          <table:table-cell office:value-type="float" office:value="570.27002" calcext:value-type="float">
            <text:p>570.27002</text:p>
          </table:table-cell>
          <table:table-cell table:number-columns-repeated="2" office:value-type="float" office:value="620.895996" calcext:value-type="float">
            <text:p>620.895996</text:p>
          </table:table-cell>
          <table:table-cell office:value-type="float" office:value="4370583984" calcext:value-type="float">
            <text:p>4370583984</text:p>
          </table:table-cell>
          <table:table-cell table:formula="of:=[.B7]/[$'BTC-USD'.B7]" office:value-type="float" office:value="0.176923244347476" calcext:value-type="float">
            <text:p>0.176923244347476</text:p>
          </table:table-cell>
          <table:table-cell table:formula="of:=ROUND(1/[.H7];2)" office:value-type="float" office:value="5.65" calcext:value-type="float">
            <text:p>5.65</text:p>
          </table:table-cell>
        </table:table-row>
        <table:table-row table:style-name="ro1">
          <table:table-cell table:style-name="ce1" office:value-type="string" calcext:value-type="string">
            <text:p>2017-08-28</text:p>
          </table:table-cell>
          <table:table-cell office:value-type="float" office:value="619.697998" calcext:value-type="float">
            <text:p>619.697998</text:p>
          </table:table-cell>
          <table:table-cell office:value-type="float" office:value="645.523987" calcext:value-type="float">
            <text:p>645.523987</text:p>
          </table:table-cell>
          <table:table-cell office:value-type="float" office:value="528.315002" calcext:value-type="float">
            <text:p>528.315002</text:p>
          </table:table-cell>
          <table:table-cell table:number-columns-repeated="2" office:value-type="float" office:value="607.432983" calcext:value-type="float">
            <text:p>607.432983</text:p>
          </table:table-cell>
          <table:table-cell office:value-type="float" office:value="2417469024" calcext:value-type="float">
            <text:p>2417469024</text:p>
          </table:table-cell>
          <table:table-cell table:formula="of:=[.B8]/[$'BTC-USD'.B8]" office:value-type="float" office:value="0.141339956080856" calcext:value-type="float">
            <text:p>0.141339956080856</text:p>
          </table:table-cell>
          <table:table-cell table:formula="of:=ROUND(1/[.H8];2)" office:value-type="float" office:value="7.08" calcext:value-type="float">
            <text:p>7.08</text:p>
          </table:table-cell>
        </table:table-row>
        <table:table-row table:style-name="ro1">
          <table:table-cell table:style-name="ce1" office:value-type="string" calcext:value-type="string">
            <text:p>2017-09-04</text:p>
          </table:table-cell>
          <table:table-cell office:value-type="float" office:value="608.260986" calcext:value-type="float">
            <text:p>608.260986</text:p>
          </table:table-cell>
          <table:table-cell office:value-type="float" office:value="707.981018" calcext:value-type="float">
            <text:p>707.981018</text:p>
          </table:table-cell>
          <table:table-cell office:value-type="float" office:value="458.778992" calcext:value-type="float">
            <text:p>458.778992</text:p>
          </table:table-cell>
          <table:table-cell table:number-columns-repeated="2" office:value-type="float" office:value="537.067017" calcext:value-type="float">
            <text:p>537.067017</text:p>
          </table:table-cell>
          <table:table-cell office:value-type="float" office:value="3777404016" calcext:value-type="float">
            <text:p>3777404016</text:p>
          </table:table-cell>
          <table:table-cell table:formula="of:=[.B9]/[$'BTC-USD'.B9]" office:value-type="float" office:value="0.132471693385397" calcext:value-type="float">
            <text:p>0.132471693385397</text:p>
          </table:table-cell>
          <table:table-cell table:formula="of:=ROUND(1/[.H9];2)" office:value-type="float" office:value="7.55" calcext:value-type="float">
            <text:p>7.55</text:p>
          </table:table-cell>
        </table:table-row>
        <table:table-row table:style-name="ro1">
          <table:table-cell table:style-name="ce1" office:value-type="string" calcext:value-type="string">
            <text:p>2017-09-11</text:p>
          </table:table-cell>
          <table:table-cell office:value-type="float" office:value="537.187012" calcext:value-type="float">
            <text:p>537.187012</text:p>
          </table:table-cell>
          <table:table-cell office:value-type="float" office:value="559.21698" calcext:value-type="float">
            <text:p>559.21698</text:p>
          </table:table-cell>
          <table:table-cell office:value-type="float" office:value="301.688995" calcext:value-type="float">
            <text:p>301.688995</text:p>
          </table:table-cell>
          <table:table-cell table:number-columns-repeated="2" office:value-type="float" office:value="419.864014" calcext:value-type="float">
            <text:p>419.864014</text:p>
          </table:table-cell>
          <table:table-cell office:value-type="float" office:value="2388953984" calcext:value-type="float">
            <text:p>2388953984</text:p>
          </table:table-cell>
          <table:table-cell table:formula="of:=[.B10]/[$'BTC-USD'.B10]" office:value-type="float" office:value="0.130307069301652" calcext:value-type="float">
            <text:p>0.130307069301652</text:p>
          </table:table-cell>
          <table:table-cell table:formula="of:=ROUND(1/[.H10];2)" office:value-type="float" office:value="7.67" calcext:value-type="float">
            <text:p>7.67</text:p>
          </table:table-cell>
        </table:table-row>
        <table:table-row table:style-name="ro1">
          <table:table-cell table:style-name="ce1" office:value-type="string" calcext:value-type="string">
            <text:p>2017-09-18</text:p>
          </table:table-cell>
          <table:table-cell office:value-type="float" office:value="422.088013" calcext:value-type="float">
            <text:p>422.088013</text:p>
          </table:table-cell>
          <table:table-cell office:value-type="float" office:value="550.409973" calcext:value-type="float">
            <text:p>550.409973</text:p>
          </table:table-cell>
          <table:table-cell office:value-type="float" office:value="402.765991" calcext:value-type="float">
            <text:p>402.765991</text:p>
          </table:table-cell>
          <table:table-cell table:number-columns-repeated="2" office:value-type="float" office:value="421.029999" calcext:value-type="float">
            <text:p>421.029999</text:p>
          </table:table-cell>
          <table:table-cell office:value-type="float" office:value="2792425048" calcext:value-type="float">
            <text:p>2792425048</text:p>
          </table:table-cell>
          <table:table-cell table:formula="of:=[.B11]/[$'BTC-USD'.B11]" office:value-type="float" office:value="0.117537572897559" calcext:value-type="float">
            <text:p>0.117537572897559</text:p>
          </table:table-cell>
          <table:table-cell table:formula="of:=ROUND(1/[.H11];2)" office:value-type="float" office:value="8.51" calcext:value-type="float">
            <text:p>8.51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office:value-type="float" office:value="419.647003" calcext:value-type="float">
            <text:p>419.647003</text:p>
          </table:table-cell>
          <table:table-cell office:value-type="float" office:value="465.203003" calcext:value-type="float">
            <text:p>465.203003</text:p>
          </table:table-cell>
          <table:table-cell table:number-columns-repeated="3" office:value-type="float" office:value="415.152008" calcext:value-type="float">
            <text:p>415.152008</text:p>
          </table:table-cell>
          <table:table-cell office:value-type="float" office:value="1429460976" calcext:value-type="float">
            <text:p>1429460976</text:p>
          </table:table-cell>
          <table:table-cell table:formula="of:=[.B12]/[$'BTC-USD'.B12]" office:value-type="float" office:value="0.11398556981218" calcext:value-type="float">
            <text:p>0.11398556981218</text:p>
          </table:table-cell>
          <table:table-cell table:formula="of:=ROUND(1/[.H12];2)" office:value-type="float" office:value="8.77" calcext:value-type="float">
            <text:p>8.77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office:value-type="float" office:value="415.868988" calcext:value-type="float">
            <text:p>415.868988</text:p>
          </table:table-cell>
          <table:table-cell office:value-type="float" office:value="430.863007" calcext:value-type="float">
            <text:p>430.863007</text:p>
          </table:table-cell>
          <table:table-cell office:value-type="float" office:value="337.001007" calcext:value-type="float">
            <text:p>337.001007</text:p>
          </table:table-cell>
          <table:table-cell table:number-columns-repeated="2" office:value-type="float" office:value="342.212006" calcext:value-type="float">
            <text:p>342.212006</text:p>
          </table:table-cell>
          <table:table-cell office:value-type="float" office:value="1346551000" calcext:value-type="float">
            <text:p>1346551000</text:p>
          </table:table-cell>
          <table:table-cell table:formula="of:=[.B13]/[$'BTC-USD'.B13]" office:value-type="float" office:value="0.0946057683153411" calcext:value-type="float">
            <text:p>0.094605768315341</text:p>
          </table:table-cell>
          <table:table-cell table:formula="of:=ROUND(1/[.H13];2)" office:value-type="float" office:value="10.57" calcext:value-type="float">
            <text:p>10.57</text:p>
          </table:table-cell>
        </table:table-row>
        <table:table-row table:style-name="ro1">
          <table:table-cell table:style-name="ce1" office:value-type="string" calcext:value-type="string">
            <text:p>2017-10-09</text:p>
          </table:table-cell>
          <table:table-cell office:value-type="float" office:value="342.756012" calcext:value-type="float">
            <text:p>342.756012</text:p>
          </table:table-cell>
          <table:table-cell office:value-type="float" office:value="352.019012" calcext:value-type="float">
            <text:p>352.019012</text:p>
          </table:table-cell>
          <table:table-cell office:value-type="float" office:value="289.036987" calcext:value-type="float">
            <text:p>289.036987</text:p>
          </table:table-cell>
          <table:table-cell table:number-columns-repeated="2" office:value-type="float" office:value="314.946991" calcext:value-type="float">
            <text:p>314.946991</text:p>
          </table:table-cell>
          <table:table-cell office:value-type="float" office:value="1635258976" calcext:value-type="float">
            <text:p>1635258976</text:p>
          </table:table-cell>
          <table:table-cell table:formula="of:=[.B14]/[$'BTC-USD'.B14]" office:value-type="float" office:value="0.0742777169704424" calcext:value-type="float">
            <text:p>0.074277716970442</text:p>
          </table:table-cell>
          <table:table-cell table:formula="of:=ROUND(1/[.H14];2)" office:value-type="float" office:value="13.46" calcext:value-type="float">
            <text:p>13.46</text:p>
          </table:table-cell>
        </table:table-row>
        <table:table-row table:style-name="ro1">
          <table:table-cell table:style-name="ce1" office:value-type="string" calcext:value-type="string">
            <text:p>2017-10-16</text:p>
          </table:table-cell>
          <table:table-cell office:value-type="float" office:value="315.263" calcext:value-type="float">
            <text:p>315.263</text:p>
          </table:table-cell>
          <table:table-cell office:value-type="float" office:value="394.963013" calcext:value-type="float">
            <text:p>394.963013</text:p>
          </table:table-cell>
          <table:table-cell office:value-type="float" office:value="309.644989" calcext:value-type="float">
            <text:p>309.644989</text:p>
          </table:table-cell>
          <table:table-cell table:number-columns-repeated="2" office:value-type="float" office:value="331.660004" calcext:value-type="float">
            <text:p>331.660004</text:p>
          </table:table-cell>
          <table:table-cell office:value-type="float" office:value="2444406984" calcext:value-type="float">
            <text:p>2444406984</text:p>
          </table:table-cell>
          <table:table-cell table:formula="of:=[.B15]/[$'BTC-USD'.B15]" office:value-type="float" office:value="0.0554301766405883" calcext:value-type="float">
            <text:p>0.055430176640588</text:p>
          </table:table-cell>
          <table:table-cell table:formula="of:=ROUND(1/[.H15];2)" office:value-type="float" office:value="18.04" calcext:value-type="float">
            <text:p>18.04</text:p>
          </table:table-cell>
        </table:table-row>
        <table:table-row table:style-name="ro1">
          <table:table-cell table:style-name="ce1" office:value-type="string" calcext:value-type="string">
            <text:p>2017-10-23</text:p>
          </table:table-cell>
          <table:table-cell office:value-type="float" office:value="330.667999" calcext:value-type="float">
            <text:p>330.667999</text:p>
          </table:table-cell>
          <table:table-cell office:value-type="float" office:value="526.117004" calcext:value-type="float">
            <text:p>526.117004</text:p>
          </table:table-cell>
          <table:table-cell office:value-type="float" office:value="309.871002" calcext:value-type="float">
            <text:p>309.871002</text:p>
          </table:table-cell>
          <table:table-cell table:number-columns-repeated="2" office:value-type="float" office:value="451.924011" calcext:value-type="float">
            <text:p>451.924011</text:p>
          </table:table-cell>
          <table:table-cell office:value-type="float" office:value="4131367936" calcext:value-type="float">
            <text:p>4131367936</text:p>
          </table:table-cell>
          <table:table-cell table:formula="of:=[.B16]/[$'BTC-USD'.B16]" office:value-type="float" office:value="0.0550562768897769" calcext:value-type="float">
            <text:p>0.055056276889777</text:p>
          </table:table-cell>
          <table:table-cell table:formula="of:=ROUND(1/[.H16];2)" office:value-type="float" office:value="18.16" calcext:value-type="float">
            <text:p>18.16</text:p>
          </table:table-cell>
        </table:table-row>
        <table:table-row table:style-name="ro1">
          <table:table-cell table:style-name="ce1" office:value-type="string" calcext:value-type="string">
            <text:p>2017-10-30</text:p>
          </table:table-cell>
          <table:table-cell office:value-type="float" office:value="458.451996" calcext:value-type="float">
            <text:p>458.451996</text:p>
          </table:table-cell>
          <table:table-cell office:value-type="float" office:value="684.530029" calcext:value-type="float">
            <text:p>684.530029</text:p>
          </table:table-cell>
          <table:table-cell office:value-type="float" office:value="417.622009" calcext:value-type="float">
            <text:p>417.622009</text:p>
          </table:table-cell>
          <table:table-cell table:number-columns-repeated="2" office:value-type="float" office:value="630.702026" calcext:value-type="float">
            <text:p>630.702026</text:p>
          </table:table-cell>
          <table:table-cell office:value-type="float" office:value="7584106144" calcext:value-type="float">
            <text:p>7584106144</text:p>
          </table:table-cell>
          <table:table-cell table:formula="of:=[.B17]/[$'BTC-USD'.B17]" office:value-type="float" office:value="0.074973546146282" calcext:value-type="float">
            <text:p>0.074973546146282</text:p>
          </table:table-cell>
          <table:table-cell table:formula="of:=ROUND(1/[.H17];2)" office:value-type="float" office:value="13.34" calcext:value-type="float">
            <text:p>13.34</text:p>
          </table:table-cell>
        </table:table-row>
        <table:table-row table:style-name="ro1">
          <table:table-cell table:style-name="ce1" office:value-type="string" calcext:value-type="string">
            <text:p>2017-11-06</text:p>
          </table:table-cell>
          <table:table-cell office:value-type="float" office:value="630.30603" calcext:value-type="float">
            <text:p>630.30603</text:p>
          </table:table-cell>
          <table:table-cell office:value-type="float" office:value="2477.649902" calcext:value-type="float">
            <text:p>2477.649902</text:p>
          </table:table-cell>
          <table:table-cell office:value-type="float" office:value="565.596985" calcext:value-type="float">
            <text:p>565.596985</text:p>
          </table:table-cell>
          <table:table-cell table:number-columns-repeated="2" office:value-type="float" office:value="1388.859985" calcext:value-type="float">
            <text:p>1388.859985</text:p>
          </table:table-cell>
          <table:table-cell office:value-type="float" office:value="21424014880" calcext:value-type="float">
            <text:p>21424014880</text:p>
          </table:table-cell>
          <table:table-cell table:formula="of:=[.B18]/[$'BTC-USD'.B18]" office:value-type="float" office:value="0.0851394409047712" calcext:value-type="float">
            <text:p>0.085139440904771</text:p>
          </table:table-cell>
          <table:table-cell table:formula="of:=ROUND(1/[.H18];2)" office:value-type="float" office:value="11.75" calcext:value-type="float">
            <text:p>11.75</text:p>
          </table:table-cell>
        </table:table-row>
        <table:table-row table:style-name="ro1">
          <table:table-cell table:style-name="ce1" office:value-type="string" calcext:value-type="string">
            <text:p>2017-11-13</text:p>
          </table:table-cell>
          <table:table-cell office:value-type="float" office:value="1381.819946" calcext:value-type="float">
            <text:p>1381.819946</text:p>
          </table:table-cell>
          <table:table-cell office:value-type="float" office:value="1501.160034" calcext:value-type="float">
            <text:p>1501.160034</text:p>
          </table:table-cell>
          <table:table-cell office:value-type="float" office:value="863.979004" calcext:value-type="float">
            <text:p>863.979004</text:p>
          </table:table-cell>
          <table:table-cell table:number-columns-repeated="2" office:value-type="float" office:value="1172.050049" calcext:value-type="float">
            <text:p>1172.050049</text:p>
          </table:table-cell>
          <table:table-cell office:value-type="float" office:value="17448060160" calcext:value-type="float">
            <text:p>17448060160</text:p>
          </table:table-cell>
          <table:table-cell table:formula="of:=[.B19]/[$'BTC-USD'.B19]" office:value-type="float" office:value="0.232698176398771" calcext:value-type="float">
            <text:p>0.232698176398771</text:p>
          </table:table-cell>
          <table:table-cell table:formula="of:=ROUND(1/[.H19];2)" office:value-type="float" office:value="4.3" calcext:value-type="float">
            <text:p>4.3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office:value-type="float" office:value="1172.430054" calcext:value-type="float">
            <text:p>1172.430054</text:p>
          </table:table-cell>
          <table:table-cell office:value-type="float" office:value="1782.829956" calcext:value-type="float">
            <text:p>1782.829956</text:p>
          </table:table-cell>
          <table:table-cell office:value-type="float" office:value="1140.880005" calcext:value-type="float">
            <text:p>1140.880005</text:p>
          </table:table-cell>
          <table:table-cell table:number-columns-repeated="2" office:value-type="float" office:value="1735.660034" calcext:value-type="float">
            <text:p>1735.660034</text:p>
          </table:table-cell>
          <table:table-cell office:value-type="float" office:value="13484672000" calcext:value-type="float">
            <text:p>13484672000</text:p>
          </table:table-cell>
          <table:table-cell table:formula="of:=[.B20]/[$'BTC-USD'.B20]" office:value-type="float" office:value="0.145841506501138" calcext:value-type="float">
            <text:p>0.145841506501138</text:p>
          </table:table-cell>
          <table:table-cell table:formula="of:=ROUND(1/[.H20];2)" office:value-type="float" office:value="6.86" calcext:value-type="float">
            <text:p>6.86</text:p>
          </table:table-cell>
        </table:table-row>
        <table:table-row table:style-name="ro1">
          <table:table-cell table:style-name="ce1" office:value-type="string" calcext:value-type="string">
            <text:p>2017-11-27</text:p>
          </table:table-cell>
          <table:table-cell office:value-type="float" office:value="1722.930054" calcext:value-type="float">
            <text:p>1722.930054</text:p>
          </table:table-cell>
          <table:table-cell office:value-type="float" office:value="1742.400024" calcext:value-type="float">
            <text:p>1742.400024</text:p>
          </table:table-cell>
          <table:table-cell office:value-type="float" office:value="1222.099976" calcext:value-type="float">
            <text:p>1222.099976</text:p>
          </table:table-cell>
          <table:table-cell table:number-columns-repeated="2" office:value-type="float" office:value="1559.930054" calcext:value-type="float">
            <text:p>1559.930054</text:p>
          </table:table-cell>
          <table:table-cell office:value-type="float" office:value="9239721024" calcext:value-type="float">
            <text:p>9239721024</text:p>
          </table:table-cell>
          <table:table-cell table:formula="of:=[.B21]/[$'BTC-USD'.B21]" office:value-type="float" office:value="0.184217008986823" calcext:value-type="float">
            <text:p>0.184217008986823</text:p>
          </table:table-cell>
          <table:table-cell table:formula="of:=ROUND(1/[.H21];2)" office:value-type="float" office:value="5.43" calcext:value-type="float">
            <text:p>5.43</text:p>
          </table:table-cell>
        </table:table-row>
        <table:table-row table:style-name="ro1">
          <table:table-cell table:style-name="ce1" office:value-type="string" calcext:value-type="string">
            <text:p>2017-12-04</text:p>
          </table:table-cell>
          <table:table-cell office:value-type="float" office:value="1560.160034" calcext:value-type="float">
            <text:p>1560.160034</text:p>
          </table:table-cell>
          <table:table-cell office:value-type="float" office:value="1731.319946" calcext:value-type="float">
            <text:p>1731.319946</text:p>
          </table:table-cell>
          <table:table-cell office:value-type="float" office:value="1226.209961" calcext:value-type="float">
            <text:p>1226.209961</text:p>
          </table:table-cell>
          <table:table-cell table:number-columns-repeated="2" office:value-type="float" office:value="1323.069946" calcext:value-type="float">
            <text:p>1323.069946</text:p>
          </table:table-cell>
          <table:table-cell office:value-type="float" office:value="8752739904" calcext:value-type="float">
            <text:p>8752739904</text:p>
          </table:table-cell>
          <table:table-cell table:formula="of:=[.B22]/[$'BTC-USD'.B22]" office:value-type="float" office:value="0.137879348506387" calcext:value-type="float">
            <text:p>0.137879348506387</text:p>
          </table:table-cell>
          <table:table-cell table:formula="of:=ROUND(1/[.H22];2)" office:value-type="float" office:value="7.25" calcext:value-type="float">
            <text:p>7.25</text:p>
          </table:table-cell>
        </table:table-row>
        <table:table-row table:style-name="ro1">
          <table:table-cell table:style-name="ce1" office:value-type="string" calcext:value-type="string">
            <text:p>2017-12-11</text:p>
          </table:table-cell>
          <table:table-cell office:value-type="float" office:value="1320" calcext:value-type="float">
            <text:p>1320</text:p>
          </table:table-cell>
          <table:table-cell office:value-type="float" office:value="2080.409912" calcext:value-type="float">
            <text:p>2080.409912</text:p>
          </table:table-cell>
          <table:table-cell office:value-type="float" office:value="1316.849976" calcext:value-type="float">
            <text:p>1316.849976</text:p>
          </table:table-cell>
          <table:table-cell table:number-columns-repeated="2" office:value-type="float" office:value="1862.880005" calcext:value-type="float">
            <text:p>1862.880005</text:p>
          </table:table-cell>
          <table:table-cell office:value-type="float" office:value="9720716992" calcext:value-type="float">
            <text:p>9720716992</text:p>
          </table:table-cell>
          <table:table-cell table:formula="of:=[.B23]/[$'BTC-USD'.B23]" office:value-type="float" office:value="0.0855620497650439" calcext:value-type="float">
            <text:p>0.085562049765044</text:p>
          </table:table-cell>
          <table:table-cell table:formula="of:=ROUND(1/[.H23];2)" office:value-type="float" office:value="11.69" calcext:value-type="float">
            <text:p>11.69</text:p>
          </table:table-cell>
        </table:table-row>
        <table:table-row table:style-name="ro1">
          <table:table-cell table:style-name="ce1" office:value-type="string" calcext:value-type="string">
            <text:p>2017-12-18</text:p>
          </table:table-cell>
          <table:table-cell office:value-type="float" office:value="1869.209961" calcext:value-type="float">
            <text:p>1869.209961</text:p>
          </table:table-cell>
          <table:table-cell office:value-type="float" office:value="4355.620117" calcext:value-type="float">
            <text:p>4355.620117</text:p>
          </table:table-cell>
          <table:table-cell office:value-type="float" office:value="1799.119995" calcext:value-type="float">
            <text:p>1799.119995</text:p>
          </table:table-cell>
          <table:table-cell table:number-columns-repeated="2" office:value-type="float" office:value="2903.120117" calcext:value-type="float">
            <text:p>2903.120117</text:p>
          </table:table-cell>
          <table:table-cell office:value-type="float" office:value="30439160576" calcext:value-type="float">
            <text:p>30439160576</text:p>
          </table:table-cell>
          <table:table-cell table:formula="of:=[.B24]/[$'BTC-USD'.B24]" office:value-type="float" office:value="0.0978316125878156" calcext:value-type="float">
            <text:p>0.097831612587816</text:p>
          </table:table-cell>
          <table:table-cell table:formula="of:=ROUND(1/[.H24];2)" office:value-type="float" office:value="10.22" calcext:value-type="float">
            <text:p>10.22</text:p>
          </table:table-cell>
        </table:table-row>
        <table:table-row table:style-name="ro1">
          <table:table-cell table:style-name="ce1" office:value-type="string" calcext:value-type="string">
            <text:p>2017-12-25</text:p>
          </table:table-cell>
          <table:table-cell office:value-type="float" office:value="2929.350098" calcext:value-type="float">
            <text:p>2929.350098</text:p>
          </table:table-cell>
          <table:table-cell office:value-type="float" office:value="3112.639893" calcext:value-type="float">
            <text:p>3112.639893</text:p>
          </table:table-cell>
          <table:table-cell office:value-type="float" office:value="2329.469971" calcext:value-type="float">
            <text:p>2329.469971</text:p>
          </table:table-cell>
          <table:table-cell table:number-columns-repeated="2" office:value-type="float" office:value="2533.01001" calcext:value-type="float">
            <text:p>2533.01001</text:p>
          </table:table-cell>
          <table:table-cell office:value-type="float" office:value="12565619840" calcext:value-type="float">
            <text:p>12565619840</text:p>
          </table:table-cell>
          <table:table-cell table:formula="of:=[.B25]/[$'BTC-USD'.B25]" office:value-type="float" office:value="0.209300582039274" calcext:value-type="float">
            <text:p>0.209300582039274</text:p>
          </table:table-cell>
          <table:table-cell table:formula="of:=ROUND(1/[.H25];2)" office:value-type="float" office:value="4.78" calcext:value-type="float">
            <text:p>4.78</text:p>
          </table:table-cell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534.820068" calcext:value-type="float">
            <text:p>2534.820068</text:p>
          </table:table-cell>
          <table:table-cell office:value-type="float" office:value="3071.159912" calcext:value-type="float">
            <text:p>3071.159912</text:p>
          </table:table-cell>
          <table:table-cell office:value-type="float" office:value="2359.300049" calcext:value-type="float">
            <text:p>2359.300049</text:p>
          </table:table-cell>
          <table:table-cell table:number-columns-repeated="2" office:value-type="float" office:value="2786.879883" calcext:value-type="float">
            <text:p>2786.879883</text:p>
          </table:table-cell>
          <table:table-cell office:value-type="float" office:value="18049793088" calcext:value-type="float">
            <text:p>18049793088</text:p>
          </table:table-cell>
          <table:table-cell table:formula="of:=[.B26]/[$'BTC-USD'.B26]" office:value-type="float" office:value="0.179619055354536" calcext:value-type="float">
            <text:p>0.179619055354536</text:p>
          </table:table-cell>
          <table:table-cell table:formula="of:=ROUND(1/[.H26];2)" office:value-type="float" office:value="5.57" calcext:value-type="float">
            <text:p>5.57</text:p>
          </table:table-cell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786.600098" calcext:value-type="float">
            <text:p>2786.600098</text:p>
          </table:table-cell>
          <table:table-cell office:value-type="float" office:value="2976.48999" calcext:value-type="float">
            <text:p>2976.48999</text:p>
          </table:table-cell>
          <table:table-cell office:value-type="float" office:value="2275.070068" calcext:value-type="float">
            <text:p>2275.070068</text:p>
          </table:table-cell>
          <table:table-cell table:number-columns-repeated="2" office:value-type="float" office:value="2553.320068" calcext:value-type="float">
            <text:p>2553.320068</text:p>
          </table:table-cell>
          <table:table-cell office:value-type="float" office:value="10362510016" calcext:value-type="float">
            <text:p>10362510016</text:p>
          </table:table-cell>
          <table:table-cell table:formula="of:=[.B27]/[$'BTC-USD'.B27]" office:value-type="float" office:value="0.169128817936758" calcext:value-type="float">
            <text:p>0.169128817936758</text:p>
          </table:table-cell>
          <table:table-cell table:formula="of:=ROUND(1/[.H27];2)" office:value-type="float" office:value="5.91" calcext:value-type="float">
            <text:p>5.91</text:p>
          </table:table-cell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541.580078" calcext:value-type="float">
            <text:p>2541.580078</text:p>
          </table:table-cell>
          <table:table-cell office:value-type="float" office:value="2576.129883" calcext:value-type="float">
            <text:p>2576.129883</text:p>
          </table:table-cell>
          <table:table-cell office:value-type="float" office:value="1361.02002" calcext:value-type="float">
            <text:p>1361.02002</text:p>
          </table:table-cell>
          <table:table-cell table:number-columns-repeated="2" office:value-type="float" office:value="1776.640015" calcext:value-type="float">
            <text:p>1776.640015</text:p>
          </table:table-cell>
          <table:table-cell office:value-type="float" office:value="8202845952" calcext:value-type="float">
            <text:p>8202845952</text:p>
          </table:table-cell>
          <table:table-cell table:formula="of:=[.B28]/[$'BTC-USD'.B28]" office:value-type="float" office:value="0.184609917267651" calcext:value-type="float">
            <text:p>0.184609917267651</text:p>
          </table:table-cell>
          <table:table-cell table:formula="of:=ROUND(1/[.H28];2)" office:value-type="float" office:value="5.42" calcext:value-type="float">
            <text:p>5.42</text:p>
          </table:table-cell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1794.459961" calcext:value-type="float">
            <text:p>1794.459961</text:p>
          </table:table-cell>
          <table:table-cell office:value-type="float" office:value="1815.420044" calcext:value-type="float">
            <text:p>1815.420044</text:p>
          </table:table-cell>
          <table:table-cell office:value-type="float" office:value="1500.369995" calcext:value-type="float">
            <text:p>1500.369995</text:p>
          </table:table-cell>
          <table:table-cell table:number-columns-repeated="2" office:value-type="float" office:value="1746.25" calcext:value-type="float">
            <text:p>1746.25</text:p>
          </table:table-cell>
          <table:table-cell office:value-type="float" office:value="3887642016" calcext:value-type="float">
            <text:p>3887642016</text:p>
          </table:table-cell>
          <table:table-cell table:formula="of:=[.B29]/[$'BTC-USD'.B29]" office:value-type="float" office:value="0.154254671696588" calcext:value-type="float">
            <text:p>0.154254671696588</text:p>
          </table:table-cell>
          <table:table-cell table:formula="of:=ROUND(1/[.H29];2)" office:value-type="float" office:value="6.48" calcext:value-type="float">
            <text:p>6.48</text:p>
          </table:table-cell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1745.359985" calcext:value-type="float">
            <text:p>1745.359985</text:p>
          </table:table-cell>
          <table:table-cell office:value-type="float" office:value="1763.23999" calcext:value-type="float">
            <text:p>1763.23999</text:p>
          </table:table-cell>
          <table:table-cell office:value-type="float" office:value="980.776001" calcext:value-type="float">
            <text:p>980.776001</text:p>
          </table:table-cell>
          <table:table-cell table:number-columns-repeated="2" office:value-type="float" office:value="1165.380005" calcext:value-type="float">
            <text:p>1165.380005</text:p>
          </table:table-cell>
          <table:table-cell office:value-type="float" office:value="4425065920" calcext:value-type="float">
            <text:p>4425065920</text:p>
          </table:table-cell>
          <table:table-cell table:formula="of:=[.B30]/[$'BTC-USD'.B30]" office:value-type="float" office:value="0.1484717778912" calcext:value-type="float">
            <text:p>0.1484717778912</text:p>
          </table:table-cell>
          <table:table-cell table:formula="of:=ROUND(1/[.H30];2)" office:value-type="float" office:value="6.74" calcext:value-type="float">
            <text:p>6.74</text:p>
          </table:table-cell>
        </table:table-row>
        <table:table-row table:style-name="ro1">
          <table:table-cell table:style-name="ce1" office:value-type="string" calcext:value-type="string">
            <text:p>2018-02-05</text:p>
          </table:table-cell>
          <table:table-cell office:value-type="float" office:value="1159.890015" calcext:value-type="float">
            <text:p>1159.890015</text:p>
          </table:table-cell>
          <table:table-cell office:value-type="float" office:value="1394.810059" calcext:value-type="float">
            <text:p>1394.810059</text:p>
          </table:table-cell>
          <table:table-cell office:value-type="float" office:value="764.018005" calcext:value-type="float">
            <text:p>764.018005</text:p>
          </table:table-cell>
          <table:table-cell table:number-columns-repeated="2" office:value-type="float" office:value="1217.640015" calcext:value-type="float">
            <text:p>1217.640015</text:p>
          </table:table-cell>
          <table:table-cell office:value-type="float" office:value="6935390016" calcext:value-type="float">
            <text:p>6935390016</text:p>
          </table:table-cell>
          <table:table-cell table:formula="of:=[.B31]/[$'BTC-USD'.B31]" office:value-type="float" office:value="0.140243564450508" calcext:value-type="float">
            <text:p>0.140243564450508</text:p>
          </table:table-cell>
          <table:table-cell table:formula="of:=ROUND(1/[.H31];2)" office:value-type="float" office:value="7.13" calcext:value-type="float">
            <text:p>7.13</text:p>
          </table:table-cell>
        </table:table-row>
        <table:table-row table:style-name="ro1">
          <table:table-cell table:style-name="ce1" office:value-type="string" calcext:value-type="string">
            <text:p>2018-02-12</text:p>
          </table:table-cell>
          <table:table-cell office:value-type="float" office:value="1222.430054" calcext:value-type="float">
            <text:p>1222.430054</text:p>
          </table:table-cell>
          <table:table-cell office:value-type="float" office:value="1641.400024" calcext:value-type="float">
            <text:p>1641.400024</text:p>
          </table:table-cell>
          <table:table-cell office:value-type="float" office:value="1205.72998" calcext:value-type="float">
            <text:p>1205.72998</text:p>
          </table:table-cell>
          <table:table-cell table:number-columns-repeated="2" office:value-type="float" office:value="1487.459961" calcext:value-type="float">
            <text:p>1487.459961</text:p>
          </table:table-cell>
          <table:table-cell office:value-type="float" office:value="4551784032" calcext:value-type="float">
            <text:p>4551784032</text:p>
          </table:table-cell>
          <table:table-cell table:formula="of:=[.B32]/[$'BTC-USD'.B32]" office:value-type="float" office:value="0.150149301483121" calcext:value-type="float">
            <text:p>0.150149301483121</text:p>
          </table:table-cell>
          <table:table-cell table:formula="of:=ROUND(1/[.H32];2)" office:value-type="float" office:value="6.66" calcext:value-type="float">
            <text:p>6.66</text:p>
          </table:table-cell>
        </table:table-row>
        <table:table-row table:style-name="ro1">
          <table:table-cell table:style-name="ce1" office:value-type="string" calcext:value-type="string">
            <text:p>2018-02-19</text:p>
          </table:table-cell>
          <table:table-cell office:value-type="float" office:value="1483.339966" calcext:value-type="float">
            <text:p>1483.339966</text:p>
          </table:table-cell>
          <table:table-cell office:value-type="float" office:value="1569.030029" calcext:value-type="float">
            <text:p>1569.030029</text:p>
          </table:table-cell>
          <table:table-cell office:value-type="float" office:value="1143.069946" calcext:value-type="float">
            <text:p>1143.069946</text:p>
          </table:table-cell>
          <table:table-cell table:number-columns-repeated="2" office:value-type="float" office:value="1178.099976" calcext:value-type="float">
            <text:p>1178.099976</text:p>
          </table:table-cell>
          <table:table-cell office:value-type="float" office:value="3718756000" calcext:value-type="float">
            <text:p>3718756000</text:p>
          </table:table-cell>
          <table:table-cell table:formula="of:=[.B33]/[$'BTC-USD'.B33]" office:value-type="float" office:value="0.140566307920458" calcext:value-type="float">
            <text:p>0.140566307920458</text:p>
          </table:table-cell>
          <table:table-cell table:formula="of:=ROUND(1/[.H33];2)" office:value-type="float" office:value="7.11" calcext:value-type="float">
            <text:p>7.11</text:p>
          </table:table-cell>
        </table:table-row>
        <table:table-row table:style-name="ro1">
          <table:table-cell table:style-name="ce1" office:value-type="string" calcext:value-type="string">
            <text:p>2018-02-26</text:p>
          </table:table-cell>
          <table:table-cell office:value-type="float" office:value="1177.579956" calcext:value-type="float">
            <text:p>1177.579956</text:p>
          </table:table-cell>
          <table:table-cell office:value-type="float" office:value="1303.660034" calcext:value-type="float">
            <text:p>1303.660034</text:p>
          </table:table-cell>
          <table:table-cell office:value-type="float" office:value="1149.439941" calcext:value-type="float">
            <text:p>1149.439941</text:p>
          </table:table-cell>
          <table:table-cell table:number-columns-repeated="2" office:value-type="float" office:value="1289.079956" calcext:value-type="float">
            <text:p>1289.079956</text:p>
          </table:table-cell>
          <table:table-cell office:value-type="float" office:value="2899380992" calcext:value-type="float">
            <text:p>2899380992</text:p>
          </table:table-cell>
          <table:table-cell table:formula="of:=[.B34]/[$'BTC-USD'.B34]" office:value-type="float" office:value="0.121783806697659" calcext:value-type="float">
            <text:p>0.121783806697659</text:p>
          </table:table-cell>
          <table:table-cell table:formula="of:=ROUND(1/[.H34];2)" office:value-type="float" office:value="8.21" calcext:value-type="float">
            <text:p>8.21</text:p>
          </table:table-cell>
        </table:table-row>
        <table:table-row table:style-name="ro1">
          <table:table-cell table:style-name="ce1" office:value-type="string" calcext:value-type="string">
            <text:p>2018-03-05</text:p>
          </table:table-cell>
          <table:table-cell office:value-type="float" office:value="1287.099976" calcext:value-type="float">
            <text:p>1287.099976</text:p>
          </table:table-cell>
          <table:table-cell office:value-type="float" office:value="1291.880005" calcext:value-type="float">
            <text:p>1291.880005</text:p>
          </table:table-cell>
          <table:table-cell office:value-type="float" office:value="937.96698" calcext:value-type="float">
            <text:p>937.96698</text:p>
          </table:table-cell>
          <table:table-cell table:number-columns-repeated="2" office:value-type="float" office:value="1145.170044" calcext:value-type="float">
            <text:p>1145.170044</text:p>
          </table:table-cell>
          <table:table-cell office:value-type="float" office:value="3049025056" calcext:value-type="float">
            <text:p>3049025056</text:p>
          </table:table-cell>
          <table:table-cell table:formula="of:=[.B35]/[$'BTC-USD'.B35]" office:value-type="float" office:value="0.111607291835312" calcext:value-type="float">
            <text:p>0.111607291835312</text:p>
          </table:table-cell>
          <table:table-cell table:formula="of:=ROUND(1/[.H35];2)" office:value-type="float" office:value="8.96" calcext:value-type="float">
            <text:p>8.96</text:p>
          </table:table-cell>
        </table:table-row>
        <table:table-row table:style-name="ro1">
          <table:table-cell table:style-name="ce1" office:value-type="string" calcext:value-type="string">
            <text:p>2018-03-12</text:p>
          </table:table-cell>
          <table:table-cell office:value-type="float" office:value="1143.939941" calcext:value-type="float">
            <text:p>1143.939941</text:p>
          </table:table-cell>
          <table:table-cell office:value-type="float" office:value="1152.560059" calcext:value-type="float">
            <text:p>1152.560059</text:p>
          </table:table-cell>
          <table:table-cell office:value-type="float" office:value="851.612976" calcext:value-type="float">
            <text:p>851.612976</text:p>
          </table:table-cell>
          <table:table-cell table:number-columns-repeated="2" office:value-type="float" office:value="938.11499" calcext:value-type="float">
            <text:p>938.11499</text:p>
          </table:table-cell>
          <table:table-cell office:value-type="float" office:value="2983362016" calcext:value-type="float">
            <text:p>2983362016</text:p>
          </table:table-cell>
          <table:table-cell table:formula="of:=[.B36]/[$'BTC-USD'.B36]" office:value-type="float" office:value="0.119124056737548" calcext:value-type="float">
            <text:p>0.119124056737548</text:p>
          </table:table-cell>
          <table:table-cell table:formula="of:=ROUND(1/[.H36];2)" office:value-type="float" office:value="8.39" calcext:value-type="float">
            <text:p>8.39</text:p>
          </table:table-cell>
        </table:table-row>
        <table:table-row table:style-name="ro1">
          <table:table-cell table:style-name="ce1" office:value-type="string" calcext:value-type="string">
            <text:p>2018-03-19</text:p>
          </table:table-cell>
          <table:table-cell office:value-type="float" office:value="942.598022" calcext:value-type="float">
            <text:p>942.598022</text:p>
          </table:table-cell>
          <table:table-cell office:value-type="float" office:value="1082.349976" calcext:value-type="float">
            <text:p>1082.349976</text:p>
          </table:table-cell>
          <table:table-cell office:value-type="float" office:value="915.513977" calcext:value-type="float">
            <text:p>915.513977</text:p>
          </table:table-cell>
          <table:table-cell table:number-columns-repeated="2" office:value-type="float" office:value="966.875977" calcext:value-type="float">
            <text:p>966.875977</text:p>
          </table:table-cell>
          <table:table-cell office:value-type="float" office:value="2466943040" calcext:value-type="float">
            <text:p>2466943040</text:p>
          </table:table-cell>
          <table:table-cell table:formula="of:=[.B37]/[$'BTC-USD'.B37]" office:value-type="float" office:value="0.11296553846098" calcext:value-type="float">
            <text:p>0.11296553846098</text:p>
          </table:table-cell>
          <table:table-cell table:formula="of:=ROUND(1/[.H37];2)" office:value-type="float" office:value="8.85" calcext:value-type="float">
            <text:p>8.85</text:p>
          </table:table-cell>
        </table:table-row>
        <table:table-row table:style-name="ro1">
          <table:table-cell table:style-name="ce1" office:value-type="string" calcext:value-type="string">
            <text:p>2018-03-26</text:p>
          </table:table-cell>
          <table:table-cell office:value-type="float" office:value="967.89502" calcext:value-type="float">
            <text:p>967.89502</text:p>
          </table:table-cell>
          <table:table-cell office:value-type="float" office:value="975.612976" calcext:value-type="float">
            <text:p>975.612976</text:p>
          </table:table-cell>
          <table:table-cell office:value-type="float" office:value="629.932983" calcext:value-type="float">
            <text:p>629.932983</text:p>
          </table:table-cell>
          <table:table-cell table:number-columns-repeated="2" office:value-type="float" office:value="643.026978" calcext:value-type="float">
            <text:p>643.026978</text:p>
          </table:table-cell>
          <table:table-cell office:value-type="float" office:value="2518280032" calcext:value-type="float">
            <text:p>2518280032</text:p>
          </table:table-cell>
          <table:table-cell table:formula="of:=[.B38]/[$'BTC-USD'.B38]" office:value-type="float" office:value="0.113890506301971" calcext:value-type="float">
            <text:p>0.113890506301971</text:p>
          </table:table-cell>
          <table:table-cell table:formula="of:=ROUND(1/[.H38];2)" office:value-type="float" office:value="8.78" calcext:value-type="float">
            <text:p>8.78</text:p>
          </table:table-cell>
        </table:table-row>
        <table:table-row table:style-name="ro1">
          <table:table-cell table:style-name="ce1" office:value-type="string" calcext:value-type="string">
            <text:p>2018-04-02</text:p>
          </table:table-cell>
          <table:table-cell office:value-type="float" office:value="644.458008" calcext:value-type="float">
            <text:p>644.458008</text:p>
          </table:table-cell>
          <table:table-cell office:value-type="float" office:value="719.77301" calcext:value-type="float">
            <text:p>719.77301</text:p>
          </table:table-cell>
          <table:table-cell office:value-type="float" office:value="603.705017" calcext:value-type="float">
            <text:p>603.705017</text:p>
          </table:table-cell>
          <table:table-cell table:number-columns-repeated="2" office:value-type="float" office:value="655.255981" calcext:value-type="float">
            <text:p>655.255981</text:p>
          </table:table-cell>
          <table:table-cell office:value-type="float" office:value="1767991008" calcext:value-type="float">
            <text:p>1767991008</text:p>
          </table:table-cell>
          <table:table-cell table:formula="of:=[.B39]/[$'BTC-USD'.B39]" office:value-type="float" office:value="0.0941521113505374" calcext:value-type="float">
            <text:p>0.094152111350537</text:p>
          </table:table-cell>
          <table:table-cell table:formula="of:=ROUND(1/[.H39];2)" office:value-type="float" office:value="10.62" calcext:value-type="float">
            <text:p>10.62</text:p>
          </table:table-cell>
        </table:table-row>
        <table:table-row table:style-name="ro1">
          <table:table-cell table:style-name="ce1" office:value-type="string" calcext:value-type="string">
            <text:p>2018-04-09</text:p>
          </table:table-cell>
          <table:table-cell office:value-type="float" office:value="656.091003" calcext:value-type="float">
            <text:p>656.091003</text:p>
          </table:table-cell>
          <table:table-cell office:value-type="float" office:value="785.35199" calcext:value-type="float">
            <text:p>785.35199</text:p>
          </table:table-cell>
          <table:table-cell office:value-type="float" office:value="627.317017" calcext:value-type="float">
            <text:p>627.317017</text:p>
          </table:table-cell>
          <table:table-cell table:number-columns-repeated="2" office:value-type="float" office:value="780.825989" calcext:value-type="float">
            <text:p>780.825989</text:p>
          </table:table-cell>
          <table:table-cell office:value-type="float" office:value="2128022016" calcext:value-type="float">
            <text:p>2128022016</text:p>
          </table:table-cell>
          <table:table-cell table:formula="of:=[.B40]/[$'BTC-USD'.B40]" office:value-type="float" office:value="0.093137594457977" calcext:value-type="float">
            <text:p>0.093137594457977</text:p>
          </table:table-cell>
          <table:table-cell table:formula="of:=ROUND(1/[.H40];2)" office:value-type="float" office:value="10.74" calcext:value-type="float">
            <text:p>10.74</text:p>
          </table:table-cell>
        </table:table-row>
        <table:table-row table:style-name="ro1">
          <table:table-cell table:style-name="ce1" office:value-type="string" calcext:value-type="string">
            <text:p>2018-04-16</text:p>
          </table:table-cell>
          <table:table-cell office:value-type="float" office:value="781.120972" calcext:value-type="float">
            <text:p>781.120972</text:p>
          </table:table-cell>
          <table:table-cell office:value-type="float" office:value="1250.51001" calcext:value-type="float">
            <text:p>1250.51001</text:p>
          </table:table-cell>
          <table:table-cell office:value-type="float" office:value="745.731018" calcext:value-type="float">
            <text:p>745.731018</text:p>
          </table:table-cell>
          <table:table-cell table:number-columns-repeated="2" office:value-type="float" office:value="1201.219971" calcext:value-type="float">
            <text:p>1201.219971</text:p>
          </table:table-cell>
          <table:table-cell office:value-type="float" office:value="5075158016" calcext:value-type="float">
            <text:p>5075158016</text:p>
          </table:table-cell>
          <table:table-cell table:formula="of:=[.B41]/[$'BTC-USD'.B41]" office:value-type="float" office:value="0.0936868827099509" calcext:value-type="float">
            <text:p>0.093686882709951</text:p>
          </table:table-cell>
          <table:table-cell table:formula="of:=ROUND(1/[.H41];2)" office:value-type="float" office:value="10.67" calcext:value-type="float">
            <text:p>10.67</text:p>
          </table:table-cell>
        </table:table-row>
        <table:table-row table:style-name="ro1">
          <table:table-cell table:style-name="ce1" office:value-type="string" calcext:value-type="string">
            <text:p>2018-04-23</text:p>
          </table:table-cell>
          <table:table-cell office:value-type="float" office:value="1194.709961" calcext:value-type="float">
            <text:p>1194.709961</text:p>
          </table:table-cell>
          <table:table-cell office:value-type="float" office:value="1560.939941" calcext:value-type="float">
            <text:p>1560.939941</text:p>
          </table:table-cell>
          <table:table-cell office:value-type="float" office:value="1194.709961" calcext:value-type="float">
            <text:p>1194.709961</text:p>
          </table:table-cell>
          <table:table-cell table:number-columns-repeated="2" office:value-type="float" office:value="1440.300049" calcext:value-type="float">
            <text:p>1440.300049</text:p>
          </table:table-cell>
          <table:table-cell office:value-type="float" office:value="9864635008" calcext:value-type="float">
            <text:p>9864635008</text:p>
          </table:table-cell>
          <table:table-cell table:formula="of:=[.B42]/[$'BTC-USD'.B42]" office:value-type="float" office:value="0.13584910480646" calcext:value-type="float">
            <text:p>0.13584910480646</text:p>
          </table:table-cell>
          <table:table-cell table:formula="of:=ROUND(1/[.H42];2)" office:value-type="float" office:value="7.36" calcext:value-type="float">
            <text:p>7.36</text:p>
          </table:table-cell>
        </table:table-row>
        <table:table-row table:style-name="ro1">
          <table:table-cell table:style-name="ce1" office:value-type="string" calcext:value-type="string">
            <text:p>2018-04-30</text:p>
          </table:table-cell>
          <table:table-cell office:value-type="float" office:value="1440.959961" calcext:value-type="float">
            <text:p>1440.959961</text:p>
          </table:table-cell>
          <table:table-cell office:value-type="float" office:value="1838.48999" calcext:value-type="float">
            <text:p>1838.48999</text:p>
          </table:table-cell>
          <table:table-cell office:value-type="float" office:value="1261.599976" calcext:value-type="float">
            <text:p>1261.599976</text:p>
          </table:table-cell>
          <table:table-cell table:number-columns-repeated="2" office:value-type="float" office:value="1765.689941" calcext:value-type="float">
            <text:p>1765.689941</text:p>
          </table:table-cell>
          <table:table-cell office:value-type="float" office:value="8547091968" calcext:value-type="float">
            <text:p>8547091968</text:p>
          </table:table-cell>
          <table:table-cell table:formula="of:=[.B43]/[$'BTC-USD'.B43]" office:value-type="float" office:value="0.15286898913657" calcext:value-type="float">
            <text:p>0.15286898913657</text:p>
          </table:table-cell>
          <table:table-cell table:formula="of:=ROUND(1/[.H43];2)" office:value-type="float" office:value="6.54" calcext:value-type="float">
            <text:p>6.54</text:p>
          </table:table-cell>
        </table:table-row>
        <table:table-row table:style-name="ro1">
          <table:table-cell table:style-name="ce1" office:value-type="string" calcext:value-type="string">
            <text:p>2018-05-07</text:p>
          </table:table-cell>
          <table:table-cell office:value-type="float" office:value="1766.660034" calcext:value-type="float">
            <text:p>1766.660034</text:p>
          </table:table-cell>
          <table:table-cell office:value-type="float" office:value="1781.469971" calcext:value-type="float">
            <text:p>1781.469971</text:p>
          </table:table-cell>
          <table:table-cell office:value-type="float" office:value="1284.439941" calcext:value-type="float">
            <text:p>1284.439941</text:p>
          </table:table-cell>
          <table:table-cell table:number-columns-repeated="2" office:value-type="float" office:value="1493.119995" calcext:value-type="float">
            <text:p>1493.119995</text:p>
          </table:table-cell>
          <table:table-cell office:value-type="float" office:value="8707967936" calcext:value-type="float">
            <text:p>8707967936</text:p>
          </table:table-cell>
          <table:table-cell table:formula="of:=[.B44]/[$'BTC-USD'.B44]" office:value-type="float" office:value="0.183155762978222" calcext:value-type="float">
            <text:p>0.183155762978222</text:p>
          </table:table-cell>
          <table:table-cell table:formula="of:=ROUND(1/[.H44];2)" office:value-type="float" office:value="5.46" calcext:value-type="float">
            <text:p>5.46</text:p>
          </table:table-cell>
        </table:table-row>
        <table:table-row table:style-name="ro1">
          <table:table-cell table:style-name="ce1" office:value-type="string" calcext:value-type="string">
            <text:p>2018-05-14</text:p>
          </table:table-cell>
          <table:table-cell office:value-type="float" office:value="1489.329956" calcext:value-type="float">
            <text:p>1489.329956</text:p>
          </table:table-cell>
          <table:table-cell office:value-type="float" office:value="1501.640015" calcext:value-type="float">
            <text:p>1501.640015</text:p>
          </table:table-cell>
          <table:table-cell office:value-type="float" office:value="1143.119995" calcext:value-type="float">
            <text:p>1143.119995</text:p>
          </table:table-cell>
          <table:table-cell table:number-columns-repeated="2" office:value-type="float" office:value="1291.77002" calcext:value-type="float">
            <text:p>1291.77002</text:p>
          </table:table-cell>
          <table:table-cell office:value-type="float" office:value="6093820992" calcext:value-type="float">
            <text:p>6093820992</text:p>
          </table:table-cell>
          <table:table-cell table:formula="of:=[.B45]/[$'BTC-USD'.B45]" office:value-type="float" office:value="0.170929981617751" calcext:value-type="float">
            <text:p>0.170929981617751</text:p>
          </table:table-cell>
          <table:table-cell table:formula="of:=ROUND(1/[.H45];2)" office:value-type="float" office:value="5.85" calcext:value-type="float">
            <text:p>5.85</text:p>
          </table:table-cell>
        </table:table-row>
        <table:table-row table:style-name="ro1">
          <table:table-cell table:style-name="ce1" office:value-type="string" calcext:value-type="string">
            <text:p>2018-05-21</text:p>
          </table:table-cell>
          <table:table-cell office:value-type="float" office:value="1296.030029" calcext:value-type="float">
            <text:p>1296.030029</text:p>
          </table:table-cell>
          <table:table-cell office:value-type="float" office:value="1301.550049" calcext:value-type="float">
            <text:p>1301.550049</text:p>
          </table:table-cell>
          <table:table-cell office:value-type="float" office:value="958.815979" calcext:value-type="float">
            <text:p>958.815979</text:p>
          </table:table-cell>
          <table:table-cell table:number-columns-repeated="2" office:value-type="float" office:value="996.924011" calcext:value-type="float">
            <text:p>996.924011</text:p>
          </table:table-cell>
          <table:table-cell office:value-type="float" office:value="4514296896" calcext:value-type="float">
            <text:p>4514296896</text:p>
          </table:table-cell>
          <table:table-cell table:formula="of:=[.B46]/[$'BTC-USD'.B46]" office:value-type="float" office:value="0.152074610715401" calcext:value-type="float">
            <text:p>0.152074610715401</text:p>
          </table:table-cell>
          <table:table-cell table:formula="of:=ROUND(1/[.H46];2)" office:value-type="float" office:value="6.58" calcext:value-type="float">
            <text:p>6.58</text:p>
          </table:table-cell>
        </table:table-row>
        <table:table-row table:style-name="ro1">
          <table:table-cell table:style-name="ce1" office:value-type="string" calcext:value-type="string">
            <text:p>2018-05-28</text:p>
          </table:table-cell>
          <table:table-cell office:value-type="float" office:value="996.64801" calcext:value-type="float">
            <text:p>996.64801</text:p>
          </table:table-cell>
          <table:table-cell office:value-type="float" office:value="1190.569946" calcext:value-type="float">
            <text:p>1190.569946</text:p>
          </table:table-cell>
          <table:table-cell office:value-type="float" office:value="880.88501" calcext:value-type="float">
            <text:p>880.88501</text:p>
          </table:table-cell>
          <table:table-cell table:number-columns-repeated="2" office:value-type="float" office:value="1170.400024" calcext:value-type="float">
            <text:p>1170.400024</text:p>
          </table:table-cell>
          <table:table-cell office:value-type="float" office:value="4621448064" calcext:value-type="float">
            <text:p>4621448064</text:p>
          </table:table-cell>
          <table:table-cell table:formula="of:=[.B47]/[$'BTC-USD'.B47]" office:value-type="float" office:value="0.135206361151929" calcext:value-type="float">
            <text:p>0.135206361151929</text:p>
          </table:table-cell>
          <table:table-cell table:formula="of:=ROUND(1/[.H47];2)"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string" calcext:value-type="string">
            <text:p>2018-06-04</text:p>
          </table:table-cell>
          <table:table-cell office:value-type="float" office:value="1170.780029" calcext:value-type="float">
            <text:p>1170.780029</text:p>
          </table:table-cell>
          <table:table-cell office:value-type="float" office:value="1206.530029" calcext:value-type="float">
            <text:p>1206.530029</text:p>
          </table:table-cell>
          <table:table-cell office:value-type="float" office:value="909.606995" calcext:value-type="float">
            <text:p>909.606995</text:p>
          </table:table-cell>
          <table:table-cell table:number-columns-repeated="2" office:value-type="float" office:value="939.546021" calcext:value-type="float">
            <text:p>939.546021</text:p>
          </table:table-cell>
          <table:table-cell office:value-type="float" office:value="4476456992" calcext:value-type="float">
            <text:p>4476456992</text:p>
          </table:table-cell>
          <table:table-cell table:formula="of:=[.B48]/[$'BTC-USD'.B48]" office:value-type="float" office:value="0.151605764120727" calcext:value-type="float">
            <text:p>0.151605764120727</text:p>
          </table:table-cell>
          <table:table-cell table:formula="of:=ROUND(1/[.H48];2)" office:value-type="float" office:value="6.6" calcext:value-type="float">
            <text:p>6.6</text:p>
          </table:table-cell>
        </table:table-row>
        <table:table-row table:style-name="ro1">
          <table:table-cell table:style-name="ce1" office:value-type="string" calcext:value-type="string">
            <text:p>2018-06-11</text:p>
          </table:table-cell>
          <table:table-cell office:value-type="float" office:value="937.632019" calcext:value-type="float">
            <text:p>937.632019</text:p>
          </table:table-cell>
          <table:table-cell office:value-type="float" office:value="975.833008" calcext:value-type="float">
            <text:p>975.833008</text:p>
          </table:table-cell>
          <table:table-cell office:value-type="float" office:value="818.619995" calcext:value-type="float">
            <text:p>818.619995</text:p>
          </table:table-cell>
          <table:table-cell table:number-columns-repeated="2" office:value-type="float" office:value="852.10199" calcext:value-type="float">
            <text:p>852.10199</text:p>
          </table:table-cell>
          <table:table-cell office:value-type="float" office:value="3186080960" calcext:value-type="float">
            <text:p>3186080960</text:p>
          </table:table-cell>
          <table:table-cell table:formula="of:=[.B49]/[$'BTC-USD'.B49]" office:value-type="float" office:value="0.137901459361469" calcext:value-type="float">
            <text:p>0.137901459361469</text:p>
          </table:table-cell>
          <table:table-cell table:formula="of:=ROUND(1/[.H49];2)" office:value-type="float" office:value="7.25" calcext:value-type="float">
            <text:p>7.25</text:p>
          </table:table-cell>
        </table:table-row>
        <table:table-row table:style-name="ro1">
          <table:table-cell table:style-name="ce1" office:value-type="string" calcext:value-type="string">
            <text:p>2018-06-18</text:p>
          </table:table-cell>
          <table:table-cell office:value-type="float" office:value="849.807007" calcext:value-type="float">
            <text:p>849.807007</text:p>
          </table:table-cell>
          <table:table-cell office:value-type="float" office:value="918.198975" calcext:value-type="float">
            <text:p>918.198975</text:p>
          </table:table-cell>
          <table:table-cell office:value-type="float" office:value="676.942993" calcext:value-type="float">
            <text:p>676.942993</text:p>
          </table:table-cell>
          <table:table-cell table:number-columns-repeated="2" office:value-type="float" office:value="749.36499" calcext:value-type="float">
            <text:p>749.36499</text:p>
          </table:table-cell>
          <table:table-cell office:value-type="float" office:value="3198615008" calcext:value-type="float">
            <text:p>3198615008</text:p>
          </table:table-cell>
          <table:table-cell table:formula="of:=[.B50]/[$'BTC-USD'.B50]" office:value-type="float" office:value="0.130537310654811" calcext:value-type="float">
            <text:p>0.130537310654811</text:p>
          </table:table-cell>
          <table:table-cell table:formula="of:=ROUND(1/[.H50];2)" office:value-type="float" office:value="7.66" calcext:value-type="float">
            <text:p>7.66</text:p>
          </table:table-cell>
        </table:table-row>
        <table:table-row table:style-name="ro1">
          <table:table-cell table:style-name="ce1" office:value-type="string" calcext:value-type="string">
            <text:p>2018-06-25</text:p>
          </table:table-cell>
          <table:table-cell office:value-type="float" office:value="748.625" calcext:value-type="float">
            <text:p>748.625</text:p>
          </table:table-cell>
          <table:table-cell office:value-type="float" office:value="774.648987" calcext:value-type="float">
            <text:p>774.648987</text:p>
          </table:table-cell>
          <table:table-cell office:value-type="float" office:value="651.211975" calcext:value-type="float">
            <text:p>651.211975</text:p>
          </table:table-cell>
          <table:table-cell table:number-columns-repeated="2" office:value-type="float" office:value="739.424988" calcext:value-type="float">
            <text:p>739.424988</text:p>
          </table:table-cell>
          <table:table-cell office:value-type="float" office:value="3021522016" calcext:value-type="float">
            <text:p>3021522016</text:p>
          </table:table-cell>
          <table:table-cell table:formula="of:=[.B51]/[$'BTC-USD'.B51]" office:value-type="float" office:value="0.121294331294825" calcext:value-type="float">
            <text:p>0.121294331294825</text:p>
          </table:table-cell>
          <table:table-cell table:formula="of:=ROUND(1/[.H51];2)" office:value-type="float" office:value="8.24" calcext:value-type="float">
            <text:p>8.24</text:p>
          </table:table-cell>
        </table:table-row>
        <table:table-row table:style-name="ro1">
          <table:table-cell table:style-name="ce1" office:value-type="string" calcext:value-type="string">
            <text:p>2018-07-02</text:p>
          </table:table-cell>
          <table:table-cell office:value-type="float" office:value="739.245972" calcext:value-type="float">
            <text:p>739.245972</text:p>
          </table:table-cell>
          <table:table-cell office:value-type="float" office:value="819.372009" calcext:value-type="float">
            <text:p>819.372009</text:p>
          </table:table-cell>
          <table:table-cell office:value-type="float" office:value="705.106995" calcext:value-type="float">
            <text:p>705.106995</text:p>
          </table:table-cell>
          <table:table-cell table:number-columns-repeated="2" office:value-type="float" office:value="751.35199" calcext:value-type="float">
            <text:p>751.35199</text:p>
          </table:table-cell>
          <table:table-cell office:value-type="float" office:value="3260852032" calcext:value-type="float">
            <text:p>3260852032</text:p>
          </table:table-cell>
          <table:table-cell table:formula="of:=[.B52]/[$'BTC-USD'.B52]" office:value-type="float" office:value="0.115862375839041" calcext:value-type="float">
            <text:p>0.115862375839041</text:p>
          </table:table-cell>
          <table:table-cell table:formula="of:=ROUND(1/[.H52];2)" office:value-type="float" office:value="8.63" calcext:value-type="float">
            <text:p>8.63</text:p>
          </table:table-cell>
        </table:table-row>
        <table:table-row table:style-name="ro1">
          <table:table-cell table:style-name="ce1" office:value-type="string" calcext:value-type="string">
            <text:p>2018-07-09</text:p>
          </table:table-cell>
          <table:table-cell office:value-type="float" office:value="751.56897" calcext:value-type="float">
            <text:p>751.56897</text:p>
          </table:table-cell>
          <table:table-cell office:value-type="float" office:value="757.370972" calcext:value-type="float">
            <text:p>757.370972</text:p>
          </table:table-cell>
          <table:table-cell office:value-type="float" office:value="669.520996" calcext:value-type="float">
            <text:p>669.520996</text:p>
          </table:table-cell>
          <table:table-cell table:number-columns-repeated="2" office:value-type="float" office:value="722.973999" calcext:value-type="float">
            <text:p>722.973999</text:p>
          </table:table-cell>
          <table:table-cell office:value-type="float" office:value="2317927008" calcext:value-type="float">
            <text:p>2317927008</text:p>
          </table:table-cell>
          <table:table-cell table:formula="of:=[.B53]/[$'BTC-USD'.B53]" office:value-type="float" office:value="0.110931378130938" calcext:value-type="float">
            <text:p>0.110931378130938</text:p>
          </table:table-cell>
          <table:table-cell table:formula="of:=ROUND(1/[.H53];2)" office:value-type="float" office:value="9.01" calcext:value-type="float">
            <text:p>9.01</text:p>
          </table:table-cell>
        </table:table-row>
        <table:table-row table:style-name="ro1">
          <table:table-cell table:style-name="ce1" office:value-type="string" calcext:value-type="string">
            <text:p>2018-07-16</text:p>
          </table:table-cell>
          <table:table-cell office:value-type="float" office:value="724.478027" calcext:value-type="float">
            <text:p>724.478027</text:p>
          </table:table-cell>
          <table:table-cell office:value-type="float" office:value="880.984985" calcext:value-type="float">
            <text:p>880.984985</text:p>
          </table:table-cell>
          <table:table-cell office:value-type="float" office:value="718.945007" calcext:value-type="float">
            <text:p>718.945007</text:p>
          </table:table-cell>
          <table:table-cell table:number-columns-repeated="2" office:value-type="float" office:value="788.666016" calcext:value-type="float">
            <text:p>788.666016</text:p>
          </table:table-cell>
          <table:table-cell office:value-type="float" office:value="4346460960" calcext:value-type="float">
            <text:p>4346460960</text:p>
          </table:table-cell>
          <table:table-cell table:formula="of:=[.B54]/[$'BTC-USD'.B54]" office:value-type="float" office:value="0.113965221647891" calcext:value-type="float">
            <text:p>0.113965221647891</text:p>
          </table:table-cell>
          <table:table-cell table:formula="of:=ROUND(1/[.H54];2)" office:value-type="float" office:value="8.77" calcext:value-type="float">
            <text:p>8.77</text:p>
          </table:table-cell>
        </table:table-row>
        <table:table-row table:style-name="ro1">
          <table:table-cell table:style-name="ce1" office:value-type="string" calcext:value-type="string">
            <text:p>2018-07-23</text:p>
          </table:table-cell>
          <table:table-cell office:value-type="float" office:value="789.689026" calcext:value-type="float">
            <text:p>789.689026</text:p>
          </table:table-cell>
          <table:table-cell office:value-type="float" office:value="871.469971" calcext:value-type="float">
            <text:p>871.469971</text:p>
          </table:table-cell>
          <table:table-cell office:value-type="float" office:value="778.651001" calcext:value-type="float">
            <text:p>778.651001</text:p>
          </table:table-cell>
          <table:table-cell table:number-columns-repeated="2" office:value-type="float" office:value="828.979004" calcext:value-type="float">
            <text:p>828.979004</text:p>
          </table:table-cell>
          <table:table-cell office:value-type="float" office:value="4484588000" calcext:value-type="float">
            <text:p>4484588000</text:p>
          </table:table-cell>
          <table:table-cell table:formula="of:=[.B55]/[$'BTC-USD'.B55]" office:value-type="float" office:value="0.106503023065449" calcext:value-type="float">
            <text:p>0.106503023065449</text:p>
          </table:table-cell>
          <table:table-cell table:formula="of:=ROUND(1/[.H55];2)" office:value-type="float" office:value="9.39" calcext:value-type="float">
            <text:p>9.39</text:p>
          </table:table-cell>
        </table:table-row>
        <table:table-row table:style-name="ro1">
          <table:table-cell table:style-name="ce1" office:value-type="string" calcext:value-type="string">
            <text:p>2018-07-30</text:p>
          </table:table-cell>
          <table:table-cell office:value-type="float" office:value="828.546997" calcext:value-type="float">
            <text:p>828.546997</text:p>
          </table:table-cell>
          <table:table-cell office:value-type="float" office:value="829.86499" calcext:value-type="float">
            <text:p>829.86499</text:p>
          </table:table-cell>
          <table:table-cell office:value-type="float" office:value="687.862" calcext:value-type="float">
            <text:p>687.862</text:p>
          </table:table-cell>
          <table:table-cell table:number-columns-repeated="2" office:value-type="float" office:value="709.218994" calcext:value-type="float">
            <text:p>709.218994</text:p>
          </table:table-cell>
          <table:table-cell office:value-type="float" office:value="2878314000" calcext:value-type="float">
            <text:p>2878314000</text:p>
          </table:table-cell>
          <table:table-cell table:formula="of:=[.B56]/[$'BTC-USD'.B56]" office:value-type="float" office:value="0.100777099917459" calcext:value-type="float">
            <text:p>0.100777099917459</text:p>
          </table:table-cell>
          <table:table-cell table:formula="of:=ROUND(1/[.H56];2)" office:value-type="float" office:value="9.92" calcext:value-type="float">
            <text:p>9.92</text:p>
          </table:table-cell>
        </table:table-row>
        <table:table-row table:style-name="ro1">
          <table:table-cell table:style-name="ce1" office:value-type="string" calcext:value-type="string">
            <text:p>2018-08-06</text:p>
          </table:table-cell>
          <table:table-cell office:value-type="float" office:value="711.012024" calcext:value-type="float">
            <text:p>711.012024</text:p>
          </table:table-cell>
          <table:table-cell office:value-type="float" office:value="718.651001" calcext:value-type="float">
            <text:p>718.651001</text:p>
          </table:table-cell>
          <table:table-cell office:value-type="float" office:value="548.476013" calcext:value-type="float">
            <text:p>548.476013</text:p>
          </table:table-cell>
          <table:table-cell table:number-columns-repeated="2" office:value-type="float" office:value="570.958984" calcext:value-type="float">
            <text:p>570.958984</text:p>
          </table:table-cell>
          <table:table-cell office:value-type="float" office:value="2511226000" calcext:value-type="float">
            <text:p>2511226000</text:p>
          </table:table-cell>
          <table:table-cell table:formula="of:=[.B57]/[$'BTC-USD'.B57]" office:value-type="float" office:value="0.100667998020571" calcext:value-type="float">
            <text:p>0.100667998020571</text:p>
          </table:table-cell>
          <table:table-cell table:formula="of:=ROUND(1/[.H57];2)" office:value-type="float" office:value="9.93" calcext:value-type="float">
            <text:p>9.93</text:p>
          </table:table-cell>
        </table:table-row>
        <table:table-row table:style-name="ro1">
          <table:table-cell table:style-name="ce1" office:value-type="string" calcext:value-type="string">
            <text:p>2018-08-13</text:p>
          </table:table-cell>
          <table:table-cell office:value-type="float" office:value="571.02301" calcext:value-type="float">
            <text:p>571.02301</text:p>
          </table:table-cell>
          <table:table-cell office:value-type="float" office:value="606.922974" calcext:value-type="float">
            <text:p>606.922974</text:p>
          </table:table-cell>
          <table:table-cell office:value-type="float" office:value="481.433014" calcext:value-type="float">
            <text:p>481.433014</text:p>
          </table:table-cell>
          <table:table-cell table:number-columns-repeated="2" office:value-type="float" office:value="569.926025" calcext:value-type="float">
            <text:p>569.926025</text:p>
          </table:table-cell>
          <table:table-cell office:value-type="float" office:value="2840795000" calcext:value-type="float">
            <text:p>2840795000</text:p>
          </table:table-cell>
          <table:table-cell table:formula="of:=[.B58]/[$'BTC-USD'.B58]" office:value-type="float" office:value="0.090047406603078" calcext:value-type="float">
            <text:p>0.090047406603078</text:p>
          </table:table-cell>
          <table:table-cell table:formula="of:=ROUND(1/[.H58];2)" office:value-type="float" office:value="11.11" calcext:value-type="float">
            <text:p>11.11</text:p>
          </table:table-cell>
        </table:table-row>
        <table:table-row table:style-name="ro1">
          <table:table-cell table:style-name="ce1" office:value-type="string" calcext:value-type="string">
            <text:p>2018-08-20</text:p>
          </table:table-cell>
          <table:table-cell office:value-type="float" office:value="570.112976" calcext:value-type="float">
            <text:p>570.112976</text:p>
          </table:table-cell>
          <table:table-cell office:value-type="float" office:value="575.633972" calcext:value-type="float">
            <text:p>575.633972</text:p>
          </table:table-cell>
          <table:table-cell office:value-type="float" office:value="512.112976" calcext:value-type="float">
            <text:p>512.112976</text:p>
          </table:table-cell>
          <table:table-cell table:number-columns-repeated="2" office:value-type="float" office:value="522.883972" calcext:value-type="float">
            <text:p>522.883972</text:p>
          </table:table-cell>
          <table:table-cell office:value-type="float" office:value="2113929000" calcext:value-type="float">
            <text:p>2113929000</text:p>
          </table:table-cell>
          <table:table-cell table:formula="of:=[.B59]/[$'BTC-USD'.B59]" office:value-type="float" office:value="0.0877028104752485" calcext:value-type="float">
            <text:p>0.087702810475249</text:p>
          </table:table-cell>
          <table:table-cell table:formula="of:=ROUND(1/[.H59];2)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string" calcext:value-type="string">
            <text:p>2018-08-27</text:p>
          </table:table-cell>
          <table:table-cell office:value-type="float" office:value="523.017029" calcext:value-type="float">
            <text:p>523.017029</text:p>
          </table:table-cell>
          <table:table-cell office:value-type="float" office:value="653.689026" calcext:value-type="float">
            <text:p>653.689026</text:p>
          </table:table-cell>
          <table:table-cell office:value-type="float" office:value="520.09198" calcext:value-type="float">
            <text:p>520.09198</text:p>
          </table:table-cell>
          <table:table-cell table:number-columns-repeated="2" office:value-type="float" office:value="645.880005" calcext:value-type="float">
            <text:p>645.880005</text:p>
          </table:table-cell>
          <table:table-cell office:value-type="float" office:value="2740358000" calcext:value-type="float">
            <text:p>2740358000</text:p>
          </table:table-cell>
          <table:table-cell table:formula="of:=[.B60]/[$'BTC-USD'.B60]" office:value-type="float" office:value="0.0779366162302021" calcext:value-type="float">
            <text:p>0.077936616230202</text:p>
          </table:table-cell>
          <table:table-cell table:formula="of:=ROUND(1/[.H60];2)" office:value-type="float" office:value="12.83" calcext:value-type="float">
            <text:p>12.83</text:p>
          </table:table-cell>
        </table:table-row>
        <table:table-row table:style-name="ro1">
          <table:table-cell table:style-name="ce1" office:value-type="string" calcext:value-type="string">
            <text:p>2018-09-03</text:p>
          </table:table-cell>
          <table:table-cell office:value-type="float" office:value="648.328003" calcext:value-type="float">
            <text:p>648.328003</text:p>
          </table:table-cell>
          <table:table-cell office:value-type="float" office:value="650.689026" calcext:value-type="float">
            <text:p>650.689026</text:p>
          </table:table-cell>
          <table:table-cell office:value-type="float" office:value="466.302002" calcext:value-type="float">
            <text:p>466.302002</text:p>
          </table:table-cell>
          <table:table-cell table:number-columns-repeated="2" office:value-type="float" office:value="481.184998" calcext:value-type="float">
            <text:p>481.184998</text:p>
          </table:table-cell>
          <table:table-cell office:value-type="float" office:value="2712626000" calcext:value-type="float">
            <text:p>2712626000</text:p>
          </table:table-cell>
          <table:table-cell table:formula="of:=[.B61]/[$'BTC-USD'.B61]" office:value-type="float" office:value="0.0890679145641111" calcext:value-type="float">
            <text:p>0.089067914564111</text:p>
          </table:table-cell>
          <table:table-cell table:formula="of:=ROUND(1/[.H61];2)" office:value-type="float" office:value="11.23" calcext:value-type="float">
            <text:p>11.23</text:p>
          </table:table-cell>
        </table:table-row>
        <table:table-row table:style-name="ro1">
          <table:table-cell table:style-name="ce1" office:value-type="string" calcext:value-type="string">
            <text:p>2018-09-10</text:p>
          </table:table-cell>
          <table:table-cell office:value-type="float" office:value="484.218994" calcext:value-type="float">
            <text:p>484.218994</text:p>
          </table:table-cell>
          <table:table-cell office:value-type="float" office:value="486.981995" calcext:value-type="float">
            <text:p>486.981995</text:p>
          </table:table-cell>
          <table:table-cell office:value-type="float" office:value="414.464996" calcext:value-type="float">
            <text:p>414.464996</text:p>
          </table:table-cell>
          <table:table-cell table:number-columns-repeated="2" office:value-type="float" office:value="449.160004" calcext:value-type="float">
            <text:p>449.160004</text:p>
          </table:table-cell>
          <table:table-cell office:value-type="float" office:value="2236748000" calcext:value-type="float">
            <text:p>2236748000</text:p>
          </table:table-cell>
          <table:table-cell table:formula="of:=[.B62]/[$'BTC-USD'.B62]" office:value-type="float" office:value="0.0768410106567122" calcext:value-type="float">
            <text:p>0.076841010656712</text:p>
          </table:table-cell>
          <table:table-cell table:formula="of:=ROUND(1/[.H62];2)" office:value-type="float" office:value="13.01" calcext:value-type="float">
            <text:p>13.01</text:p>
          </table:table-cell>
        </table:table-row>
        <table:table-row table:style-name="ro1">
          <table:table-cell table:style-name="ce1" office:value-type="string" calcext:value-type="string">
            <text:p>2018-09-17</text:p>
          </table:table-cell>
          <table:table-cell office:value-type="float" office:value="450.377991" calcext:value-type="float">
            <text:p>450.377991</text:p>
          </table:table-cell>
          <table:table-cell office:value-type="float" office:value="506.442993" calcext:value-type="float">
            <text:p>506.442993</text:p>
          </table:table-cell>
          <table:table-cell office:value-type="float" office:value="413.039001" calcext:value-type="float">
            <text:p>413.039001</text:p>
          </table:table-cell>
          <table:table-cell table:number-columns-repeated="2" office:value-type="float" office:value="488.647003" calcext:value-type="float">
            <text:p>488.647003</text:p>
          </table:table-cell>
          <table:table-cell office:value-type="float" office:value="2797429000" calcext:value-type="float">
            <text:p>2797429000</text:p>
          </table:table-cell>
          <table:table-cell table:formula="of:=[.B63]/[$'BTC-USD'.B63]" office:value-type="float" office:value="0.0691393672948633" calcext:value-type="float">
            <text:p>0.069139367294863</text:p>
          </table:table-cell>
          <table:table-cell table:formula="of:=ROUND(1/[.H63];2)" office:value-type="float" office:value="14.46" calcext:value-type="float">
            <text:p>14.46</text:p>
          </table:table-cell>
        </table:table-row>
        <table:table-row table:style-name="ro1">
          <table:table-cell table:style-name="ce1" office:value-type="string" calcext:value-type="string">
            <text:p>2018-09-24</text:p>
          </table:table-cell>
          <table:table-cell office:value-type="float" office:value="487.915009" calcext:value-type="float">
            <text:p>487.915009</text:p>
          </table:table-cell>
          <table:table-cell office:value-type="float" office:value="585.361023" calcext:value-type="float">
            <text:p>585.361023</text:p>
          </table:table-cell>
          <table:table-cell office:value-type="float" office:value="428.906006" calcext:value-type="float">
            <text:p>428.906006</text:p>
          </table:table-cell>
          <table:table-cell table:number-columns-repeated="2" office:value-type="float" office:value="529.924988" calcext:value-type="float">
            <text:p>529.924988</text:p>
          </table:table-cell>
          <table:table-cell office:value-type="float" office:value="4471985000" calcext:value-type="float">
            <text:p>4471985000</text:p>
          </table:table-cell>
          <table:table-cell table:formula="of:=[.B64]/[$'BTC-USD'.B64]" office:value-type="float" office:value="0.0727713266144213" calcext:value-type="float">
            <text:p>0.072771326614421</text:p>
          </table:table-cell>
          <table:table-cell table:formula="of:=ROUND(1/[.H64];2)" office:value-type="float" office:value="13.74" calcext:value-type="float">
            <text:p>13.74</text:p>
          </table:table-cell>
        </table:table-row>
        <table:table-row table:style-name="ro1">
          <table:table-cell table:style-name="ce1" office:value-type="string" calcext:value-type="string">
            <text:p>2018-10-01</text:p>
          </table:table-cell>
          <table:table-cell office:value-type="float" office:value="531.638" calcext:value-type="float">
            <text:p>531.638</text:p>
          </table:table-cell>
          <table:table-cell office:value-type="float" office:value="547.491028" calcext:value-type="float">
            <text:p>547.491028</text:p>
          </table:table-cell>
          <table:table-cell office:value-type="float" office:value="502.540009" calcext:value-type="float">
            <text:p>502.540009</text:p>
          </table:table-cell>
          <table:table-cell table:number-columns-repeated="2" office:value-type="float" office:value="517.468018" calcext:value-type="float">
            <text:p>517.468018</text:p>
          </table:table-cell>
          <table:table-cell office:value-type="float" office:value="3124818000" calcext:value-type="float">
            <text:p>3124818000</text:p>
          </table:table-cell>
          <table:table-cell table:formula="of:=[.B65]/[$'BTC-USD'.B65]" office:value-type="float" office:value="0.0803096735016129" calcext:value-type="float">
            <text:p>0.080309673501613</text:p>
          </table:table-cell>
          <table:table-cell table:formula="of:=ROUND(1/[.H65];2)" office:value-type="float" office:value="12.45" calcext:value-type="float">
            <text:p>12.45</text:p>
          </table:table-cell>
        </table:table-row>
        <table:table-row table:style-name="ro1">
          <table:table-cell table:style-name="ce1" office:value-type="string" calcext:value-type="string">
            <text:p>2018-10-08</text:p>
          </table:table-cell>
          <table:table-cell office:value-type="float" office:value="518.710022" calcext:value-type="float">
            <text:p>518.710022</text:p>
          </table:table-cell>
          <table:table-cell office:value-type="float" office:value="530.916016" calcext:value-type="float">
            <text:p>530.916016</text:p>
          </table:table-cell>
          <table:table-cell office:value-type="float" office:value="429.386993" calcext:value-type="float">
            <text:p>429.386993</text:p>
          </table:table-cell>
          <table:table-cell table:number-columns-repeated="2" office:value-type="float" office:value="439.234009" calcext:value-type="float">
            <text:p>439.234009</text:p>
          </table:table-cell>
          <table:table-cell office:value-type="float" office:value="2404821000" calcext:value-type="float">
            <text:p>2404821000</text:p>
          </table:table-cell>
          <table:table-cell table:formula="of:=[.B66]/[$'BTC-USD'.B66]" office:value-type="float" office:value="0.0785901658341381" calcext:value-type="float">
            <text:p>0.078590165834138</text:p>
          </table:table-cell>
          <table:table-cell table:formula="of:=ROUND(1/[.H66];2)" office:value-type="float" office:value="12.72" calcext:value-type="float">
            <text:p>12.72</text:p>
          </table:table-cell>
        </table:table-row>
        <table:table-row table:style-name="ro1">
          <table:table-cell table:style-name="ce1" office:value-type="string" calcext:value-type="string">
            <text:p>2018-10-15</text:p>
          </table:table-cell>
          <table:table-cell office:value-type="float" office:value="438.649994" calcext:value-type="float">
            <text:p>438.649994</text:p>
          </table:table-cell>
          <table:table-cell office:value-type="float" office:value="487.210999" calcext:value-type="float">
            <text:p>487.210999</text:p>
          </table:table-cell>
          <table:table-cell office:value-type="float" office:value="432.924988" calcext:value-type="float">
            <text:p>432.924988</text:p>
          </table:table-cell>
          <table:table-cell table:number-columns-repeated="2" office:value-type="float" office:value="447.851013" calcext:value-type="float">
            <text:p>447.851013</text:p>
          </table:table-cell>
          <table:table-cell office:value-type="float" office:value="2360537000" calcext:value-type="float">
            <text:p>2360537000</text:p>
          </table:table-cell>
          <table:table-cell table:formula="of:=[.B67]/[$'BTC-USD'.B67]" office:value-type="float" office:value="0.0697084187956004" calcext:value-type="float">
            <text:p>0.0697084187956</text:p>
          </table:table-cell>
          <table:table-cell table:formula="of:=ROUND(1/[.H67];2)" office:value-type="float" office:value="14.35" calcext:value-type="float">
            <text:p>14.35</text:p>
          </table:table-cell>
        </table:table-row>
        <table:table-row table:style-name="ro1">
          <table:table-cell table:style-name="ce1" office:value-type="string" calcext:value-type="string">
            <text:p>2018-10-22</text:p>
          </table:table-cell>
          <table:table-cell office:value-type="float" office:value="447.187012" calcext:value-type="float">
            <text:p>447.187012</text:p>
          </table:table-cell>
          <table:table-cell office:value-type="float" office:value="452.528015" calcext:value-type="float">
            <text:p>452.528015</text:p>
          </table:table-cell>
          <table:table-cell office:value-type="float" office:value="435.834015" calcext:value-type="float">
            <text:p>435.834015</text:p>
          </table:table-cell>
          <table:table-cell table:number-columns-repeated="2" office:value-type="float" office:value="441.084015" calcext:value-type="float">
            <text:p>441.084015</text:p>
          </table:table-cell>
          <table:table-cell office:value-type="float" office:value="1722023000" calcext:value-type="float">
            <text:p>1722023000</text:p>
          </table:table-cell>
          <table:table-cell table:formula="of:=[.B68]/[$'BTC-USD'.B68]" office:value-type="float" office:value="0.0689459725787597" calcext:value-type="float">
            <text:p>0.06894597257876</text:p>
          </table:table-cell>
          <table:table-cell table:formula="of:=ROUND(1/[.H68];2)" office:value-type="float" office:value="14.5" calcext:value-type="float">
            <text:p>14.5</text:p>
          </table:table-cell>
        </table:table-row>
        <table:table-row table:style-name="ro1">
          <table:table-cell table:style-name="ce1" office:value-type="string" calcext:value-type="string">
            <text:p>2018-10-29</text:p>
          </table:table-cell>
          <table:table-cell office:value-type="float" office:value="440.207001" calcext:value-type="float">
            <text:p>440.207001</text:p>
          </table:table-cell>
          <table:table-cell office:value-type="float" office:value="586.041016" calcext:value-type="float">
            <text:p>586.041016</text:p>
          </table:table-cell>
          <table:table-cell office:value-type="float" office:value="411.519989" calcext:value-type="float">
            <text:p>411.519989</text:p>
          </table:table-cell>
          <table:table-cell table:number-columns-repeated="2" office:value-type="float" office:value="560.182983" calcext:value-type="float">
            <text:p>560.182983</text:p>
          </table:table-cell>
          <table:table-cell office:value-type="float" office:value="3500814000" calcext:value-type="float">
            <text:p>3500814000</text:p>
          </table:table-cell>
          <table:table-cell table:formula="of:=[.B69]/[$'BTC-USD'.B69]" office:value-type="float" office:value="0.0678039530147347" calcext:value-type="float">
            <text:p>0.067803953014735</text:p>
          </table:table-cell>
          <table:table-cell table:formula="of:=ROUND(1/[.H69];2)" office:value-type="float" office:value="14.75" calcext:value-type="float">
            <text:p>14.75</text:p>
          </table:table-cell>
        </table:table-row>
        <table:table-row table:style-name="ro1">
          <table:table-cell table:style-name="ce1" office:value-type="string" calcext:value-type="string">
            <text:p>2018-11-05</text:p>
          </table:table-cell>
          <table:table-cell office:value-type="float" office:value="557.716003" calcext:value-type="float">
            <text:p>557.716003</text:p>
          </table:table-cell>
          <table:table-cell office:value-type="float" office:value="638.552002" calcext:value-type="float">
            <text:p>638.552002</text:p>
          </table:table-cell>
          <table:table-cell office:value-type="float" office:value="517.656006" calcext:value-type="float">
            <text:p>517.656006</text:p>
          </table:table-cell>
          <table:table-cell table:number-columns-repeated="2" office:value-type="float" office:value="533.341003" calcext:value-type="float">
            <text:p>533.341003</text:p>
          </table:table-cell>
          <table:table-cell office:value-type="float" office:value="5837161000" calcext:value-type="float">
            <text:p>5837161000</text:p>
          </table:table-cell>
          <table:table-cell table:formula="of:=[.B70]/[$'BTC-USD'.B70]" office:value-type="float" office:value="0.0876413099377346" calcext:value-type="float">
            <text:p>0.087641309937735</text:p>
          </table:table-cell>
          <table:table-cell table:formula="of:=ROUND(1/[.H70];2)" office:value-type="float" office:value="11.41" calcext:value-type="float">
            <text:p>11.41</text:p>
          </table:table-cell>
        </table:table-row>
        <table:table-row table:style-name="ro1">
          <table:table-cell table:style-name="ce1" office:value-type="string" calcext:value-type="string">
            <text:p>2018-11-12</text:p>
          </table:table-cell>
          <table:table-cell office:value-type="float" office:value="533.567993" calcext:value-type="float">
            <text:p>533.567993</text:p>
          </table:table-cell>
          <table:table-cell office:value-type="float" office:value="542.677002" calcext:value-type="float">
            <text:p>542.677002</text:p>
          </table:table-cell>
          <table:table-cell office:value-type="float" office:value="380.023987" calcext:value-type="float">
            <text:p>380.023987</text:p>
          </table:table-cell>
          <table:table-cell table:number-columns-repeated="2" office:value-type="float" office:value="386.252014" calcext:value-type="float">
            <text:p>386.252014</text:p>
          </table:table-cell>
          <table:table-cell office:value-type="float" office:value="5204654000" calcext:value-type="float">
            <text:p>5204654000</text:p>
          </table:table-cell>
          <table:table-cell table:formula="of:=[.B71]/[$'BTC-USD'.B71]" office:value-type="float" office:value="0.0832170905449985" calcext:value-type="float">
            <text:p>0.083217090544999</text:p>
          </table:table-cell>
          <table:table-cell table:formula="of:=ROUND(1/[.H71];2)" office:value-type="float" office:value="12.02" calcext:value-type="float">
            <text:p>12.02</text:p>
          </table:table-cell>
        </table:table-row>
        <table:table-row table:style-name="ro1">
          <table:table-cell table:style-name="ce1" office:value-type="string" calcext:value-type="string">
            <text:p>2018-11-19</text:p>
          </table:table-cell>
          <table:table-cell office:value-type="float" office:value="383.628998" calcext:value-type="float">
            <text:p>383.628998</text:p>
          </table:table-cell>
          <table:table-cell office:value-type="float" office:value="415.148987" calcext:value-type="float">
            <text:p>415.148987</text:p>
          </table:table-cell>
          <table:table-cell office:value-type="float" office:value="154.279999" calcext:value-type="float">
            <text:p>154.279999</text:p>
          </table:table-cell>
          <table:table-cell table:number-columns-repeated="2" office:value-type="float" office:value="184.584" calcext:value-type="float">
            <text:p>184.584</text:p>
          </table:table-cell>
          <table:table-cell office:value-type="float" office:value="757714600" calcext:value-type="float">
            <text:p>757714600</text:p>
          </table:table-cell>
          <table:table-cell table:formula="of:=[.B72]/[$'BTC-USD'.B72]" office:value-type="float" office:value="0.0682519174694904" calcext:value-type="float">
            <text:p>0.068251917469491</text:p>
          </table:table-cell>
          <table:table-cell table:formula="of:=ROUND(1/[.H72];2)" office:value-type="float" office:value="14.65" calcext:value-type="float">
            <text:p>14.65</text:p>
          </table:table-cell>
        </table:table-row>
        <table:table-row table:style-name="ro1">
          <table:table-cell table:style-name="ce1" office:value-type="string" calcext:value-type="string">
            <text:p>2018-11-26</text:p>
          </table:table-cell>
          <table:table-cell office:value-type="float" office:value="184.828995" calcext:value-type="float">
            <text:p>184.828995</text:p>
          </table:table-cell>
          <table:table-cell office:value-type="float" office:value="215.768997" calcext:value-type="float">
            <text:p>215.768997</text:p>
          </table:table-cell>
          <table:table-cell office:value-type="float" office:value="167.844238" calcext:value-type="float">
            <text:p>167.844238</text:p>
          </table:table-cell>
          <table:table-cell table:number-columns-repeated="2" office:value-type="float" office:value="172.113403" calcext:value-type="float">
            <text:p>172.113403</text:p>
          </table:table-cell>
          <table:table-cell office:value-type="float" office:value="874087143" calcext:value-type="float">
            <text:p>874087143</text:p>
          </table:table-cell>
          <table:table-cell table:formula="of:=[.B73]/[$'BTC-USD'.B73]" office:value-type="float" office:value="0.0460338155672754" calcext:value-type="float">
            <text:p>0.046033815567276</text:p>
          </table:table-cell>
          <table:table-cell table:formula="of:=ROUND(1/[.H73];2)" office:value-type="float" office:value="21.72" calcext:value-type="float">
            <text:p>21.72</text:p>
          </table:table-cell>
        </table:table-row>
        <table:table-row table:style-name="ro1">
          <table:table-cell table:style-name="ce1" office:value-type="string" calcext:value-type="string">
            <text:p>2018-12-03</text:p>
          </table:table-cell>
          <table:table-cell office:value-type="float" office:value="172.315323" calcext:value-type="float">
            <text:p>172.315323</text:p>
          </table:table-cell>
          <table:table-cell office:value-type="float" office:value="172.613815" calcext:value-type="float">
            <text:p>172.613815</text:p>
          </table:table-cell>
          <table:table-cell office:value-type="float" office:value="97.61805" calcext:value-type="float">
            <text:p>97.61805</text:p>
          </table:table-cell>
          <table:table-cell table:number-columns-repeated="2" office:value-type="float" office:value="109.61795" calcext:value-type="float">
            <text:p>109.61795</text:p>
          </table:table-cell>
          <table:table-cell office:value-type="float" office:value="806338650" calcext:value-type="float">
            <text:p>806338650</text:p>
          </table:table-cell>
          <table:table-cell table:formula="of:=[.B74]/[$'BTC-USD'.B74]" office:value-type="float" office:value="0.0415485585929893" calcext:value-type="float">
            <text:p>0.041548558592989</text:p>
          </table:table-cell>
          <table:table-cell table:formula="of:=ROUND(1/[.H74];2)" office:value-type="float" office:value="24.07" calcext:value-type="float">
            <text:p>24.07</text:p>
          </table:table-cell>
        </table:table-row>
        <table:table-row table:style-name="ro1">
          <table:table-cell table:style-name="ce1" office:value-type="string" calcext:value-type="string">
            <text:p>2018-12-10</text:p>
          </table:table-cell>
          <table:table-cell office:value-type="float" office:value="109.599854" calcext:value-type="float">
            <text:p>109.599854</text:p>
          </table:table-cell>
          <table:table-cell office:value-type="float" office:value="110.958115" calcext:value-type="float">
            <text:p>110.958115</text:p>
          </table:table-cell>
          <table:table-cell office:value-type="float" office:value="75.075317" calcext:value-type="float">
            <text:p>75.075317</text:p>
          </table:table-cell>
          <table:table-cell table:number-columns-repeated="2" office:value-type="float" office:value="81.639008" calcext:value-type="float">
            <text:p>81.639008</text:p>
          </table:table-cell>
          <table:table-cell office:value-type="float" office:value="533144153" calcext:value-type="float">
            <text:p>533144153</text:p>
          </table:table-cell>
          <table:table-cell table:formula="of:=[.B75]/[$'BTC-USD'.B75]" office:value-type="float" office:value="0.0303428700125384" calcext:value-type="float">
            <text:p>0.030342870012538</text:p>
          </table:table-cell>
          <table:table-cell table:formula="of:=ROUND(1/[.H75];2)" office:value-type="float" office:value="32.96" calcext:value-type="float">
            <text:p>32.96</text:p>
          </table:table-cell>
        </table:table-row>
        <table:table-row table:style-name="ro1">
          <table:table-cell table:style-name="ce1" office:value-type="string" calcext:value-type="string">
            <text:p>2018-12-17</text:p>
          </table:table-cell>
          <table:table-cell office:value-type="float" office:value="81.532066" calcext:value-type="float">
            <text:p>81.532066</text:p>
          </table:table-cell>
          <table:table-cell office:value-type="float" office:value="229.012741" calcext:value-type="float">
            <text:p>229.012741</text:p>
          </table:table-cell>
          <table:table-cell office:value-type="float" office:value="81.40123" calcext:value-type="float">
            <text:p>81.40123</text:p>
          </table:table-cell>
          <table:table-cell table:number-columns-repeated="2" office:value-type="float" office:value="197.662811" calcext:value-type="float">
            <text:p>197.662811</text:p>
          </table:table-cell>
          <table:table-cell office:value-type="float" office:value="5204203513" calcext:value-type="float">
            <text:p>5204203513</text:p>
          </table:table-cell>
          <table:table-cell table:formula="of:=[.B76]/[$'BTC-USD'.B76]" office:value-type="float" office:value="0.025062705843601" calcext:value-type="float">
            <text:p>0.025062705843601</text:p>
          </table:table-cell>
          <table:table-cell table:formula="of:=ROUND(1/[.H76];2)" office:value-type="float" office:value="39.9" calcext:value-type="float">
            <text:p>39.9</text:p>
          </table:table-cell>
        </table:table-row>
        <table:table-row table:style-name="ro1">
          <table:table-cell table:style-name="ce1" office:value-type="string" calcext:value-type="string">
            <text:p>2018-12-24</text:p>
          </table:table-cell>
          <table:table-cell office:value-type="float" office:value="200.034058" calcext:value-type="float">
            <text:p>200.034058</text:p>
          </table:table-cell>
          <table:table-cell office:value-type="float" office:value="213.715332" calcext:value-type="float">
            <text:p>213.715332</text:p>
          </table:table-cell>
          <table:table-cell office:value-type="float" office:value="144.174225" calcext:value-type="float">
            <text:p>144.174225</text:p>
          </table:table-cell>
          <table:table-cell table:number-columns-repeated="2" office:value-type="float" office:value="163.622131" calcext:value-type="float">
            <text:p>163.622131</text:p>
          </table:table-cell>
          <table:table-cell office:value-type="float" office:value="3139311089" calcext:value-type="float">
            <text:p>3139311089</text:p>
          </table:table-cell>
          <table:table-cell table:formula="of:=[.B77]/[$'BTC-USD'.B77]" office:value-type="float" office:value="0.0500043668002881" calcext:value-type="float">
            <text:p>0.050004366800288</text:p>
          </table:table-cell>
          <table:table-cell table:formula="of:=ROUND(1/[.H77];2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2018-12-31</text:p>
          </table:table-cell>
          <table:table-cell office:value-type="float" office:value="163.521881" calcext:value-type="float">
            <text:p>163.521881</text:p>
          </table:table-cell>
          <table:table-cell office:value-type="float" office:value="175.464142" calcext:value-type="float">
            <text:p>175.464142</text:p>
          </table:table-cell>
          <table:table-cell office:value-type="float" office:value="148.96167" calcext:value-type="float">
            <text:p>148.96167</text:p>
          </table:table-cell>
          <table:table-cell table:number-columns-repeated="2" office:value-type="float" office:value="166.841187" calcext:value-type="float">
            <text:p>166.841187</text:p>
          </table:table-cell>
          <table:table-cell office:value-type="float" office:value="1619062475" calcext:value-type="float">
            <text:p>1619062475</text:p>
          </table:table-cell>
          <table:table-cell table:formula="of:=[.B78]/[$'BTC-USD'.B78]" office:value-type="float" office:value="0.0422882556801573" calcext:value-type="float">
            <text:p>0.042288255680157</text:p>
          </table:table-cell>
          <table:table-cell table:formula="of:=ROUND(1/[.H78];2)" office:value-type="float" office:value="23.65" calcext:value-type="float">
            <text:p>23.65</text:p>
          </table:table-cell>
        </table:table-row>
        <table:table-row table:style-name="ro1">
          <table:table-cell table:style-name="ce1" office:value-type="string" calcext:value-type="string">
            <text:p>2019-01-07</text:p>
          </table:table-cell>
          <table:table-cell office:value-type="float" office:value="166.847" calcext:value-type="float">
            <text:p>166.847</text:p>
          </table:table-cell>
          <table:table-cell office:value-type="float" office:value="168.329285" calcext:value-type="float">
            <text:p>168.329285</text:p>
          </table:table-cell>
          <table:table-cell office:value-type="float" office:value="123.871117" calcext:value-type="float">
            <text:p>123.871117</text:p>
          </table:table-cell>
          <table:table-cell table:number-columns-repeated="2" office:value-type="float" office:value="126.349815" calcext:value-type="float">
            <text:p>126.349815</text:p>
          </table:table-cell>
          <table:table-cell office:value-type="float" office:value="1500151209" calcext:value-type="float">
            <text:p>1500151209</text:p>
          </table:table-cell>
          <table:table-cell table:formula="of:=[.B79]/[$'BTC-USD'.B79]" office:value-type="float" office:value="0.0409080604168883" calcext:value-type="float">
            <text:p>0.040908060416888</text:p>
          </table:table-cell>
          <table:table-cell table:formula="of:=ROUND(1/[.H79];2)" office:value-type="float" office:value="24.45" calcext:value-type="float">
            <text:p>24.45</text:p>
          </table:table-cell>
        </table:table-row>
        <table:table-row table:style-name="ro1">
          <table:table-cell table:style-name="ce1" office:value-type="string" calcext:value-type="string">
            <text:p>2019-01-14</text:p>
          </table:table-cell>
          <table:table-cell office:value-type="float" office:value="126.482719" calcext:value-type="float">
            <text:p>126.482719</text:p>
          </table:table-cell>
          <table:table-cell office:value-type="float" office:value="136.958786" calcext:value-type="float">
            <text:p>136.958786</text:p>
          </table:table-cell>
          <table:table-cell office:value-type="float" office:value="122.71904" calcext:value-type="float">
            <text:p>122.71904</text:p>
          </table:table-cell>
          <table:table-cell table:number-columns-repeated="2" office:value-type="float" office:value="123.886467" calcext:value-type="float">
            <text:p>123.886467</text:p>
          </table:table-cell>
          <table:table-cell office:value-type="float" office:value="1413628033" calcext:value-type="float">
            <text:p>1413628033</text:p>
          </table:table-cell>
          <table:table-cell table:formula="of:=[.B80]/[$'BTC-USD'.B80]" office:value-type="float" office:value="0.0355557098481269" calcext:value-type="float">
            <text:p>0.035555709848127</text:p>
          </table:table-cell>
          <table:table-cell table:formula="of:=ROUND(1/[.H80];2)" office:value-type="float" office:value="28.12" calcext:value-type="float">
            <text:p>28.12</text:p>
          </table:table-cell>
        </table:table-row>
        <table:table-row table:style-name="ro1">
          <table:table-cell table:style-name="ce1" office:value-type="string" calcext:value-type="string">
            <text:p>2019-01-21</text:p>
          </table:table-cell>
          <table:table-cell office:value-type="float" office:value="123.920181" calcext:value-type="float">
            <text:p>123.920181</text:p>
          </table:table-cell>
          <table:table-cell office:value-type="float" office:value="134.704498" calcext:value-type="float">
            <text:p>134.704498</text:p>
          </table:table-cell>
          <table:table-cell office:value-type="float" office:value="118.813004" calcext:value-type="float">
            <text:p>118.813004</text:p>
          </table:table-cell>
          <table:table-cell table:number-columns-repeated="2" office:value-type="float" office:value="122.9011" calcext:value-type="float">
            <text:p>122.9011</text:p>
          </table:table-cell>
          <table:table-cell office:value-type="float" office:value="1595889510" calcext:value-type="float">
            <text:p>1595889510</text:p>
          </table:table-cell>
          <table:table-cell table:formula="of:=[.B81]/[$'BTC-USD'.B81]" office:value-type="float" office:value="0.0344187082228662" calcext:value-type="float">
            <text:p>0.034418708222866</text:p>
          </table:table-cell>
          <table:table-cell table:formula="of:=ROUND(1/[.H81];2)" office:value-type="float" office:value="29.05" calcext:value-type="float">
            <text:p>29.05</text:p>
          </table:table-cell>
        </table:table-row>
        <table:table-row table:style-name="ro1">
          <table:table-cell table:style-name="ce1" office:value-type="string" calcext:value-type="string">
            <text:p>2019-01-28</text:p>
          </table:table-cell>
          <table:table-cell table:number-columns-repeated="2" office:value-type="float" office:value="123.035393" calcext:value-type="float">
            <text:p>123.035393</text:p>
          </table:table-cell>
          <table:table-cell office:value-type="float" office:value="108.088158" calcext:value-type="float">
            <text:p>108.088158</text:p>
          </table:table-cell>
          <table:table-cell table:number-columns-repeated="2" office:value-type="float" office:value="118.828148" calcext:value-type="float">
            <text:p>118.828148</text:p>
          </table:table-cell>
          <table:table-cell office:value-type="float" office:value="1859085974" calcext:value-type="float">
            <text:p>1859085974</text:p>
          </table:table-cell>
          <table:table-cell table:formula="of:=[.B82]/[$'BTC-USD'.B82]" office:value-type="float" office:value="0.0343263592835022" calcext:value-type="float">
            <text:p>0.034326359283502</text:p>
          </table:table-cell>
          <table:table-cell table:formula="of:=ROUND(1/[.H82];2)" office:value-type="float" office:value="29.13" calcext:value-type="float">
            <text:p>29.13</text:p>
          </table:table-cell>
        </table:table-row>
        <table:table-row table:style-name="ro1">
          <table:table-cell table:style-name="ce1" office:value-type="string" calcext:value-type="string">
            <text:p>2019-02-04</text:p>
          </table:table-cell>
          <table:table-cell office:value-type="float" office:value="119.303978" calcext:value-type="float">
            <text:p>119.303978</text:p>
          </table:table-cell>
          <table:table-cell office:value-type="float" office:value="131.224365" calcext:value-type="float">
            <text:p>131.224365</text:p>
          </table:table-cell>
          <table:table-cell office:value-type="float" office:value="111.838692" calcext:value-type="float">
            <text:p>111.838692</text:p>
          </table:table-cell>
          <table:table-cell table:number-columns-repeated="2" office:value-type="float" office:value="127.586723" calcext:value-type="float">
            <text:p>127.586723</text:p>
          </table:table-cell>
          <table:table-cell office:value-type="float" office:value="1806568093" calcext:value-type="float">
            <text:p>1806568093</text:p>
          </table:table-cell>
          <table:table-cell table:formula="of:=[.B83]/[$'BTC-USD'.B83]" office:value-type="float" office:value="0.0344091994821879" calcext:value-type="float">
            <text:p>0.034409199482188</text:p>
          </table:table-cell>
          <table:table-cell table:formula="of:=ROUND(1/[.H83];2)" office:value-type="float" office:value="29.06" calcext:value-type="float">
            <text:p>29.06</text:p>
          </table:table-cell>
        </table:table-row>
        <table:table-row table:style-name="ro1">
          <table:table-cell table:style-name="ce1" office:value-type="string" calcext:value-type="string">
            <text:p>2019-02-11</text:p>
          </table:table-cell>
          <table:table-cell table:number-columns-repeated="2" office:value-type="float" office:value="127.693169" calcext:value-type="float">
            <text:p>127.693169</text:p>
          </table:table-cell>
          <table:table-cell office:value-type="float" office:value="119.55394" calcext:value-type="float">
            <text:p>119.55394</text:p>
          </table:table-cell>
          <table:table-cell table:number-columns-repeated="2" office:value-type="float" office:value="124.686043" calcext:value-type="float">
            <text:p>124.686043</text:p>
          </table:table-cell>
          <table:table-cell office:value-type="float" office:value="1608359580" calcext:value-type="float">
            <text:p>1608359580</text:p>
          </table:table-cell>
          <table:table-cell table:formula="of:=[.B84]/[$'BTC-USD'.B84]" office:value-type="float" office:value="0.0345526351708235" calcext:value-type="float">
            <text:p>0.034552635170824</text:p>
          </table:table-cell>
          <table:table-cell table:formula="of:=ROUND(1/[.H84];2)" office:value-type="float" office:value="28.94" calcext:value-type="float">
            <text:p>28.94</text:p>
          </table:table-cell>
        </table:table-row>
        <table:table-row table:style-name="ro1">
          <table:table-cell table:style-name="ce1" office:value-type="string" calcext:value-type="string">
            <text:p>2019-02-18</text:p>
          </table:table-cell>
          <table:table-cell office:value-type="float" office:value="124.966759" calcext:value-type="float">
            <text:p>124.966759</text:p>
          </table:table-cell>
          <table:table-cell office:value-type="float" office:value="157.646927" calcext:value-type="float">
            <text:p>157.646927</text:p>
          </table:table-cell>
          <table:table-cell office:value-type="float" office:value="124.966759" calcext:value-type="float">
            <text:p>124.966759</text:p>
          </table:table-cell>
          <table:table-cell table:number-columns-repeated="2" office:value-type="float" office:value="130.267639" calcext:value-type="float">
            <text:p>130.267639</text:p>
          </table:table-cell>
          <table:table-cell office:value-type="float" office:value="3266254670" calcext:value-type="float">
            <text:p>3266254670</text:p>
          </table:table-cell>
          <table:table-cell table:formula="of:=[.B85]/[$'BTC-USD'.B85]" office:value-type="float" office:value="0.0340381828371559" calcext:value-type="float">
            <text:p>0.034038182837156</text:p>
          </table:table-cell>
          <table:table-cell table:formula="of:=ROUND(1/[.H85];2)" office:value-type="float" office:value="29.38" calcext:value-type="float">
            <text:p>29.38</text:p>
          </table:table-cell>
        </table:table-row>
        <table:table-row table:style-name="ro1">
          <table:table-cell table:style-name="ce1" office:value-type="string" calcext:value-type="string">
            <text:p>2019-02-25</text:p>
          </table:table-cell>
          <table:table-cell office:value-type="float" office:value="130.023346" calcext:value-type="float">
            <text:p>130.023346</text:p>
          </table:table-cell>
          <table:table-cell office:value-type="float" office:value="139.382584" calcext:value-type="float">
            <text:p>139.382584</text:p>
          </table:table-cell>
          <table:table-cell office:value-type="float" office:value="130.023346" calcext:value-type="float">
            <text:p>130.023346</text:p>
          </table:table-cell>
          <table:table-cell table:number-columns-repeated="2" office:value-type="float" office:value="131.556305" calcext:value-type="float">
            <text:p>131.556305</text:p>
          </table:table-cell>
          <table:table-cell office:value-type="float" office:value="2052986771" calcext:value-type="float">
            <text:p>2052986771</text:p>
          </table:table-cell>
          <table:table-cell table:formula="of:=[.B86]/[$'BTC-USD'.B86]" office:value-type="float" office:value="0.0341537332888723" calcext:value-type="float">
            <text:p>0.034153733288872</text:p>
          </table:table-cell>
          <table:table-cell table:formula="of:=ROUND(1/[.H86];2)" office:value-type="float" office:value="29.28" calcext:value-type="float">
            <text:p>29.28</text:p>
          </table:table-cell>
        </table:table-row>
        <table:table-row table:style-name="ro1">
          <table:table-cell table:style-name="ce1" office:value-type="string" calcext:value-type="string">
            <text:p>2019-03-04</text:p>
          </table:table-cell>
          <table:table-cell office:value-type="float" office:value="131.418655" calcext:value-type="float">
            <text:p>131.418655</text:p>
          </table:table-cell>
          <table:table-cell office:value-type="float" office:value="136.383102" calcext:value-type="float">
            <text:p>136.383102</text:p>
          </table:table-cell>
          <table:table-cell office:value-type="float" office:value="123.252815" calcext:value-type="float">
            <text:p>123.252815</text:p>
          </table:table-cell>
          <table:table-cell table:number-columns-repeated="2" office:value-type="float" office:value="132.837814" calcext:value-type="float">
            <text:p>132.837814</text:p>
          </table:table-cell>
          <table:table-cell office:value-type="float" office:value="2061072643" calcext:value-type="float">
            <text:p>2061072643</text:p>
          </table:table-cell>
          <table:table-cell table:formula="of:=[.B87]/[$'BTC-USD'.B87]" office:value-type="float" office:value="0.0341782902145633" calcext:value-type="float">
            <text:p>0.034178290214563</text:p>
          </table:table-cell>
          <table:table-cell table:formula="of:=ROUND(1/[.H87];2)" office:value-type="float" office:value="29.26" calcext:value-type="float">
            <text:p>29.26</text:p>
          </table:table-cell>
        </table:table-row>
        <table:table-row table:style-name="ro1">
          <table:table-cell table:style-name="ce1" office:value-type="string" calcext:value-type="string">
            <text:p>2019-03-11</text:p>
          </table:table-cell>
          <table:table-cell office:value-type="float" office:value="132.86087" calcext:value-type="float">
            <text:p>132.86087</text:p>
          </table:table-cell>
          <table:table-cell office:value-type="float" office:value="160.690826" calcext:value-type="float">
            <text:p>160.690826</text:p>
          </table:table-cell>
          <table:table-cell office:value-type="float" office:value="127.921814" calcext:value-type="float">
            <text:p>127.921814</text:p>
          </table:table-cell>
          <table:table-cell table:number-columns-repeated="2" office:value-type="float" office:value="156.078995" calcext:value-type="float">
            <text:p>156.078995</text:p>
          </table:table-cell>
          <table:table-cell office:value-type="float" office:value="2556309174" calcext:value-type="float">
            <text:p>2556309174</text:p>
          </table:table-cell>
          <table:table-cell table:formula="of:=[.B88]/[$'BTC-USD'.B88]" office:value-type="float" office:value="0.0336038439899185" calcext:value-type="float">
            <text:p>0.033603843989919</text:p>
          </table:table-cell>
          <table:table-cell table:formula="of:=ROUND(1/[.H88];2)" office:value-type="float" office:value="29.76" calcext:value-type="float">
            <text:p>29.76</text:p>
          </table:table-cell>
        </table:table-row>
        <table:table-row table:style-name="ro1">
          <table:table-cell table:style-name="ce1" office:value-type="string" calcext:value-type="string">
            <text:p>2019-03-18</text:p>
          </table:table-cell>
          <table:table-cell office:value-type="float" office:value="156.258881" calcext:value-type="float">
            <text:p>156.258881</text:p>
          </table:table-cell>
          <table:table-cell office:value-type="float" office:value="170.051514" calcext:value-type="float">
            <text:p>170.051514</text:p>
          </table:table-cell>
          <table:table-cell office:value-type="float" office:value="150.559769" calcext:value-type="float">
            <text:p>150.559769</text:p>
          </table:table-cell>
          <table:table-cell table:number-columns-repeated="2" office:value-type="float" office:value="165.936234" calcext:value-type="float">
            <text:p>165.936234</text:p>
          </table:table-cell>
          <table:table-cell office:value-type="float" office:value="3241732844" calcext:value-type="float">
            <text:p>3241732844</text:p>
          </table:table-cell>
          <table:table-cell table:formula="of:=[.B89]/[$'BTC-USD'.B89]" office:value-type="float" office:value="0.0387742188970843" calcext:value-type="float">
            <text:p>0.038774218897084</text:p>
          </table:table-cell>
          <table:table-cell table:formula="of:=ROUND(1/[.H89];2)" office:value-type="float" office:value="25.79" calcext:value-type="float">
            <text:p>25.79</text:p>
          </table:table-cell>
        </table:table-row>
        <table:table-row table:style-name="ro1">
          <table:table-cell table:style-name="ce1" office:value-type="string" calcext:value-type="string">
            <text:p>2019-03-25</text:p>
          </table:table-cell>
          <table:table-cell office:value-type="float" office:value="166.106461" calcext:value-type="float">
            <text:p>166.106461</text:p>
          </table:table-cell>
          <table:table-cell office:value-type="float" office:value="177.730911" calcext:value-type="float">
            <text:p>177.730911</text:p>
          </table:table-cell>
          <table:table-cell office:value-type="float" office:value="156.005203" calcext:value-type="float">
            <text:p>156.005203</text:p>
          </table:table-cell>
          <table:table-cell table:number-columns-repeated="2" office:value-type="float" office:value="168.937546" calcext:value-type="float">
            <text:p>168.937546</text:p>
          </table:table-cell>
          <table:table-cell office:value-type="float" office:value="3619941725" calcext:value-type="float">
            <text:p>3619941725</text:p>
          </table:table-cell>
          <table:table-cell table:formula="of:=[.B90]/[$'BTC-USD'.B90]" office:value-type="float" office:value="0.0412777845812236" calcext:value-type="float">
            <text:p>0.041277784581224</text:p>
          </table:table-cell>
          <table:table-cell table:formula="of:=ROUND(1/[.H90];2)" office:value-type="float" office:value="24.23" calcext:value-type="float">
            <text:p>24.23</text:p>
          </table:table-cell>
        </table:table-row>
        <table:table-row table:style-name="ro1">
          <table:table-cell table:style-name="ce1" office:value-type="string" calcext:value-type="string">
            <text:p>2019-04-01</text:p>
          </table:table-cell>
          <table:table-cell office:value-type="float" office:value="168.899078" calcext:value-type="float">
            <text:p>168.899078</text:p>
          </table:table-cell>
          <table:table-cell office:value-type="float" office:value="342.870026" calcext:value-type="float">
            <text:p>342.870026</text:p>
          </table:table-cell>
          <table:table-cell office:value-type="float" office:value="167.087402" calcext:value-type="float">
            <text:p>167.087402</text:p>
          </table:table-cell>
          <table:table-cell table:number-columns-repeated="2" office:value-type="float" office:value="319.596527" calcext:value-type="float">
            <text:p>319.596527</text:p>
          </table:table-cell>
          <table:table-cell office:value-type="float" office:value="15143841580" calcext:value-type="float">
            <text:p>15143841580</text:p>
          </table:table-cell>
          <table:table-cell table:formula="of:=[.B91]/[$'BTC-USD'.B91]" office:value-type="float" office:value="0.0411410894951451" calcext:value-type="float">
            <text:p>0.041141089495145</text:p>
          </table:table-cell>
          <table:table-cell table:formula="of:=ROUND(1/[.H91];2)" office:value-type="float" office:value="24.31" calcext:value-type="float">
            <text:p>24.31</text:p>
          </table:table-cell>
        </table:table-row>
        <table:table-row table:style-name="ro1">
          <table:table-cell table:style-name="ce1" office:value-type="string" calcext:value-type="string">
            <text:p>2019-04-08</text:p>
          </table:table-cell>
          <table:table-cell office:value-type="float" office:value="319.765015" calcext:value-type="float">
            <text:p>319.765015</text:p>
          </table:table-cell>
          <table:table-cell office:value-type="float" office:value="326.917969" calcext:value-type="float">
            <text:p>326.917969</text:p>
          </table:table-cell>
          <table:table-cell office:value-type="float" office:value="259.015045" calcext:value-type="float">
            <text:p>259.015045</text:p>
          </table:table-cell>
          <table:table-cell table:number-columns-repeated="2" office:value-type="float" office:value="288.647156" calcext:value-type="float">
            <text:p>288.647156</text:p>
          </table:table-cell>
          <table:table-cell office:value-type="float" office:value="10123296429" calcext:value-type="float">
            <text:p>10123296429</text:p>
          </table:table-cell>
          <table:table-cell table:formula="of:=[.B92]/[$'BTC-USD'.B92]" office:value-type="float" office:value="0.0614952180960833" calcext:value-type="float">
            <text:p>0.061495218096083</text:p>
          </table:table-cell>
          <table:table-cell table:formula="of:=ROUND(1/[.H92];2)" office:value-type="float" office:value="16.26" calcext:value-type="float">
            <text:p>16.26</text:p>
          </table:table-cell>
        </table:table-row>
        <table:table-row table:style-name="ro1">
          <table:table-cell table:style-name="ce1" office:value-type="string" calcext:value-type="string">
            <text:p>2019-04-15</text:p>
          </table:table-cell>
          <table:table-cell office:value-type="float" office:value="288.698059" calcext:value-type="float">
            <text:p>288.698059</text:p>
          </table:table-cell>
          <table:table-cell office:value-type="float" office:value="332.282532" calcext:value-type="float">
            <text:p>332.282532</text:p>
          </table:table-cell>
          <table:table-cell office:value-type="float" office:value="281.898438" calcext:value-type="float">
            <text:p>281.898438</text:p>
          </table:table-cell>
          <table:table-cell table:number-columns-repeated="2" office:value-type="float" office:value="290.480255" calcext:value-type="float">
            <text:p>290.480255</text:p>
          </table:table-cell>
          <table:table-cell office:value-type="float" office:value="10433388532" calcext:value-type="float">
            <text:p>10433388532</text:p>
          </table:table-cell>
          <table:table-cell table:formula="of:=[.B93]/[$'BTC-USD'.B93]" office:value-type="float" office:value="0.0558699596152516" calcext:value-type="float">
            <text:p>0.055869959615252</text:p>
          </table:table-cell>
          <table:table-cell table:formula="of:=ROUND(1/[.H93];2)" office:value-type="float" office:value="17.9" calcext:value-type="float">
            <text:p>17.9</text:p>
          </table:table-cell>
        </table:table-row>
        <table:table-row table:style-name="ro1">
          <table:table-cell table:style-name="ce1" office:value-type="string" calcext:value-type="string">
            <text:p>2019-04-22</text:p>
          </table:table-cell>
          <table:table-cell office:value-type="float" office:value="290.336426" calcext:value-type="float">
            <text:p>290.336426</text:p>
          </table:table-cell>
          <table:table-cell office:value-type="float" office:value="308.471039" calcext:value-type="float">
            <text:p>308.471039</text:p>
          </table:table-cell>
          <table:table-cell office:value-type="float" office:value="251.617615" calcext:value-type="float">
            <text:p>251.617615</text:p>
          </table:table-cell>
          <table:table-cell table:number-columns-repeated="2" office:value-type="float" office:value="255.470123" calcext:value-type="float">
            <text:p>255.470123</text:p>
          </table:table-cell>
          <table:table-cell office:value-type="float" office:value="8667244999" calcext:value-type="float">
            <text:p>8667244999</text:p>
          </table:table-cell>
          <table:table-cell table:formula="of:=[.B94]/[$'BTC-USD'.B94]" office:value-type="float" office:value="0.054651617794605" calcext:value-type="float">
            <text:p>0.054651617794605</text:p>
          </table:table-cell>
          <table:table-cell table:formula="of:=ROUND(1/[.H94];2)" office:value-type="float" office:value="18.3" calcext:value-type="float">
            <text:p>18.3</text:p>
          </table:table-cell>
        </table:table-row>
        <table:table-row table:style-name="ro1">
          <table:table-cell table:style-name="ce1" office:value-type="string" calcext:value-type="string">
            <text:p>2019-04-29</text:p>
          </table:table-cell>
          <table:table-cell office:value-type="float" office:value="255.55011" calcext:value-type="float">
            <text:p>255.55011</text:p>
          </table:table-cell>
          <table:table-cell office:value-type="float" office:value="311.656769" calcext:value-type="float">
            <text:p>311.656769</text:p>
          </table:table-cell>
          <table:table-cell office:value-type="float" office:value="232.912567" calcext:value-type="float">
            <text:p>232.912567</text:p>
          </table:table-cell>
          <table:table-cell table:number-columns-repeated="2" office:value-type="float" office:value="293.947449" calcext:value-type="float">
            <text:p>293.947449</text:p>
          </table:table-cell>
          <table:table-cell office:value-type="float" office:value="13003161192" calcext:value-type="float">
            <text:p>13003161192</text:p>
          </table:table-cell>
          <table:table-cell table:formula="of:=[.B95]/[$'BTC-USD'.B95]" office:value-type="float" office:value="0.0483551480010723" calcext:value-type="float">
            <text:p>0.048355148001072</text:p>
          </table:table-cell>
          <table:table-cell table:formula="of:=ROUND(1/[.H95];2)" office:value-type="float" office:value="20.68" calcext:value-type="float">
            <text:p>20.68</text:p>
          </table:table-cell>
        </table:table-row>
        <table:table-row table:style-name="ro1">
          <table:table-cell table:style-name="ce1" office:value-type="string" calcext:value-type="string">
            <text:p>2019-05-06</text:p>
          </table:table-cell>
          <table:table-cell office:value-type="float" office:value="293.962097" calcext:value-type="float">
            <text:p>293.962097</text:p>
          </table:table-cell>
          <table:table-cell office:value-type="float" office:value="377.011139" calcext:value-type="float">
            <text:p>377.011139</text:p>
          </table:table-cell>
          <table:table-cell office:value-type="float" office:value="276.656311" calcext:value-type="float">
            <text:p>276.656311</text:p>
          </table:table-cell>
          <table:table-cell table:number-columns-repeated="2" office:value-type="float" office:value="354.029938" calcext:value-type="float">
            <text:p>354.029938</text:p>
          </table:table-cell>
          <table:table-cell office:value-type="float" office:value="15976305443" calcext:value-type="float">
            <text:p>15976305443</text:p>
          </table:table-cell>
          <table:table-cell table:formula="of:=[.B96]/[$'BTC-USD'.B96]" office:value-type="float" office:value="0.0507558116044244" calcext:value-type="float">
            <text:p>0.050755811604424</text:p>
          </table:table-cell>
          <table:table-cell table:formula="of:=ROUND(1/[.H96];2)" office:value-type="float" office:value="19.7" calcext:value-type="float">
            <text:p>19.7</text:p>
          </table:table-cell>
        </table:table-row>
        <table:table-row table:style-name="ro1">
          <table:table-cell table:style-name="ce1" office:value-type="string" calcext:value-type="string">
            <text:p>2019-05-13</text:p>
          </table:table-cell>
          <table:table-cell office:value-type="float" office:value="354.029938" calcext:value-type="float">
            <text:p>354.029938</text:p>
          </table:table-cell>
          <table:table-cell office:value-type="float" office:value="443.6763" calcext:value-type="float">
            <text:p>443.6763</text:p>
          </table:table-cell>
          <table:table-cell office:value-type="float" office:value="340.83905" calcext:value-type="float">
            <text:p>340.83905</text:p>
          </table:table-cell>
          <table:table-cell table:number-columns-repeated="2" office:value-type="float" office:value="421.493286" calcext:value-type="float">
            <text:p>421.493286</text:p>
          </table:table-cell>
          <table:table-cell office:value-type="float" office:value="24426915794" calcext:value-type="float">
            <text:p>24426915794</text:p>
          </table:table-cell>
          <table:table-cell table:formula="of:=[.B97]/[$'BTC-USD'.B97]" office:value-type="float" office:value="0.0507848066245028" calcext:value-type="float">
            <text:p>0.050784806624503</text:p>
          </table:table-cell>
          <table:table-cell table:formula="of:=ROUND(1/[.H97];2)" office:value-type="float" office:value="19.69" calcext:value-type="float">
            <text:p>19.69</text:p>
          </table:table-cell>
        </table:table-row>
        <table:table-row table:style-name="ro1">
          <table:table-cell table:style-name="ce1" office:value-type="string" calcext:value-type="string">
            <text:p>2019-05-20</text:p>
          </table:table-cell>
          <table:table-cell office:value-type="float" office:value="421.38327" calcext:value-type="float">
            <text:p>421.38327</text:p>
          </table:table-cell>
          <table:table-cell office:value-type="float" office:value="439.383698" calcext:value-type="float">
            <text:p>439.383698</text:p>
          </table:table-cell>
          <table:table-cell office:value-type="float" office:value="372.634155" calcext:value-type="float">
            <text:p>372.634155</text:p>
          </table:table-cell>
          <table:table-cell table:number-columns-repeated="2" office:value-type="float" office:value="432.840698" calcext:value-type="float">
            <text:p>432.840698</text:p>
          </table:table-cell>
          <table:table-cell office:value-type="float" office:value="17429850776" calcext:value-type="float">
            <text:p>17429850776</text:p>
          </table:table-cell>
          <table:table-cell table:formula="of:=[.B98]/[$'BTC-USD'.B98]" office:value-type="float" office:value="0.0514074888143513" calcext:value-type="float">
            <text:p>0.051407488814351</text:p>
          </table:table-cell>
          <table:table-cell table:formula="of:=ROUND(1/[.H98];2)" office:value-type="float" office:value="19.45" calcext:value-type="float">
            <text:p>19.45</text:p>
          </table:table-cell>
        </table:table-row>
        <table:table-row table:style-name="ro1">
          <table:table-cell table:style-name="ce1" office:value-type="string" calcext:value-type="string">
            <text:p>2019-05-27</text:p>
          </table:table-cell>
          <table:table-cell office:value-type="float" office:value="432.970551" calcext:value-type="float">
            <text:p>432.970551</text:p>
          </table:table-cell>
          <table:table-cell office:value-type="float" office:value="478.525909" calcext:value-type="float">
            <text:p>478.525909</text:p>
          </table:table-cell>
          <table:table-cell office:value-type="float" office:value="414.145905" calcext:value-type="float">
            <text:p>414.145905</text:p>
          </table:table-cell>
          <table:table-cell table:number-columns-repeated="2" office:value-type="float" office:value="443.771545" calcext:value-type="float">
            <text:p>443.771545</text:p>
          </table:table-cell>
          <table:table-cell office:value-type="float" office:value="15905495385" calcext:value-type="float">
            <text:p>15905495385</text:p>
          </table:table-cell>
          <table:table-cell table:formula="of:=[.B99]/[$'BTC-USD'.B99]" office:value-type="float" office:value="0.0499154881032207" calcext:value-type="float">
            <text:p>0.049915488103221</text:p>
          </table:table-cell>
          <table:table-cell table:formula="of:=ROUND(1/[.H99];2)" office:value-type="float" office:value="20.03" calcext:value-type="float">
            <text:p>20.03</text:p>
          </table:table-cell>
        </table:table-row>
        <table:table-row table:style-name="ro1">
          <table:table-cell table:style-name="ce1" office:value-type="string" calcext:value-type="string">
            <text:p>2019-06-03</text:p>
          </table:table-cell>
          <table:table-cell office:value-type="float" office:value="443.726074" calcext:value-type="float">
            <text:p>443.726074</text:p>
          </table:table-cell>
          <table:table-cell office:value-type="float" office:value="446.747314" calcext:value-type="float">
            <text:p>446.747314</text:p>
          </table:table-cell>
          <table:table-cell office:value-type="float" office:value="368.951111" calcext:value-type="float">
            <text:p>368.951111</text:p>
          </table:table-cell>
          <table:table-cell table:number-columns-repeated="2" office:value-type="float" office:value="381.166351" calcext:value-type="float">
            <text:p>381.166351</text:p>
          </table:table-cell>
          <table:table-cell office:value-type="float" office:value="13150810575" calcext:value-type="float">
            <text:p>13150810575</text:p>
          </table:table-cell>
          <table:table-cell table:formula="of:=[.B100]/[$'BTC-USD'.B100]" office:value-type="float" office:value="0.0507594271999453" calcext:value-type="float">
            <text:p>0.050759427199945</text:p>
          </table:table-cell>
          <table:table-cell table:formula="of:=ROUND(1/[.H100];2)" office:value-type="float" office:value="19.7" calcext:value-type="float">
            <text:p>19.7</text:p>
          </table:table-cell>
        </table:table-row>
        <table:table-row table:style-name="ro1">
          <table:table-cell table:style-name="ce1" office:value-type="string" calcext:value-type="string">
            <text:p>2019-06-10</text:p>
          </table:table-cell>
          <table:table-cell office:value-type="float" office:value="381.063446" calcext:value-type="float">
            <text:p>381.063446</text:p>
          </table:table-cell>
          <table:table-cell office:value-type="float" office:value="440.49881" calcext:value-type="float">
            <text:p>440.49881</text:p>
          </table:table-cell>
          <table:table-cell office:value-type="float" office:value="375.781433" calcext:value-type="float">
            <text:p>375.781433</text:p>
          </table:table-cell>
          <table:table-cell table:number-columns-repeated="2" office:value-type="float" office:value="428.320892" calcext:value-type="float">
            <text:p>428.320892</text:p>
          </table:table-cell>
          <table:table-cell office:value-type="float" office:value="11632848642" calcext:value-type="float">
            <text:p>11632848642</text:p>
          </table:table-cell>
          <table:table-cell table:formula="of:=[.B101]/[$'BTC-USD'.B101]" office:value-type="float" office:value="0.0495383962563461" calcext:value-type="float">
            <text:p>0.049538396256346</text:p>
          </table:table-cell>
          <table:table-cell table:formula="of:=ROUND(1/[.H101];2)" office:value-type="float" office:value="20.19" calcext:value-type="float">
            <text:p>20.19</text:p>
          </table:table-cell>
        </table:table-row>
        <table:table-row table:style-name="ro1">
          <table:table-cell table:style-name="ce1" office:value-type="string" calcext:value-type="string">
            <text:p>2019-06-17</text:p>
          </table:table-cell>
          <table:table-cell office:value-type="float" office:value="428.264771" calcext:value-type="float">
            <text:p>428.264771</text:p>
          </table:table-cell>
          <table:table-cell office:value-type="float" office:value="522.091309" calcext:value-type="float">
            <text:p>522.091309</text:p>
          </table:table-cell>
          <table:table-cell office:value-type="float" office:value="405.309723" calcext:value-type="float">
            <text:p>405.309723</text:p>
          </table:table-cell>
          <table:table-cell table:number-columns-repeated="2" office:value-type="float" office:value="475.017181" calcext:value-type="float">
            <text:p>475.017181</text:p>
          </table:table-cell>
          <table:table-cell office:value-type="float" office:value="13454340580" calcext:value-type="float">
            <text:p>13454340580</text:p>
          </table:table-cell>
          <table:table-cell table:formula="of:=[.B102]/[$'BTC-USD'.B102]" office:value-type="float" office:value="0.0476436088673907" calcext:value-type="float">
            <text:p>0.047643608867391</text:p>
          </table:table-cell>
          <table:table-cell table:formula="of:=ROUND(1/[.H102];2)" office:value-type="float" office:value="20.99" calcext:value-type="float">
            <text:p>20.99</text:p>
          </table:table-cell>
        </table:table-row>
        <table:table-row table:style-name="ro1">
          <table:table-cell table:style-name="ce1" office:value-type="string" calcext:value-type="string">
            <text:p>2019-06-24</text:p>
          </table:table-cell>
          <table:table-cell office:value-type="float" office:value="475.336975" calcext:value-type="float">
            <text:p>475.336975</text:p>
          </table:table-cell>
          <table:table-cell office:value-type="float" office:value="514.716064" calcext:value-type="float">
            <text:p>514.716064</text:p>
          </table:table-cell>
          <table:table-cell office:value-type="float" office:value="392.81601" calcext:value-type="float">
            <text:p>392.81601</text:p>
          </table:table-cell>
          <table:table-cell table:number-columns-repeated="2" office:value-type="float" office:value="399.470367" calcext:value-type="float">
            <text:p>399.470367</text:p>
          </table:table-cell>
          <table:table-cell office:value-type="float" office:value="17451360369" calcext:value-type="float">
            <text:p>17451360369</text:p>
          </table:table-cell>
          <table:table-cell table:formula="of:=[.B103]/[$'BTC-USD'.B103]" office:value-type="float" office:value="0.0437947466629894" calcext:value-type="float">
            <text:p>0.043794746662989</text:p>
          </table:table-cell>
          <table:table-cell table:formula="of:=ROUND(1/[.H103];2)" office:value-type="float" office:value="22.83" calcext:value-type="float">
            <text:p>22.83</text:p>
          </table:table-cell>
        </table:table-row>
        <table:table-row table:style-name="ro1">
          <table:table-cell table:style-name="ce1" office:value-type="string" calcext:value-type="string">
            <text:p>2019-07-01</text:p>
          </table:table-cell>
          <table:table-cell office:value-type="float" office:value="399.833496" calcext:value-type="float">
            <text:p>399.833496</text:p>
          </table:table-cell>
          <table:table-cell office:value-type="float" office:value="423.846893" calcext:value-type="float">
            <text:p>423.846893</text:p>
          </table:table-cell>
          <table:table-cell office:value-type="float" office:value="382.827179" calcext:value-type="float">
            <text:p>382.827179</text:p>
          </table:table-cell>
          <table:table-cell table:number-columns-repeated="2" office:value-type="float" office:value="411.809692" calcext:value-type="float">
            <text:p>411.809692</text:p>
          </table:table-cell>
          <table:table-cell office:value-type="float" office:value="12459424014" calcext:value-type="float">
            <text:p>12459424014</text:p>
          </table:table-cell>
          <table:table-cell table:formula="of:=[.B104]/[$'BTC-USD'.B104]" office:value-type="float" office:value="0.0370321444531599" calcext:value-type="float">
            <text:p>0.03703214445316</text:p>
          </table:table-cell>
          <table:table-cell table:formula="of:=ROUND(1/[.H104];2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2019-07-08</text:p>
          </table:table-cell>
          <table:table-cell office:value-type="float" office:value="412.122528" calcext:value-type="float">
            <text:p>412.122528</text:p>
          </table:table-cell>
          <table:table-cell office:value-type="float" office:value="428.360046" calcext:value-type="float">
            <text:p>428.360046</text:p>
          </table:table-cell>
          <table:table-cell office:value-type="float" office:value="281.203094" calcext:value-type="float">
            <text:p>281.203094</text:p>
          </table:table-cell>
          <table:table-cell table:number-columns-repeated="2" office:value-type="float" office:value="282.843567" calcext:value-type="float">
            <text:p>282.843567</text:p>
          </table:table-cell>
          <table:table-cell office:value-type="float" office:value="12359161280" calcext:value-type="float">
            <text:p>12359161280</text:p>
          </table:table-cell>
          <table:table-cell table:formula="of:=[.B105]/[$'BTC-USD'.B105]" office:value-type="float" office:value="0.0360039354509693" calcext:value-type="float">
            <text:p>0.036003935450969</text:p>
          </table:table-cell>
          <table:table-cell table:formula="of:=ROUND(1/[.H105];2)" office:value-type="float" office:value="27.77" calcext:value-type="float">
            <text:p>27.77</text:p>
          </table:table-cell>
        </table:table-row>
        <table:table-row table:style-name="ro1">
          <table:table-cell table:style-name="ce1" office:value-type="string" calcext:value-type="string">
            <text:p>2019-07-15</text:p>
          </table:table-cell>
          <table:table-cell office:value-type="float" office:value="283.301788" calcext:value-type="float">
            <text:p>283.301788</text:p>
          </table:table-cell>
          <table:table-cell office:value-type="float" office:value="337.278351" calcext:value-type="float">
            <text:p>337.278351</text:p>
          </table:table-cell>
          <table:table-cell office:value-type="float" office:value="258.648987" calcext:value-type="float">
            <text:p>258.648987</text:p>
          </table:table-cell>
          <table:table-cell table:number-columns-repeated="2" office:value-type="float" office:value="320.864685" calcext:value-type="float">
            <text:p>320.864685</text:p>
          </table:table-cell>
          <table:table-cell office:value-type="float" office:value="13248309904" calcext:value-type="float">
            <text:p>13248309904</text:p>
          </table:table-cell>
          <table:table-cell table:formula="of:=[.B106]/[$'BTC-USD'.B106]" office:value-type="float" office:value="0.0276180774209075" calcext:value-type="float">
            <text:p>0.027618077420908</text:p>
          </table:table-cell>
          <table:table-cell table:formula="of:=ROUND(1/[.H106];2)" office:value-type="float" office:value="36.21" calcext:value-type="float">
            <text:p>36.21</text:p>
          </table:table-cell>
        </table:table-row>
        <table:table-row table:style-name="ro1">
          <table:table-cell table:style-name="ce1" office:value-type="string" calcext:value-type="string">
            <text:p>2019-07-22</text:p>
          </table:table-cell>
          <table:table-cell office:value-type="float" office:value="320.997162" calcext:value-type="float">
            <text:p>320.997162</text:p>
          </table:table-cell>
          <table:table-cell office:value-type="float" office:value="323.624634" calcext:value-type="float">
            <text:p>323.624634</text:p>
          </table:table-cell>
          <table:table-cell office:value-type="float" office:value="284.732391" calcext:value-type="float">
            <text:p>284.732391</text:p>
          </table:table-cell>
          <table:table-cell table:number-columns-repeated="2" office:value-type="float" office:value="310.457397" calcext:value-type="float">
            <text:p>310.457397</text:p>
          </table:table-cell>
          <table:table-cell office:value-type="float" office:value="9859759344" calcext:value-type="float">
            <text:p>9859759344</text:p>
          </table:table-cell>
          <table:table-cell table:formula="of:=[.B107]/[$'BTC-USD'.B107]" office:value-type="float" office:value="0.0302914720983309" calcext:value-type="float">
            <text:p>0.030291472098331</text:p>
          </table:table-cell>
          <table:table-cell table:formula="of:=ROUND(1/[.H107];2)" office:value-type="float" office:value="33.01" calcext:value-type="float">
            <text:p>33.01</text:p>
          </table:table-cell>
        </table:table-row>
        <table:table-row table:style-name="ro1">
          <table:table-cell table:style-name="ce1" office:value-type="string" calcext:value-type="string">
            <text:p>2019-07-29</text:p>
          </table:table-cell>
          <table:table-cell office:value-type="float" office:value="310.202576" calcext:value-type="float">
            <text:p>310.202576</text:p>
          </table:table-cell>
          <table:table-cell office:value-type="float" office:value="339.624939" calcext:value-type="float">
            <text:p>339.624939</text:p>
          </table:table-cell>
          <table:table-cell office:value-type="float" office:value="305.293732" calcext:value-type="float">
            <text:p>305.293732</text:p>
          </table:table-cell>
          <table:table-cell table:number-columns-repeated="2" office:value-type="float" office:value="333.673462" calcext:value-type="float">
            <text:p>333.673462</text:p>
          </table:table-cell>
          <table:table-cell office:value-type="float" office:value="10222058888" calcext:value-type="float">
            <text:p>10222058888</text:p>
          </table:table-cell>
          <table:table-cell table:formula="of:=[.B108]/[$'BTC-USD'.B108]" office:value-type="float" office:value="0.0324881409731712" calcext:value-type="float">
            <text:p>0.032488140973171</text:p>
          </table:table-cell>
          <table:table-cell table:formula="of:=ROUND(1/[.H108];2)" office:value-type="float" office:value="30.78" calcext:value-type="float">
            <text:p>30.78</text:p>
          </table:table-cell>
        </table:table-row>
        <table:table-row table:style-name="ro1">
          <table:table-cell table:style-name="ce1" office:value-type="string" calcext:value-type="string">
            <text:p>2019-08-05</text:p>
          </table:table-cell>
          <table:table-cell office:value-type="float" office:value="333.691589" calcext:value-type="float">
            <text:p>333.691589</text:p>
          </table:table-cell>
          <table:table-cell office:value-type="float" office:value="352.303711" calcext:value-type="float">
            <text:p>352.303711</text:p>
          </table:table-cell>
          <table:table-cell office:value-type="float" office:value="307.342133" calcext:value-type="float">
            <text:p>307.342133</text:p>
          </table:table-cell>
          <table:table-cell table:number-columns-repeated="2" office:value-type="float" office:value="336.196503" calcext:value-type="float">
            <text:p>336.196503</text:p>
          </table:table-cell>
          <table:table-cell office:value-type="float" office:value="9606551487" calcext:value-type="float">
            <text:p>9606551487</text:p>
          </table:table-cell>
          <table:table-cell table:formula="of:=[.B109]/[$'BTC-USD'.B109]" office:value-type="float" office:value="0.0304442702322077" calcext:value-type="float">
            <text:p>0.030444270232208</text:p>
          </table:table-cell>
          <table:table-cell table:formula="of:=ROUND(1/[.H109];2)" office:value-type="float" office:value="32.85" calcext:value-type="float">
            <text:p>32.85</text:p>
          </table:table-cell>
        </table:table-row>
        <table:table-row table:style-name="ro1">
          <table:table-cell table:style-name="ce1" office:value-type="string" calcext:value-type="string">
            <text:p>2019-08-12</text:p>
          </table:table-cell>
          <table:table-cell office:value-type="float" office:value="336.159302" calcext:value-type="float">
            <text:p>336.159302</text:p>
          </table:table-cell>
          <table:table-cell office:value-type="float" office:value="353.700806" calcext:value-type="float">
            <text:p>353.700806</text:p>
          </table:table-cell>
          <table:table-cell office:value-type="float" office:value="282.044708" calcext:value-type="float">
            <text:p>282.044708</text:p>
          </table:table-cell>
          <table:table-cell table:number-columns-repeated="2" office:value-type="float" office:value="316.509613" calcext:value-type="float">
            <text:p>316.509613</text:p>
          </table:table-cell>
          <table:table-cell office:value-type="float" office:value="10469424318" calcext:value-type="float">
            <text:p>10469424318</text:p>
          </table:table-cell>
          <table:table-cell table:formula="of:=[.B110]/[$'BTC-USD'.B110]" office:value-type="float" office:value="0.0291597655790191" calcext:value-type="float">
            <text:p>0.029159765579019</text:p>
          </table:table-cell>
          <table:table-cell table:formula="of:=ROUND(1/[.H110];2)" office:value-type="float" office:value="34.29" calcext:value-type="float">
            <text:p>34.29</text:p>
          </table:table-cell>
        </table:table-row>
        <table:table-row table:style-name="ro1">
          <table:table-cell table:style-name="ce1" office:value-type="string" calcext:value-type="string">
            <text:p>2019-08-19</text:p>
          </table:table-cell>
          <table:table-cell office:value-type="float" office:value="316.730621" calcext:value-type="float">
            <text:p>316.730621</text:p>
          </table:table-cell>
          <table:table-cell office:value-type="float" office:value="326.884277" calcext:value-type="float">
            <text:p>326.884277</text:p>
          </table:table-cell>
          <table:table-cell office:value-type="float" office:value="293.931641" calcext:value-type="float">
            <text:p>293.931641</text:p>
          </table:table-cell>
          <table:table-cell table:number-columns-repeated="2" office:value-type="float" office:value="305.601959" calcext:value-type="float">
            <text:p>305.601959</text:p>
          </table:table-cell>
          <table:table-cell office:value-type="float" office:value="9213152834" calcext:value-type="float">
            <text:p>9213152834</text:p>
          </table:table-cell>
          <table:table-cell table:formula="of:=[.B111]/[$'BTC-USD'.B111]" office:value-type="float" office:value="0.0306011550397188" calcext:value-type="float">
            <text:p>0.030601155039719</text:p>
          </table:table-cell>
          <table:table-cell table:formula="of:=ROUND(1/[.H111];2)" office:value-type="float" office:value="32.68" calcext:value-type="float">
            <text:p>32.68</text:p>
          </table:table-cell>
        </table:table-row>
        <table:table-row table:style-name="ro1">
          <table:table-cell table:style-name="ce1" office:value-type="string" calcext:value-type="string">
            <text:p>2019-08-26</text:p>
          </table:table-cell>
          <table:table-cell office:value-type="float" office:value="305.315887" calcext:value-type="float">
            <text:p>305.315887</text:p>
          </table:table-cell>
          <table:table-cell office:value-type="float" office:value="315.089417" calcext:value-type="float">
            <text:p>315.089417</text:p>
          </table:table-cell>
          <table:table-cell office:value-type="float" office:value="272.881134" calcext:value-type="float">
            <text:p>272.881134</text:p>
          </table:table-cell>
          <table:table-cell table:number-columns-repeated="2" office:value-type="float" office:value="282.329102" calcext:value-type="float">
            <text:p>282.329102</text:p>
          </table:table-cell>
          <table:table-cell office:value-type="float" office:value="9245282689" calcext:value-type="float">
            <text:p>9245282689</text:p>
          </table:table-cell>
          <table:table-cell table:formula="of:=[.B112]/[$'BTC-USD'.B112]" office:value-type="float" office:value="0.0301507848749694" calcext:value-type="float">
            <text:p>0.03015078487497</text:p>
          </table:table-cell>
          <table:table-cell table:formula="of:=ROUND(1/[.H112];2)" office:value-type="float" office:value="33.17" calcext:value-type="float">
            <text:p>33.17</text:p>
          </table:table-cell>
        </table:table-row>
        <table:table-row table:style-name="ro1">
          <table:table-cell table:style-name="ce1" office:value-type="string" calcext:value-type="string">
            <text:p>2019-09-02</text:p>
          </table:table-cell>
          <table:table-cell office:value-type="float" office:value="282.334473" calcext:value-type="float">
            <text:p>282.334473</text:p>
          </table:table-cell>
          <table:table-cell office:value-type="float" office:value="309.789185" calcext:value-type="float">
            <text:p>309.789185</text:p>
          </table:table-cell>
          <table:table-cell office:value-type="float" office:value="280.586121" calcext:value-type="float">
            <text:p>280.586121</text:p>
          </table:table-cell>
          <table:table-cell table:number-columns-repeated="2" office:value-type="float" office:value="307.009827" calcext:value-type="float">
            <text:p>307.009827</text:p>
          </table:table-cell>
          <table:table-cell office:value-type="float" office:value="9423427109" calcext:value-type="float">
            <text:p>9423427109</text:p>
          </table:table-cell>
          <table:table-cell table:formula="of:=[.B113]/[$'BTC-USD'.B113]" office:value-type="float" office:value="0.0289352022479608" calcext:value-type="float">
            <text:p>0.028935202247961</text:p>
          </table:table-cell>
          <table:table-cell table:formula="of:=ROUND(1/[.H113];2)" office:value-type="float" office:value="34.56" calcext:value-type="float">
            <text:p>34.56</text:p>
          </table:table-cell>
        </table:table-row>
        <table:table-row table:style-name="ro1">
          <table:table-cell table:style-name="ce1" office:value-type="string" calcext:value-type="string">
            <text:p>2019-09-09</text:p>
          </table:table-cell>
          <table:table-cell office:value-type="float" office:value="307.807831" calcext:value-type="float">
            <text:p>307.807831</text:p>
          </table:table-cell>
          <table:table-cell office:value-type="float" office:value="310.723694" calcext:value-type="float">
            <text:p>310.723694</text:p>
          </table:table-cell>
          <table:table-cell office:value-type="float" office:value="294.451843" calcext:value-type="float">
            <text:p>294.451843</text:p>
          </table:table-cell>
          <table:table-cell table:number-columns-repeated="2" office:value-type="float" office:value="304.232788" calcext:value-type="float">
            <text:p>304.232788</text:p>
          </table:table-cell>
          <table:table-cell office:value-type="float" office:value="8963028861" calcext:value-type="float">
            <text:p>8963028861</text:p>
          </table:table-cell>
          <table:table-cell table:formula="of:=[.B114]/[$'BTC-USD'.B114]" office:value-type="float" office:value="0.0294743939126114" calcext:value-type="float">
            <text:p>0.029474393912611</text:p>
          </table:table-cell>
          <table:table-cell table:formula="of:=ROUND(1/[.H114];2)" office:value-type="float" office:value="33.93" calcext:value-type="float">
            <text:p>33.93</text:p>
          </table:table-cell>
        </table:table-row>
        <table:table-row table:style-name="ro1">
          <table:table-cell table:style-name="ce1" office:value-type="string" calcext:value-type="string">
            <text:p>2019-09-16</text:p>
          </table:table-cell>
          <table:table-cell office:value-type="float" office:value="304.25589" calcext:value-type="float">
            <text:p>304.25589</text:p>
          </table:table-cell>
          <table:table-cell office:value-type="float" office:value="332.891327" calcext:value-type="float">
            <text:p>332.891327</text:p>
          </table:table-cell>
          <table:table-cell office:value-type="float" office:value="302.87085" calcext:value-type="float">
            <text:p>302.87085</text:p>
          </table:table-cell>
          <table:table-cell table:number-columns-repeated="2" office:value-type="float" office:value="308.30191" calcext:value-type="float">
            <text:p>308.30191</text:p>
          </table:table-cell>
          <table:table-cell office:value-type="float" office:value="10821692307" calcext:value-type="float">
            <text:p>10821692307</text:p>
          </table:table-cell>
          <table:table-cell table:formula="of:=[.B115]/[$'BTC-USD'.B115]" office:value-type="float" office:value="0.0294045948478331" calcext:value-type="float">
            <text:p>0.029404594847833</text:p>
          </table:table-cell>
          <table:table-cell table:formula="of:=ROUND(1/[.H115];2)" office:value-type="float" office:value="34.01" calcext:value-type="float">
            <text:p>34.01</text:p>
          </table:table-cell>
        </table:table-row>
        <table:table-row table:style-name="ro1">
          <table:table-cell table:style-name="ce1" office:value-type="string" calcext:value-type="string">
            <text:p>2019-09-23</text:p>
          </table:table-cell>
          <table:table-cell office:value-type="float" office:value="308.217957" calcext:value-type="float">
            <text:p>308.217957</text:p>
          </table:table-cell>
          <table:table-cell office:value-type="float" office:value="308.465942" calcext:value-type="float">
            <text:p>308.465942</text:p>
          </table:table-cell>
          <table:table-cell office:value-type="float" office:value="208.168076" calcext:value-type="float">
            <text:p>208.168076</text:p>
          </table:table-cell>
          <table:table-cell table:number-columns-repeated="2" office:value-type="float" office:value="220.430267" calcext:value-type="float">
            <text:p>220.430267</text:p>
          </table:table-cell>
          <table:table-cell office:value-type="float" office:value="14168970226" calcext:value-type="float">
            <text:p>14168970226</text:p>
          </table:table-cell>
          <table:table-cell table:formula="of:=[.B116]/[$'BTC-USD'.B116]" office:value-type="float" office:value="0.0306137359003899" calcext:value-type="float">
            <text:p>0.03061373590039</text:p>
          </table:table-cell>
          <table:table-cell table:formula="of:=ROUND(1/[.H116];2)" office:value-type="float" office:value="32.67" calcext:value-type="float">
            <text:p>32.67</text:p>
          </table:table-cell>
        </table:table-row>
        <table:table-row table:style-name="ro1">
          <table:table-cell table:style-name="ce1" office:value-type="string" calcext:value-type="string">
            <text:p>2019-09-30</text:p>
          </table:table-cell>
          <table:table-cell office:value-type="float" office:value="220.45079" calcext:value-type="float">
            <text:p>220.45079</text:p>
          </table:table-cell>
          <table:table-cell office:value-type="float" office:value="236.07811" calcext:value-type="float">
            <text:p>236.07811</text:p>
          </table:table-cell>
          <table:table-cell office:value-type="float" office:value="215.064575" calcext:value-type="float">
            <text:p>215.064575</text:p>
          </table:table-cell>
          <table:table-cell table:number-columns-repeated="2" office:value-type="float" office:value="223.411926" calcext:value-type="float">
            <text:p>223.411926</text:p>
          </table:table-cell>
          <table:table-cell office:value-type="float" office:value="9248475125" calcext:value-type="float">
            <text:p>9248475125</text:p>
          </table:table-cell>
          <table:table-cell table:formula="of:=[.B117]/[$'BTC-USD'.B117]" office:value-type="float" office:value="0.0272019529915997" calcext:value-type="float">
            <text:p>0.0272019529916</text:p>
          </table:table-cell>
          <table:table-cell table:formula="of:=ROUND(1/[.H117];2)" office:value-type="float" office:value="36.76" calcext:value-type="float">
            <text:p>36.76</text:p>
          </table:table-cell>
        </table:table-row>
        <table:table-row table:style-name="ro1">
          <table:table-cell table:style-name="ce1" office:value-type="string" calcext:value-type="string">
            <text:p>2019-10-07</text:p>
          </table:table-cell>
          <table:table-cell office:value-type="float" office:value="223.259155" calcext:value-type="float">
            <text:p>223.259155</text:p>
          </table:table-cell>
          <table:table-cell office:value-type="float" office:value="240.36972" calcext:value-type="float">
            <text:p>240.36972</text:p>
          </table:table-cell>
          <table:table-cell office:value-type="float" office:value="221.383041" calcext:value-type="float">
            <text:p>221.383041</text:p>
          </table:table-cell>
          <table:table-cell table:number-columns-repeated="2" office:value-type="float" office:value="224.123245" calcext:value-type="float">
            <text:p>224.123245</text:p>
          </table:table-cell>
          <table:table-cell office:value-type="float" office:value="9850634287" calcext:value-type="float">
            <text:p>9850634287</text:p>
          </table:table-cell>
          <table:table-cell table:formula="of:=[.B118]/[$'BTC-USD'.B118]" office:value-type="float" office:value="0.0279453980029132" calcext:value-type="float">
            <text:p>0.027945398002913</text:p>
          </table:table-cell>
          <table:table-cell table:formula="of:=ROUND(1/[.H118];2)" office:value-type="float" office:value="35.78" calcext:value-type="float">
            <text:p>35.78</text:p>
          </table:table-cell>
        </table:table-row>
        <table:table-row table:style-name="ro1">
          <table:table-cell table:style-name="ce1" office:value-type="string" calcext:value-type="string">
            <text:p>2019-10-14</text:p>
          </table:table-cell>
          <table:table-cell office:value-type="float" office:value="223.955002" calcext:value-type="float">
            <text:p>223.955002</text:p>
          </table:table-cell>
          <table:table-cell office:value-type="float" office:value="229.135101" calcext:value-type="float">
            <text:p>229.135101</text:p>
          </table:table-cell>
          <table:table-cell office:value-type="float" office:value="211.039917" calcext:value-type="float">
            <text:p>211.039917</text:p>
          </table:table-cell>
          <table:table-cell table:number-columns-repeated="2" office:value-type="float" office:value="224.925735" calcext:value-type="float">
            <text:p>224.925735</text:p>
          </table:table-cell>
          <table:table-cell office:value-type="float" office:value="8975884547" calcext:value-type="float">
            <text:p>8975884547</text:p>
          </table:table-cell>
          <table:table-cell table:formula="of:=[.B119]/[$'BTC-USD'.B119]" office:value-type="float" office:value="0.0269149769116401" calcext:value-type="float">
            <text:p>0.02691497691164</text:p>
          </table:table-cell>
          <table:table-cell table:formula="of:=ROUND(1/[.H119];2)" office:value-type="float" office:value="37.15" calcext:value-type="float">
            <text:p>37.15</text:p>
          </table:table-cell>
        </table:table-row>
        <table:table-row table:style-name="ro1">
          <table:table-cell table:style-name="ce1" office:value-type="string" calcext:value-type="string">
            <text:p>2019-10-21</text:p>
          </table:table-cell>
          <table:table-cell office:value-type="float" office:value="224.926712" calcext:value-type="float">
            <text:p>224.926712</text:p>
          </table:table-cell>
          <table:table-cell office:value-type="float" office:value="277.122498" calcext:value-type="float">
            <text:p>277.122498</text:p>
          </table:table-cell>
          <table:table-cell office:value-type="float" office:value="203.071884" calcext:value-type="float">
            <text:p>203.071884</text:p>
          </table:table-cell>
          <table:table-cell table:number-columns-repeated="2" office:value-type="float" office:value="261.251587" calcext:value-type="float">
            <text:p>261.251587</text:p>
          </table:table-cell>
          <table:table-cell office:value-type="float" office:value="17144496821" calcext:value-type="float">
            <text:p>17144496821</text:p>
          </table:table-cell>
          <table:table-cell table:formula="of:=[.B120]/[$'BTC-USD'.B120]" office:value-type="float" office:value="0.0273463295772714" calcext:value-type="float">
            <text:p>0.027346329577272</text:p>
          </table:table-cell>
          <table:table-cell table:formula="of:=ROUND(1/[.H120];2)" office:value-type="float" office:value="36.57" calcext:value-type="float">
            <text:p>36.57</text:p>
          </table:table-cell>
        </table:table-row>
        <table:table-row table:style-name="ro1">
          <table:table-cell table:style-name="ce1" office:value-type="string" calcext:value-type="string">
            <text:p>2019-10-28</text:p>
          </table:table-cell>
          <table:table-cell office:value-type="float" office:value="261.14978" calcext:value-type="float">
            <text:p>261.14978</text:p>
          </table:table-cell>
          <table:table-cell office:value-type="float" office:value="303.614349" calcext:value-type="float">
            <text:p>303.614349</text:p>
          </table:table-cell>
          <table:table-cell office:value-type="float" office:value="260.105927" calcext:value-type="float">
            <text:p>260.105927</text:p>
          </table:table-cell>
          <table:table-cell table:number-columns-repeated="2" office:value-type="float" office:value="292.710571" calcext:value-type="float">
            <text:p>292.710571</text:p>
          </table:table-cell>
          <table:table-cell office:value-type="float" office:value="21075868703" calcext:value-type="float">
            <text:p>21075868703</text:p>
          </table:table-cell>
          <table:table-cell table:formula="of:=[.B121]/[$'BTC-USD'.B121]" office:value-type="float" office:value="0.02730235306755" calcext:value-type="float">
            <text:p>0.02730235306755</text:p>
          </table:table-cell>
          <table:table-cell table:formula="of:=ROUND(1/[.H121];2)" office:value-type="float" office:value="36.63" calcext:value-type="float">
            <text:p>36.63</text:p>
          </table:table-cell>
        </table:table-row>
        <table:table-row table:style-name="ro1">
          <table:table-cell table:style-name="ce1" office:value-type="string" calcext:value-type="string">
            <text:p>2019-11-04</text:p>
          </table:table-cell>
          <table:table-cell office:value-type="float" office:value="292.800903" calcext:value-type="float">
            <text:p>292.800903</text:p>
          </table:table-cell>
          <table:table-cell office:value-type="float" office:value="307.362732" calcext:value-type="float">
            <text:p>307.362732</text:p>
          </table:table-cell>
          <table:table-cell office:value-type="float" office:value="274.301178" calcext:value-type="float">
            <text:p>274.301178</text:p>
          </table:table-cell>
          <table:table-cell table:number-columns-repeated="2" office:value-type="float" office:value="293.475494" calcext:value-type="float">
            <text:p>293.475494</text:p>
          </table:table-cell>
          <table:table-cell office:value-type="float" office:value="15390757735" calcext:value-type="float">
            <text:p>15390757735</text:p>
          </table:table-cell>
          <table:table-cell table:formula="of:=[.B122]/[$'BTC-USD'.B122]" office:value-type="float" office:value="0.0317034808455071" calcext:value-type="float">
            <text:p>0.031703480845507</text:p>
          </table:table-cell>
          <table:table-cell table:formula="of:=ROUND(1/[.H122];2)" office:value-type="float" office:value="31.54" calcext:value-type="float">
            <text:p>31.54</text:p>
          </table:table-cell>
        </table:table-row>
        <table:table-row table:style-name="ro1">
          <table:table-cell table:style-name="ce1" office:value-type="string" calcext:value-type="string">
            <text:p>2019-11-11</text:p>
          </table:table-cell>
          <table:table-cell office:value-type="float" office:value="293.567719" calcext:value-type="float">
            <text:p>293.567719</text:p>
          </table:table-cell>
          <table:table-cell office:value-type="float" office:value="297.01062" calcext:value-type="float">
            <text:p>297.01062</text:p>
          </table:table-cell>
          <table:table-cell office:value-type="float" office:value="263.398682" calcext:value-type="float">
            <text:p>263.398682</text:p>
          </table:table-cell>
          <table:table-cell table:number-columns-repeated="2" office:value-type="float" office:value="268.743195" calcext:value-type="float">
            <text:p>268.743195</text:p>
          </table:table-cell>
          <table:table-cell office:value-type="float" office:value="12071678326" calcext:value-type="float">
            <text:p>12071678326</text:p>
          </table:table-cell>
          <table:table-cell table:formula="of:=[.B123]/[$'BTC-USD'.B123]" office:value-type="float" office:value="0.0324136444654598" calcext:value-type="float">
            <text:p>0.03241364446546</text:p>
          </table:table-cell>
          <table:table-cell table:formula="of:=ROUND(1/[.H123];2)" office:value-type="float" office:value="30.85" calcext:value-type="float">
            <text:p>30.85</text:p>
          </table:table-cell>
        </table:table-row>
        <table:table-row table:style-name="ro1">
          <table:table-cell table:style-name="ce1" office:value-type="string" calcext:value-type="string">
            <text:p>2019-11-18</text:p>
          </table:table-cell>
          <table:table-cell office:value-type="float" office:value="268.467194" calcext:value-type="float">
            <text:p>268.467194</text:p>
          </table:table-cell>
          <table:table-cell office:value-type="float" office:value="269.799316" calcext:value-type="float">
            <text:p>269.799316</text:p>
          </table:table-cell>
          <table:table-cell office:value-type="float" office:value="198.152054" calcext:value-type="float">
            <text:p>198.152054</text:p>
          </table:table-cell>
          <table:table-cell table:number-columns-repeated="2" office:value-type="float" office:value="205.148804" calcext:value-type="float">
            <text:p>205.148804</text:p>
          </table:table-cell>
          <table:table-cell office:value-type="float" office:value="16373768297" calcext:value-type="float">
            <text:p>16373768297</text:p>
          </table:table-cell>
          <table:table-cell table:formula="of:=[.B124]/[$'BTC-USD'.B124]" office:value-type="float" office:value="0.0313118504259098" calcext:value-type="float">
            <text:p>0.03131185042591</text:p>
          </table:table-cell>
          <table:table-cell table:formula="of:=ROUND(1/[.H124];2)" office:value-type="float" office:value="31.94" calcext:value-type="float">
            <text:p>31.94</text:p>
          </table:table-cell>
        </table:table-row>
        <table:table-row table:style-name="ro1">
          <table:table-cell table:style-name="ce1" office:value-type="string" calcext:value-type="string">
            <text:p>2019-11-25</text:p>
          </table:table-cell>
          <table:table-cell office:value-type="float" office:value="205.237259" calcext:value-type="float">
            <text:p>205.237259</text:p>
          </table:table-cell>
          <table:table-cell office:value-type="float" office:value="226.75737" calcext:value-type="float">
            <text:p>226.75737</text:p>
          </table:table-cell>
          <table:table-cell office:value-type="float" office:value="194.761307" calcext:value-type="float">
            <text:p>194.761307</text:p>
          </table:table-cell>
          <table:table-cell table:number-columns-repeated="2" office:value-type="float" office:value="216.169647" calcext:value-type="float">
            <text:p>216.169647</text:p>
          </table:table-cell>
          <table:table-cell office:value-type="float" office:value="11610428394" calcext:value-type="float">
            <text:p>11610428394</text:p>
          </table:table-cell>
          <table:table-cell table:formula="of:=[.B125]/[$'BTC-USD'.B125]" office:value-type="float" office:value="0.0291531147776749" calcext:value-type="float">
            <text:p>0.029153114777675</text:p>
          </table:table-cell>
          <table:table-cell table:formula="of:=ROUND(1/[.H125];2)" office:value-type="float" office:value="34.3" calcext:value-type="float">
            <text:p>34.3</text:p>
          </table:table-cell>
        </table:table-row>
        <table:table-row table:style-name="ro1">
          <table:table-cell table:style-name="ce1" office:value-type="string" calcext:value-type="string">
            <text:p>2019-12-02</text:p>
          </table:table-cell>
          <table:table-cell office:value-type="float" office:value="216.377457" calcext:value-type="float">
            <text:p>216.377457</text:p>
          </table:table-cell>
          <table:table-cell office:value-type="float" office:value="221.656448" calcext:value-type="float">
            <text:p>221.656448</text:p>
          </table:table-cell>
          <table:table-cell office:value-type="float" office:value="205.889679" calcext:value-type="float">
            <text:p>205.889679</text:p>
          </table:table-cell>
          <table:table-cell table:number-columns-repeated="2" office:value-type="float" office:value="214.356384" calcext:value-type="float">
            <text:p>214.356384</text:p>
          </table:table-cell>
          <table:table-cell office:value-type="float" office:value="8087430846" calcext:value-type="float">
            <text:p>8087430846</text:p>
          </table:table-cell>
          <table:table-cell table:formula="of:=[.B126]/[$'BTC-USD'.B126]" office:value-type="float" office:value="0.0291455285404926" calcext:value-type="float">
            <text:p>0.029145528540493</text:p>
          </table:table-cell>
          <table:table-cell table:formula="of:=ROUND(1/[.H126];2)" office:value-type="float" office:value="34.31" calcext:value-type="float">
            <text:p>34.31</text:p>
          </table:table-cell>
        </table:table-row>
        <table:table-row table:style-name="ro1">
          <table:table-cell table:style-name="ce1" office:value-type="string" calcext:value-type="string">
            <text:p>2019-12-09</text:p>
          </table:table-cell>
          <table:table-cell office:value-type="float" office:value="214.055054" calcext:value-type="float">
            <text:p>214.055054</text:p>
          </table:table-cell>
          <table:table-cell office:value-type="float" office:value="215.434662" calcext:value-type="float">
            <text:p>215.434662</text:p>
          </table:table-cell>
          <table:table-cell office:value-type="float" office:value="200.814392" calcext:value-type="float">
            <text:p>200.814392</text:p>
          </table:table-cell>
          <table:table-cell table:number-columns-repeated="2" office:value-type="float" office:value="207.364822" calcext:value-type="float">
            <text:p>207.364822</text:p>
          </table:table-cell>
          <table:table-cell office:value-type="float" office:value="8575615499" calcext:value-type="float">
            <text:p>8575615499</text:p>
          </table:table-cell>
          <table:table-cell table:formula="of:=[.B127]/[$'BTC-USD'.B127]" office:value-type="float" office:value="0.028307437902502" calcext:value-type="float">
            <text:p>0.028307437902502</text:p>
          </table:table-cell>
          <table:table-cell table:formula="of:=ROUND(1/[.H127];2)" office:value-type="float" office:value="35.33" calcext:value-type="float">
            <text:p>35.33</text:p>
          </table:table-cell>
        </table:table-row>
        <table:table-row table:style-name="ro1">
          <table:table-cell table:style-name="ce1" office:value-type="string" calcext:value-type="string">
            <text:p>2019-12-16</text:p>
          </table:table-cell>
          <table:table-cell office:value-type="float" office:value="207.544952" calcext:value-type="float">
            <text:p>207.544952</text:p>
          </table:table-cell>
          <table:table-cell office:value-type="float" office:value="208.400284" calcext:value-type="float">
            <text:p>208.400284</text:p>
          </table:table-cell>
          <table:table-cell office:value-type="float" office:value="172.947327" calcext:value-type="float">
            <text:p>172.947327</text:p>
          </table:table-cell>
          <table:table-cell table:number-columns-repeated="2" office:value-type="float" office:value="196.661774" calcext:value-type="float">
            <text:p>196.661774</text:p>
          </table:table-cell>
          <table:table-cell office:value-type="float" office:value="12109623180" calcext:value-type="float">
            <text:p>12109623180</text:p>
          </table:table-cell>
          <table:table-cell table:formula="of:=[.B128]/[$'BTC-USD'.B128]" office:value-type="float" office:value="0.0290124023881099" calcext:value-type="float">
            <text:p>0.02901240238811</text:p>
          </table:table-cell>
          <table:table-cell table:formula="of:=ROUND(1/[.H128];2)" office:value-type="float" office:value="34.47" calcext:value-type="float">
            <text:p>34.47</text:p>
          </table:table-cell>
        </table:table-row>
        <table:table-row table:style-name="ro1">
          <table:table-cell table:style-name="ce1" office:value-type="string" calcext:value-type="string">
            <text:p>2019-12-23</text:p>
          </table:table-cell>
          <table:table-cell office:value-type="float" office:value="196.286713" calcext:value-type="float">
            <text:p>196.286713</text:p>
          </table:table-cell>
          <table:table-cell office:value-type="float" office:value="215.501892" calcext:value-type="float">
            <text:p>215.501892</text:p>
          </table:table-cell>
          <table:table-cell office:value-type="float" office:value="185.491348" calcext:value-type="float">
            <text:p>185.491348</text:p>
          </table:table-cell>
          <table:table-cell table:number-columns-repeated="2" office:value-type="float" office:value="212.955856" calcext:value-type="float">
            <text:p>212.955856</text:p>
          </table:table-cell>
          <table:table-cell office:value-type="float" office:value="12024009967" calcext:value-type="float">
            <text:p>12024009967</text:p>
          </table:table-cell>
          <table:table-cell table:formula="of:=[.B129]/[$'BTC-USD'.B129]" office:value-type="float" office:value="0.0261405334638349" calcext:value-type="float">
            <text:p>0.026140533463835</text:p>
          </table:table-cell>
          <table:table-cell table:formula="of:=ROUND(1/[.H129];2)" office:value-type="float" office:value="38.25" calcext:value-type="float">
            <text:p>38.25</text:p>
          </table:table-cell>
        </table:table-row>
        <table:table-row table:style-name="ro1">
          <table:table-cell table:style-name="ce1" office:value-type="string" calcext:value-type="string">
            <text:p>2019-12-30</text:p>
          </table:table-cell>
          <table:table-cell office:value-type="float" office:value="212.883011" calcext:value-type="float">
            <text:p>212.883011</text:p>
          </table:table-cell>
          <table:table-cell office:value-type="float" office:value="228.219299" calcext:value-type="float">
            <text:p>228.219299</text:p>
          </table:table-cell>
          <table:table-cell office:value-type="float" office:value="192.979492" calcext:value-type="float">
            <text:p>192.979492</text:p>
          </table:table-cell>
          <table:table-cell table:number-columns-repeated="2" office:value-type="float" office:value="224.096527" calcext:value-type="float">
            <text:p>224.096527</text:p>
          </table:table-cell>
          <table:table-cell office:value-type="float" office:value="12595025420" calcext:value-type="float">
            <text:p>12595025420</text:p>
          </table:table-cell>
          <table:table-cell table:formula="of:=[.B130]/[$'BTC-USD'.B130]" office:value-type="float" office:value="0.0286893773939528" calcext:value-type="float">
            <text:p>0.028689377393953</text:p>
          </table:table-cell>
          <table:table-cell table:formula="of:=ROUND(1/[.H130];2)" office:value-type="float" office:value="34.86" calcext:value-type="float">
            <text:p>34.86</text:p>
          </table:table-cell>
        </table:table-row>
        <table:table-row table:style-name="ro1">
          <table:table-cell table:style-name="ce1" office:value-type="string" calcext:value-type="string">
            <text:p>2020-01-06</text:p>
          </table:table-cell>
          <table:table-cell office:value-type="float" office:value="224.347916" calcext:value-type="float">
            <text:p>224.347916</text:p>
          </table:table-cell>
          <table:table-cell office:value-type="float" office:value="276.633636" calcext:value-type="float">
            <text:p>276.633636</text:p>
          </table:table-cell>
          <table:table-cell office:value-type="float" office:value="223.691818" calcext:value-type="float">
            <text:p>223.691818</text:p>
          </table:table-cell>
          <table:table-cell table:number-columns-repeated="2" office:value-type="float" office:value="268.237061" calcext:value-type="float">
            <text:p>268.237061</text:p>
          </table:table-cell>
          <table:table-cell office:value-type="float" office:value="16538816529" calcext:value-type="float">
            <text:p>16538816529</text:p>
          </table:table-cell>
          <table:table-cell table:formula="of:=[.B131]/[$'BTC-USD'.B131]" office:value-type="float" office:value="0.0302745246200057" calcext:value-type="float">
            <text:p>0.030274524620006</text:p>
          </table:table-cell>
          <table:table-cell table:formula="of:=ROUND(1/[.H131];2)" office:value-type="float" office:value="33.03" calcext:value-type="float">
            <text:p>33.03</text:p>
          </table:table-cell>
        </table:table-row>
        <table:table-row table:style-name="ro1">
          <table:table-cell table:style-name="ce1" office:value-type="string" calcext:value-type="string">
            <text:p>2020-01-13</text:p>
          </table:table-cell>
          <table:table-cell office:value-type="float" office:value="268.412506" calcext:value-type="float">
            <text:p>268.412506</text:p>
          </table:table-cell>
          <table:table-cell office:value-type="float" office:value="398.892731" calcext:value-type="float">
            <text:p>398.892731</text:p>
          </table:table-cell>
          <table:table-cell office:value-type="float" office:value="261.871155" calcext:value-type="float">
            <text:p>261.871155</text:p>
          </table:table-cell>
          <table:table-cell table:number-columns-repeated="2" office:value-type="float" office:value="338.305115" calcext:value-type="float">
            <text:p>338.305115</text:p>
          </table:table-cell>
          <table:table-cell office:value-type="float" office:value="33025046165" calcext:value-type="float">
            <text:p>33025046165</text:p>
          </table:table-cell>
          <table:table-cell table:formula="of:=[.B132]/[$'BTC-USD'.B132]" office:value-type="float" office:value="0.032774112256715" calcext:value-type="float">
            <text:p>0.032774112256715</text:p>
          </table:table-cell>
          <table:table-cell table:formula="of:=ROUND(1/[.H132];2)" office:value-type="float" office:value="30.51" calcext:value-type="float">
            <text:p>30.51</text:p>
          </table:table-cell>
        </table:table-row>
        <table:table-row table:style-name="ro1">
          <table:table-cell table:style-name="ce1" office:value-type="string" calcext:value-type="string">
            <text:p>2020-01-20</text:p>
          </table:table-cell>
          <table:table-cell office:value-type="float" office:value="338.119385" calcext:value-type="float">
            <text:p>338.119385</text:p>
          </table:table-cell>
          <table:table-cell office:value-type="float" office:value="352.007477" calcext:value-type="float">
            <text:p>352.007477</text:p>
          </table:table-cell>
          <table:table-cell office:value-type="float" office:value="299.956085" calcext:value-type="float">
            <text:p>299.956085</text:p>
          </table:table-cell>
          <table:table-cell table:number-columns-repeated="2" office:value-type="float" office:value="346.997864" calcext:value-type="float">
            <text:p>346.997864</text:p>
          </table:table-cell>
          <table:table-cell office:value-type="float" office:value="19920103723" calcext:value-type="float">
            <text:p>19920103723</text:p>
          </table:table-cell>
          <table:table-cell table:formula="of:=[.B133]/[$'BTC-USD'.B133]" office:value-type="float" office:value="0.0388436169812065" calcext:value-type="float">
            <text:p>0.038843616981207</text:p>
          </table:table-cell>
          <table:table-cell table:formula="of:=ROUND(1/[.H133];2)" office:value-type="float" office:value="25.74" calcext:value-type="float">
            <text:p>25.74</text:p>
          </table:table-cell>
        </table:table-row>
        <table:table-row table:style-name="ro1">
          <table:table-cell table:style-name="ce1" office:value-type="string" calcext:value-type="string">
            <text:p>2020-01-27</text:p>
          </table:table-cell>
          <table:table-cell office:value-type="float" office:value="346.890045" calcext:value-type="float">
            <text:p>346.890045</text:p>
          </table:table-cell>
          <table:table-cell office:value-type="float" office:value="395.555206" calcext:value-type="float">
            <text:p>395.555206</text:p>
          </table:table-cell>
          <table:table-cell office:value-type="float" office:value="346.531006" calcext:value-type="float">
            <text:p>346.531006</text:p>
          </table:table-cell>
          <table:table-cell table:number-columns-repeated="2" office:value-type="float" office:value="378.27301" calcext:value-type="float">
            <text:p>378.27301</text:p>
          </table:table-cell>
          <table:table-cell office:value-type="float" office:value="26215123297" calcext:value-type="float">
            <text:p>26215123297</text:p>
          </table:table-cell>
          <table:table-cell table:formula="of:=[.B134]/[$'BTC-USD'.B134]" office:value-type="float" office:value="0.0403486790321906" calcext:value-type="float">
            <text:p>0.040348679032191</text:p>
          </table:table-cell>
          <table:table-cell table:formula="of:=ROUND(1/[.H134];2)" office:value-type="float" office:value="24.78" calcext:value-type="float">
            <text:p>24.78</text:p>
          </table:table-cell>
        </table:table-row>
        <table:table-row table:style-name="ro1">
          <table:table-cell table:style-name="ce1" office:value-type="string" calcext:value-type="string">
            <text:p>2020-02-03</text:p>
          </table:table-cell>
          <table:table-cell office:value-type="float" office:value="377.937225" calcext:value-type="float">
            <text:p>377.937225</text:p>
          </table:table-cell>
          <table:table-cell office:value-type="float" office:value="458.011871" calcext:value-type="float">
            <text:p>458.011871</text:p>
          </table:table-cell>
          <table:table-cell office:value-type="float" office:value="374.658997" calcext:value-type="float">
            <text:p>374.658997</text:p>
          </table:table-cell>
          <table:table-cell table:number-columns-repeated="2" office:value-type="float" office:value="449.813599" calcext:value-type="float">
            <text:p>449.813599</text:p>
          </table:table-cell>
          <table:table-cell office:value-type="float" office:value="30088310269" calcext:value-type="float">
            <text:p>30088310269</text:p>
          </table:table-cell>
          <table:table-cell table:formula="of:=[.B135]/[$'BTC-USD'.B135]" office:value-type="float" office:value="0.0404440900752022" calcext:value-type="float">
            <text:p>0.040444090075202</text:p>
          </table:table-cell>
          <table:table-cell table:formula="of:=ROUND(1/[.H135];2)" office:value-type="float" office:value="24.73" calcext:value-type="float">
            <text:p>24.73</text:p>
          </table:table-cell>
        </table:table-row>
        <table:table-row table:style-name="ro1">
          <table:table-cell table:style-name="ce1" office:value-type="string" calcext:value-type="string">
            <text:p>2020-02-10</text:p>
          </table:table-cell>
          <table:table-cell office:value-type="float" office:value="449.911713" calcext:value-type="float">
            <text:p>449.911713</text:p>
          </table:table-cell>
          <table:table-cell office:value-type="float" office:value="493.028107" calcext:value-type="float">
            <text:p>493.028107</text:p>
          </table:table-cell>
          <table:table-cell office:value-type="float" office:value="393.825836" calcext:value-type="float">
            <text:p>393.825836</text:p>
          </table:table-cell>
          <table:table-cell table:number-columns-repeated="2" office:value-type="float" office:value="415.940643" calcext:value-type="float">
            <text:p>415.940643</text:p>
          </table:table-cell>
          <table:table-cell office:value-type="float" office:value="34930228167" calcext:value-type="float">
            <text:p>34930228167</text:p>
          </table:table-cell>
          <table:table-cell table:formula="of:=[.B136]/[$'BTC-USD'.B136]" office:value-type="float" office:value="0.0444771947499885" calcext:value-type="float">
            <text:p>0.044477194749989</text:p>
          </table:table-cell>
          <table:table-cell table:formula="of:=ROUND(1/[.H136];2)" office:value-type="float" office:value="22.48" calcext:value-type="float">
            <text:p>22.48</text:p>
          </table:table-cell>
        </table:table-row>
        <table:table-row table:style-name="ro1">
          <table:table-cell table:style-name="ce1" office:value-type="string" calcext:value-type="string">
            <text:p>2020-02-17</text:p>
          </table:table-cell>
          <table:table-cell office:value-type="float" office:value="415.05011" calcext:value-type="float">
            <text:p>415.05011</text:p>
          </table:table-cell>
          <table:table-cell office:value-type="float" office:value="423.483002" calcext:value-type="float">
            <text:p>423.483002</text:p>
          </table:table-cell>
          <table:table-cell office:value-type="float" office:value="361.748322" calcext:value-type="float">
            <text:p>361.748322</text:p>
          </table:table-cell>
          <table:table-cell table:number-columns-repeated="2" office:value-type="float" office:value="401.635529" calcext:value-type="float">
            <text:p>401.635529</text:p>
          </table:table-cell>
          <table:table-cell office:value-type="float" office:value="36649425807" calcext:value-type="float">
            <text:p>36649425807</text:p>
          </table:table-cell>
          <table:table-cell table:formula="of:=[.B137]/[$'BTC-USD'.B137]" office:value-type="float" office:value="0.0417699975798276" calcext:value-type="float">
            <text:p>0.041769997579828</text:p>
          </table:table-cell>
          <table:table-cell table:formula="of:=ROUND(1/[.H137];2)" office:value-type="float" office:value="23.94" calcext:value-type="float">
            <text:p>23.94</text:p>
          </table:table-cell>
        </table:table-row>
        <table:table-row table:style-name="ro1">
          <table:table-cell table:style-name="ce1" office:value-type="string" calcext:value-type="string">
            <text:p>2020-02-24</text:p>
          </table:table-cell>
          <table:table-cell office:value-type="float" office:value="401.399628" calcext:value-type="float">
            <text:p>401.399628</text:p>
          </table:table-cell>
          <table:table-cell office:value-type="float" office:value="410.405518" calcext:value-type="float">
            <text:p>410.405518</text:p>
          </table:table-cell>
          <table:table-cell office:value-type="float" office:value="301.705048" calcext:value-type="float">
            <text:p>301.705048</text:p>
          </table:table-cell>
          <table:table-cell table:number-columns-repeated="2" office:value-type="float" office:value="313.303467" calcext:value-type="float">
            <text:p>313.303467</text:p>
          </table:table-cell>
          <table:table-cell office:value-type="float" office:value="34595141046" calcext:value-type="float">
            <text:p>34595141046</text:p>
          </table:table-cell>
          <table:table-cell table:formula="of:=[.B138]/[$'BTC-USD'.B138]" office:value-type="float" office:value="0.0404572161192768" calcext:value-type="float">
            <text:p>0.040457216119277</text:p>
          </table:table-cell>
          <table:table-cell table:formula="of:=ROUND(1/[.H138];2)" office:value-type="float" office:value="24.72" calcext:value-type="float">
            <text:p>24.72</text:p>
          </table:table-cell>
        </table:table-row>
        <table:table-row table:style-name="ro1">
          <table:table-cell table:style-name="ce1" office:value-type="string" calcext:value-type="string">
            <text:p>2020-03-02</text:p>
          </table:table-cell>
          <table:table-cell office:value-type="float" office:value="313.323303" calcext:value-type="float">
            <text:p>313.323303</text:p>
          </table:table-cell>
          <table:table-cell office:value-type="float" office:value="351.495819" calcext:value-type="float">
            <text:p>351.495819</text:p>
          </table:table-cell>
          <table:table-cell office:value-type="float" office:value="274.51474" calcext:value-type="float">
            <text:p>274.51474</text:p>
          </table:table-cell>
          <table:table-cell table:number-columns-repeated="2" office:value-type="float" office:value="276.199799" calcext:value-type="float">
            <text:p>276.199799</text:p>
          </table:table-cell>
          <table:table-cell office:value-type="float" office:value="78041251668" calcext:value-type="float">
            <text:p>78041251668</text:p>
          </table:table-cell>
          <table:table-cell table:formula="of:=[.B139]/[$'BTC-USD'.B139]" office:value-type="float" office:value="0.03658923504988" calcext:value-type="float">
            <text:p>0.03658923504988</text:p>
          </table:table-cell>
          <table:table-cell table:formula="of:=ROUND(1/[.H139];2)" office:value-type="float" office:value="27.33" calcext:value-type="float">
            <text:p>27.33</text:p>
          </table:table-cell>
        </table:table-row>
        <table:table-row table:style-name="ro1">
          <table:table-cell table:style-name="ce1" office:value-type="string" calcext:value-type="string">
            <text:p>2020-03-09</text:p>
          </table:table-cell>
          <table:table-cell office:value-type="float" office:value="275.961548" calcext:value-type="float">
            <text:p>275.961548</text:p>
          </table:table-cell>
          <table:table-cell office:value-type="float" office:value="279.041718" calcext:value-type="float">
            <text:p>279.041718</text:p>
          </table:table-cell>
          <table:table-cell office:value-type="float" office:value="139.216644" calcext:value-type="float">
            <text:p>139.216644</text:p>
          </table:table-cell>
          <table:table-cell table:number-columns-repeated="2" office:value-type="float" office:value="178.311279" calcext:value-type="float">
            <text:p>178.311279</text:p>
          </table:table-cell>
          <table:table-cell office:value-type="float" office:value="32637310501" calcext:value-type="float">
            <text:p>32637310501</text:p>
          </table:table-cell>
          <table:table-cell table:formula="of:=[.B140]/[$'BTC-USD'.B140]" office:value-type="float" office:value="0.0340225082291832" calcext:value-type="float">
            <text:p>0.034022508229183</text:p>
          </table:table-cell>
          <table:table-cell table:formula="of:=ROUND(1/[.H140];2)" office:value-type="float" office:value="29.39" calcext:value-type="float">
            <text:p>29.39</text:p>
          </table:table-cell>
        </table:table-row>
        <table:table-row table:style-name="ro1">
          <table:table-cell table:style-name="ce1" office:value-type="string" calcext:value-type="string">
            <text:p>2020-03-16</text:p>
          </table:table-cell>
          <table:table-cell office:value-type="float" office:value="178.196838" calcext:value-type="float">
            <text:p>178.196838</text:p>
          </table:table-cell>
          <table:table-cell office:value-type="float" office:value="242.512756" calcext:value-type="float">
            <text:p>242.512756</text:p>
          </table:table-cell>
          <table:table-cell office:value-type="float" office:value="152.296555" calcext:value-type="float">
            <text:p>152.296555</text:p>
          </table:table-cell>
          <table:table-cell table:number-columns-repeated="2" office:value-type="float" office:value="203.672287" calcext:value-type="float">
            <text:p>203.672287</text:p>
          </table:table-cell>
          <table:table-cell office:value-type="float" office:value="29404353676" calcext:value-type="float">
            <text:p>29404353676</text:p>
          </table:table-cell>
          <table:table-cell table:formula="of:=[.B141]/[$'BTC-USD'.B141]" office:value-type="float" office:value="0.0330899246289725" calcext:value-type="float">
            <text:p>0.033089924628973</text:p>
          </table:table-cell>
          <table:table-cell table:formula="of:=ROUND(1/[.H141];2)" office:value-type="float" office:value="30.22" calcext:value-type="float">
            <text:p>30.22</text:p>
          </table:table-cell>
        </table:table-row>
        <table:table-row table:style-name="ro1">
          <table:table-cell table:style-name="ce1" office:value-type="string" calcext:value-type="string">
            <text:p>2020-03-23</text:p>
          </table:table-cell>
          <table:table-cell office:value-type="float" office:value="203.528076" calcext:value-type="float">
            <text:p>203.528076</text:p>
          </table:table-cell>
          <table:table-cell office:value-type="float" office:value="232.072464" calcext:value-type="float">
            <text:p>232.072464</text:p>
          </table:table-cell>
          <table:table-cell office:value-type="float" office:value="200.744995" calcext:value-type="float">
            <text:p>200.744995</text:p>
          </table:table-cell>
          <table:table-cell table:number-columns-repeated="2" office:value-type="float" office:value="206.463501" calcext:value-type="float">
            <text:p>206.463501</text:p>
          </table:table-cell>
          <table:table-cell office:value-type="float" office:value="24272991697" calcext:value-type="float">
            <text:p>24272991697</text:p>
          </table:table-cell>
          <table:table-cell table:formula="of:=[.B142]/[$'BTC-USD'.B142]" office:value-type="float" office:value="0.0349022474171695" calcext:value-type="float">
            <text:p>0.03490224741717</text:p>
          </table:table-cell>
          <table:table-cell table:formula="of:=ROUND(1/[.H142];2)" office:value-type="float" office:value="28.65" calcext:value-type="float">
            <text:p>28.65</text:p>
          </table:table-cell>
        </table:table-row>
        <table:table-row table:style-name="ro1">
          <table:table-cell table:style-name="ce1" office:value-type="string" calcext:value-type="string">
            <text:p>2020-03-30</text:p>
          </table:table-cell>
          <table:table-cell office:value-type="float" office:value="206.362671" calcext:value-type="float">
            <text:p>206.362671</text:p>
          </table:table-cell>
          <table:table-cell office:value-type="float" office:value="242.664276" calcext:value-type="float">
            <text:p>242.664276</text:p>
          </table:table-cell>
          <table:table-cell office:value-type="float" office:value="206.202316" calcext:value-type="float">
            <text:p>206.202316</text:p>
          </table:table-cell>
          <table:table-cell table:number-columns-repeated="2" office:value-type="float" office:value="231.997986" calcext:value-type="float">
            <text:p>231.997986</text:p>
          </table:table-cell>
          <table:table-cell office:value-type="float" office:value="23410024537" calcext:value-type="float">
            <text:p>23410024537</text:p>
          </table:table-cell>
          <table:table-cell table:formula="of:=[.B143]/[$'BTC-USD'.B143]" office:value-type="float" office:value="0.0348259771534482" calcext:value-type="float">
            <text:p>0.034825977153448</text:p>
          </table:table-cell>
          <table:table-cell table:formula="of:=ROUND(1/[.H143];2)" office:value-type="float" office:value="28.71" calcext:value-type="float">
            <text:p>28.71</text:p>
          </table:table-cell>
        </table:table-row>
        <table:table-row table:style-name="ro1">
          <table:table-cell table:style-name="ce1" office:value-type="string" calcext:value-type="string">
            <text:p>2020-04-06</text:p>
          </table:table-cell>
          <table:table-cell office:value-type="float" office:value="231.93396" calcext:value-type="float">
            <text:p>231.93396</text:p>
          </table:table-cell>
          <table:table-cell office:value-type="float" office:value="277.651398" calcext:value-type="float">
            <text:p>277.651398</text:p>
          </table:table-cell>
          <table:table-cell office:value-type="float" office:value="223.882858" calcext:value-type="float">
            <text:p>223.882858</text:p>
          </table:table-cell>
          <table:table-cell table:number-columns-repeated="2" office:value-type="float" office:value="235.791962" calcext:value-type="float">
            <text:p>235.791962</text:p>
          </table:table-cell>
          <table:table-cell office:value-type="float" office:value="28817135527" calcext:value-type="float">
            <text:p>28817135527</text:p>
          </table:table-cell>
          <table:table-cell table:formula="of:=[.B144]/[$'BTC-USD'.B144]" office:value-type="float" office:value="0.0341679814766769" calcext:value-type="float">
            <text:p>0.034167981476677</text:p>
          </table:table-cell>
          <table:table-cell table:formula="of:=ROUND(1/[.H144];2)" office:value-type="float" office:value="29.27" calcext:value-type="float">
            <text:p>29.27</text:p>
          </table:table-cell>
        </table:table-row>
        <table:table-row table:style-name="ro1">
          <table:table-cell table:style-name="ce1" office:value-type="string" calcext:value-type="string">
            <text:p>2020-04-13</text:p>
          </table:table-cell>
          <table:table-cell office:value-type="float" office:value="235.972427" calcext:value-type="float">
            <text:p>235.972427</text:p>
          </table:table-cell>
          <table:table-cell office:value-type="float" office:value="246.798523" calcext:value-type="float">
            <text:p>246.798523</text:p>
          </table:table-cell>
          <table:table-cell office:value-type="float" office:value="209.521667" calcext:value-type="float">
            <text:p>209.521667</text:p>
          </table:table-cell>
          <table:table-cell table:number-columns-repeated="2" office:value-type="float" office:value="233.588791" calcext:value-type="float">
            <text:p>233.588791</text:p>
          </table:table-cell>
          <table:table-cell office:value-type="float" office:value="24297457267" calcext:value-type="float">
            <text:p>24297457267</text:p>
          </table:table-cell>
          <table:table-cell table:formula="of:=[.B145]/[$'BTC-USD'.B145]" office:value-type="float" office:value="0.0338767459073475" calcext:value-type="float">
            <text:p>0.033876745907348</text:p>
          </table:table-cell>
          <table:table-cell table:formula="of:=ROUND(1/[.H145];2)" office:value-type="float" office:value="29.52" calcext:value-type="float">
            <text:p>29.52</text:p>
          </table:table-cell>
        </table:table-row>
        <table:table-row table:style-name="ro1">
          <table:table-cell table:style-name="ce1" office:value-type="string" calcext:value-type="string">
            <text:p>2020-04-20</text:p>
          </table:table-cell>
          <table:table-cell office:value-type="float" office:value="233.436096" calcext:value-type="float">
            <text:p>233.436096</text:p>
          </table:table-cell>
          <table:table-cell office:value-type="float" office:value="248.05188" calcext:value-type="float">
            <text:p>248.05188</text:p>
          </table:table-cell>
          <table:table-cell office:value-type="float" office:value="218.262482" calcext:value-type="float">
            <text:p>218.262482</text:p>
          </table:table-cell>
          <table:table-cell table:number-columns-repeated="2" office:value-type="float" office:value="246.265579" calcext:value-type="float">
            <text:p>246.265579</text:p>
          </table:table-cell>
          <table:table-cell office:value-type="float" office:value="23904593499" calcext:value-type="float">
            <text:p>23904593499</text:p>
          </table:table-cell>
          <table:table-cell table:formula="of:=[.B146]/[$'BTC-USD'.B146]" office:value-type="float" office:value="0.0324808965766781" calcext:value-type="float">
            <text:p>0.032480896576678</text:p>
          </table:table-cell>
          <table:table-cell table:formula="of:=ROUND(1/[.H146];2)" office:value-type="float" office:value="30.79" calcext:value-type="float">
            <text:p>30.79</text:p>
          </table:table-cell>
        </table:table-row>
        <table:table-row table:style-name="ro1">
          <table:table-cell table:style-name="ce1" office:value-type="string" calcext:value-type="string">
            <text:p>2020-04-27</text:p>
          </table:table-cell>
          <table:table-cell office:value-type="float" office:value="246.353577" calcext:value-type="float">
            <text:p>246.353577</text:p>
          </table:table-cell>
          <table:table-cell office:value-type="float" office:value="275.158203" calcext:value-type="float">
            <text:p>275.158203</text:p>
          </table:table-cell>
          <table:table-cell office:value-type="float" office:value="237.48674" calcext:value-type="float">
            <text:p>237.48674</text:p>
          </table:table-cell>
          <table:table-cell table:number-columns-repeated="2" office:value-type="float" office:value="252.544479" calcext:value-type="float">
            <text:p>252.544479</text:p>
          </table:table-cell>
          <table:table-cell office:value-type="float" office:value="27884337909" calcext:value-type="float">
            <text:p>27884337909</text:p>
          </table:table-cell>
          <table:table-cell table:formula="of:=[.B147]/[$'BTC-USD'.B147]" office:value-type="float" office:value="0.0320797157655266" calcext:value-type="float">
            <text:p>0.032079715765527</text:p>
          </table:table-cell>
          <table:table-cell table:formula="of:=ROUND(1/[.H147];2)" office:value-type="float" office:value="31.17" calcext:value-type="float">
            <text:p>31.17</text:p>
          </table:table-cell>
        </table:table-row>
        <table:table-row table:style-name="ro1">
          <table:table-cell table:style-name="ce1" office:value-type="string" calcext:value-type="string">
            <text:p>2020-05-04</text:p>
          </table:table-cell>
          <table:table-cell office:value-type="float" office:value="252.428558" calcext:value-type="float">
            <text:p>252.428558</text:p>
          </table:table-cell>
          <table:table-cell office:value-type="float" office:value="254.116684" calcext:value-type="float">
            <text:p>254.116684</text:p>
          </table:table-cell>
          <table:table-cell office:value-type="float" office:value="240.401459" calcext:value-type="float">
            <text:p>240.401459</text:p>
          </table:table-cell>
          <table:table-cell table:number-columns-repeated="2" office:value-type="float" office:value="245.816116" calcext:value-type="float">
            <text:p>245.816116</text:p>
          </table:table-cell>
          <table:table-cell office:value-type="float" office:value="10382171647" calcext:value-type="float">
            <text:p>10382171647</text:p>
          </table:table-cell>
          <table:table-cell table:formula="of:=[.B148]/[$'BTC-USD'.B148]" office:value-type="float" office:value="0.0283763253870215" calcext:value-type="float">
            <text:p>0.028376325387022</text:p>
          </table:table-cell>
          <table:table-cell table:formula="of:=ROUND(1/[.H148];2)" office:value-type="float" office:value="35.24" calcext:value-type="float">
            <text:p>35.24</text:p>
          </table:table-cell>
        </table:table-row>
        <table:table-row table:style-name="ro1">
          <table:table-cell table:style-name="ce1" office:value-type="string" calcext:value-type="string">
            <text:p>2020-05-09</text:p>
          </table:table-cell>
          <table:table-cell office:value-type="float" office:value="260.138275" calcext:value-type="float">
            <text:p>260.138275</text:p>
          </table:table-cell>
          <table:table-cell office:value-type="float" office:value="270.125549" calcext:value-type="float">
            <text:p>270.125549</text:p>
          </table:table-cell>
          <table:table-cell office:value-type="float" office:value="260.113495" calcext:value-type="float">
            <text:p>260.113495</text:p>
          </table:table-cell>
          <table:table-cell table:number-columns-repeated="2" office:value-type="float" office:value="268.963531" calcext:value-type="float">
            <text:p>268.963531</text:p>
          </table:table-cell>
          <table:table-cell office:value-type="float" office:value="4092691712" calcext:value-type="float">
            <text:p>4092691712</text:p>
          </table:table-cell>
          <table:table-cell table:formula="of:=[.B149]/[$'BTC-USD'.B149]" office:value-type="float" office:value="0.0264885046070104" calcext:value-type="float">
            <text:p>0.02648850460701</text:p>
          </table:table-cell>
          <table:table-cell table:formula="of:=ROUND(1/[.H149];2)" office:value-type="float" office:value="37.75" calcext:value-type="float">
            <text:p>37.75</text:p>
          </table:table-cell>
        </table:table-row>
        <table:table-row table:style-name="ro1" table:number-rows-repeated="1048426">
          <table:table-cell table:number-columns-repeated="9"/>
        </table:table-row>
        <table:table-row table:style-name="ro1">
          <table:table-cell table:number-columns-repeated="7"/>
          <table:table-cell table:formula="of:=SUM([.H1:.H1048575])" office:value-type="float" office:value="11.2639869341214" calcext:value-type="float">
            <text:p>11.26398693412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2:03:47.083135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8T22:08:25.156614171</dc:date>
    <meta:editing-duration>PT4M38S</meta:editing-duration>
    <meta:editing-cycles>1</meta:editing-cycles>
    <meta:document-statistic meta:table-count="2" meta:cell-count="2383" meta:object-count="0"/>
  </office:meta>
</office:document-meta>
</file>